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1B900003BB4000011E9A373F8F3DFB3C52A.wmf" manifest:media-type="image/x-wmf"/>
  <manifest:file-entry manifest:full-path="Pictures/10000201000002B70000014A391D804BF2EEC8B3.png" manifest:media-type="image/png"/>
  <manifest:file-entry manifest:full-path="Pictures/1000020100000332000000CDF1142E45AD304DE4.png" manifest:media-type="image/png"/>
  <manifest:file-entry manifest:full-path="Pictures/1000020100000332000000CD68A7AA41E41A0DA9.png" manifest:media-type="image/png"/>
  <manifest:file-entry manifest:full-path="Pictures/2000018900003AA300000E91858E786378042822.wmf" manifest:media-type="image/x-wmf"/>
  <manifest:file-entry manifest:full-path="Pictures/10000201000002BA0000014AC8D7C543C6EE2D71.png" manifest:media-type="image/png"/>
  <manifest:file-entry manifest:full-path="Pictures/10000201000003770000014BB86B4AA88689901F.png" manifest:media-type="image/png"/>
  <manifest:file-entry manifest:full-path="Pictures/100002010000029700000107147B2A039C358D00.png" manifest:media-type="image/png"/>
  <manifest:file-entry manifest:full-path="Pictures/10000201000003760000014B168628AE6B280B93.png" manifest:media-type="image/png"/>
  <manifest:file-entry manifest:full-path="Pictures/100002010000029700000107922C0FEF87C26182.png" manifest:media-type="image/png"/>
  <manifest:file-entry manifest:full-path="Pictures/10000201000003770000014BE8DA09FF121F3338.png" manifest:media-type="image/png"/>
  <manifest:file-entry manifest:full-path="Pictures/10000201000003760000014BB94B309210A2E857.png" manifest:media-type="image/png"/>
  <manifest:file-entry manifest:full-path="Pictures/2000024000003BB3000011E8EF62C135FD34929C.svm" manifest:media-type=""/>
  <manifest:file-entry manifest:full-path="Pictures/1000020100000332000000CDA07A9666512BC9A1.png" manifest:media-type="image/png"/>
  <manifest:file-entry manifest:full-path="Pictures/1000020100000332000000CDEC200429FAD216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Microsoft YaHei1" svg:font-family="'Microsoft YaHei'"/>
    <style:font-face style:name="Times New Roman1" svg:font-family="'Times New Roman'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0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0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Dashed_20__28_var_29__20_4" svg:stroke-width="0.026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70c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0070c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70c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5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5" svg:stroke-width="0.026cm" svg:stroke-color="#0070c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70c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Dashed_20__28_var_29__20_7" svg:stroke-width="0.018cm" svg:stroke-color="#0000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5cm, 0cm, 0.195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8cm, 0cm, 0.198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6cm, 0cm, 0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24cm, 0cm, 0.221cm)" draw:image-opacity="100%" style:mirror="none"/>
    </style:style>
    <style:style style:name="gr3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ed1c2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67cm" fo:min-width="1.253cm" fo:padding-top="0.125cm" fo:padding-bottom="0.125cm" fo:padding-left="0.25cm" fo:padding-right="0.25cm" fo:wrap-option="wrap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style:line-height-at-least="0cm" fo:text-align="end"/>
    </style:style>
    <style:style style:name="P7" style:family="paragraph">
      <style:paragraph-properties fo:margin-top="0cm" fo:margin-bottom="0cm" style:line-height-at-least="0cm" fo:text-align="star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 fo:font-weight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name-asian="DejaVu Sans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Calibri1" fo:font-size="6pt" fo:letter-spacing="normal" fo:font-style="normal" style:text-underline-style="none" fo:font-weight="normal" style:font-name-asian="DejaVu Sans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italic" style:text-underline-style="none" fo:font-weight="normal" style:font-name-asian="DejaVu Sans1" style:font-size-asian="6pt" style:font-style-asian="italic" style:font-weight-asian="normal" style:font-name-complex="DejaVu Sans1" style:font-size-complex="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1" fo:font-size="6pt" fo:letter-spacing="normal" fo:font-style="italic" style:text-underline-style="none" fo:font-weight="normal" style:font-name-asian="DejaVu Sans1" style:font-size-asian="6pt" style:font-style-asian="italic" style:font-weight-asian="normal" style:font-name-complex="DejaVu Sans1" style:font-size-complex="6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imes New Roman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Times New Roman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Times New Roman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Times New Roman1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italic" style:text-underline-style="none" fo:font-weight="normal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Times New Roman1" fo:font-size="16pt" fo:letter-spacing="normal" fo:font-style="italic" style:text-underline-style="none" fo:font-weight="normal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imes New Roman1" fo:font-size="10.5pt" fo:letter-spacing="normal" fo:font-style="italic" style:text-underline-style="none" fo:font-weight="normal" style:font-name-asian="DejaVu Sans1" style:font-size-asian="10.5pt" style:font-style-asian="italic" style:font-weight-asian="normal" style:font-name-complex="DejaVu Sans1" style:font-size-complex="10.5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10pt" fo:letter-spacing="normal" fo:font-style="italic" style:text-underline-style="none" fo:font-weight="normal" style:font-name-asian="Microsoft YaHei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fo:font-weight="normal" style:font-name-asian="Microsoft YaHei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fo:font-weight="normal" style:font-name-asian="Times New Roman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font-style="italic" style:text-underline-style="none" fo:font-weight="normal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15.693cm" svg:height="0.001cm" svg:x="1.889cm" svg:y="2.73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15.693cm" svg:height="0.001cm" svg:x="1.943cm" svg:y="4.56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15.693cm" svg:height="0.001cm" svg:x="1.889cm" svg:y="6.36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4" draw:style-name="gr2" draw:text-style-name="P1" draw:layer="layout" svg:x1="1.907cm" svg:y1="2.567cm" svg:x2="1.908cm" svg:y2="2.902cm">
          <text:p/>
        </draw:line>
        <draw:line draw:name="Line 5" draw:style-name="gr2" draw:text-style-name="P1" draw:layer="layout" svg:x1="5.77cm" svg:y1="2.567cm" svg:x2="5.771cm" svg:y2="2.902cm">
          <text:p/>
        </draw:line>
        <draw:line draw:name="Line 6" draw:style-name="gr2" draw:text-style-name="P1" draw:layer="layout" svg:x1="9.633cm" svg:y1="2.567cm" svg:x2="9.634cm" svg:y2="2.902cm">
          <text:p/>
        </draw:line>
        <draw:line draw:name="Line 7" draw:style-name="gr2" draw:text-style-name="P1" draw:layer="layout" svg:x1="13.496cm" svg:y1="2.567cm" svg:x2="13.497cm" svg:y2="2.902cm">
          <text:p/>
        </draw:line>
        <draw:line draw:name="Line 8" draw:style-name="gr2" draw:text-style-name="P1" draw:layer="layout" svg:x1="1.888cm" svg:y1="4.384cm" svg:x2="1.889cm" svg:y2="4.719cm">
          <text:p/>
        </draw:line>
        <draw:line draw:name="Line 9" draw:style-name="gr2" draw:text-style-name="P1" draw:layer="layout" svg:x1="1.888cm" svg:y1="6.201cm" svg:x2="1.889cm" svg:y2="6.536cm">
          <text:p/>
        </draw:line>
        <draw:line draw:name="Line 10" draw:style-name="gr2" draw:text-style-name="P1" draw:layer="layout" svg:x1="5.76cm" svg:y1="4.384cm" svg:x2="5.761cm" svg:y2="4.719cm">
          <text:p/>
        </draw:line>
        <draw:line draw:name="Line 11" draw:style-name="gr2" draw:text-style-name="P1" draw:layer="layout" svg:x1="9.631cm" svg:y1="4.384cm" svg:x2="9.632cm" svg:y2="4.719cm">
          <text:p/>
        </draw:line>
        <draw:line draw:name="Line 12" draw:style-name="gr2" draw:text-style-name="P1" draw:layer="layout" svg:x1="13.503cm" svg:y1="4.384cm" svg:x2="13.504cm" svg:y2="4.719cm">
          <text:p/>
        </draw:line>
        <draw:line draw:name="Line 13" draw:style-name="gr2" draw:text-style-name="P1" draw:layer="layout" svg:x1="2.663cm" svg:y1="4.384cm" svg:x2="2.664cm" svg:y2="4.719cm">
          <text:p/>
        </draw:line>
        <draw:line draw:name="Line 14" draw:style-name="gr2" draw:text-style-name="P1" draw:layer="layout" svg:x1="3.437cm" svg:y1="4.384cm" svg:x2="3.438cm" svg:y2="4.719cm">
          <text:p/>
        </draw:line>
        <draw:line draw:name="Line 15" draw:style-name="gr2" draw:text-style-name="P1" draw:layer="layout" svg:x1="4.211cm" svg:y1="4.384cm" svg:x2="4.212cm" svg:y2="4.719cm">
          <text:p/>
        </draw:line>
        <draw:line draw:name="Line 16" draw:style-name="gr2" draw:text-style-name="P1" draw:layer="layout" svg:x1="4.985cm" svg:y1="4.384cm" svg:x2="4.986cm" svg:y2="4.719cm">
          <text:p/>
        </draw:line>
        <draw:line draw:name="Line 17" draw:style-name="gr2" draw:text-style-name="P1" draw:layer="layout" svg:x1="6.534cm" svg:y1="4.384cm" svg:x2="6.535cm" svg:y2="4.719cm">
          <text:p/>
        </draw:line>
        <draw:line draw:name="Line 18" draw:style-name="gr2" draw:text-style-name="P1" draw:layer="layout" svg:x1="7.308cm" svg:y1="4.384cm" svg:x2="7.309cm" svg:y2="4.719cm">
          <text:p/>
        </draw:line>
        <draw:line draw:name="Line 19" draw:style-name="gr2" draw:text-style-name="P1" draw:layer="layout" svg:x1="8.083cm" svg:y1="4.384cm" svg:x2="8.084cm" svg:y2="4.719cm">
          <text:p/>
        </draw:line>
        <draw:line draw:name="Line 20" draw:style-name="gr2" draw:text-style-name="P1" draw:layer="layout" svg:x1="8.857cm" svg:y1="4.384cm" svg:x2="8.858cm" svg:y2="4.719cm">
          <text:p/>
        </draw:line>
        <draw:line draw:name="Line 21" draw:style-name="gr2" draw:text-style-name="P1" draw:layer="layout" svg:x1="10.406cm" svg:y1="4.384cm" svg:x2="10.407cm" svg:y2="4.719cm">
          <text:p/>
        </draw:line>
        <draw:line draw:name="Line 22" draw:style-name="gr2" draw:text-style-name="P1" draw:layer="layout" svg:x1="11.18cm" svg:y1="4.384cm" svg:x2="11.181cm" svg:y2="4.719cm">
          <text:p/>
        </draw:line>
        <draw:line draw:name="Line 23" draw:style-name="gr2" draw:text-style-name="P1" draw:layer="layout" svg:x1="11.954cm" svg:y1="4.384cm" svg:x2="11.955cm" svg:y2="4.719cm">
          <text:p/>
        </draw:line>
        <draw:line draw:name="Line 24" draw:style-name="gr2" draw:text-style-name="P1" draw:layer="layout" svg:x1="12.729cm" svg:y1="4.384cm" svg:x2="12.73cm" svg:y2="4.719cm">
          <text:p/>
        </draw:line>
        <draw:line draw:name="Line 25" draw:style-name="gr2" draw:text-style-name="P1" draw:layer="layout" svg:x1="14.277cm" svg:y1="4.384cm" svg:x2="14.278cm" svg:y2="4.719cm">
          <text:p/>
        </draw:line>
        <draw:line draw:name="Line 26" draw:style-name="gr2" draw:text-style-name="P1" draw:layer="layout" svg:x1="15.052cm" svg:y1="4.384cm" svg:x2="15.053cm" svg:y2="4.719cm">
          <text:p/>
        </draw:line>
        <draw:line draw:name="Line 27" draw:style-name="gr2" draw:text-style-name="P1" draw:layer="layout" svg:x1="15.826cm" svg:y1="4.384cm" svg:x2="15.827cm" svg:y2="4.719cm">
          <text:p/>
        </draw:line>
        <draw:line draw:name="Line 28" draw:style-name="gr2" draw:text-style-name="P1" draw:layer="layout" svg:x1="16.6cm" svg:y1="4.384cm" svg:x2="16.601cm" svg:y2="4.719cm">
          <text:p/>
        </draw:line>
        <draw:line draw:name="Line 29" draw:style-name="gr3" draw:text-style-name="P1" draw:layer="layout" svg:x1="5.76cm" svg:y1="2.567cm" svg:x2="5.761cm" svg:y2="6.368cm">
          <text:p/>
        </draw:line>
        <draw:line draw:name="Line 30" draw:style-name="gr3" draw:text-style-name="P1" draw:layer="layout" svg:x1="9.631cm" svg:y1="2.567cm" svg:x2="9.632cm" svg:y2="6.368cm">
          <text:p/>
        </draw:line>
        <draw:line draw:name="Line 31" draw:style-name="gr3" draw:text-style-name="P1" draw:layer="layout" svg:x1="13.496cm" svg:y1="2.616cm" svg:x2="13.497cm" svg:y2="6.417cm">
          <text:p/>
        </draw:line>
        <draw:line draw:name="Line 32" draw:style-name="gr2" draw:text-style-name="P1" draw:layer="layout" svg:x1="3.923cm" svg:y1="6.201cm" svg:x2="3.924cm" svg:y2="6.536cm">
          <text:p/>
        </draw:line>
        <draw:line draw:name="Line 33" draw:style-name="gr2" draw:text-style-name="P1" draw:layer="layout" svg:x1="6.009cm" svg:y1="6.201cm" svg:x2="6.01cm" svg:y2="6.536cm">
          <text:p/>
        </draw:line>
        <draw:line draw:name="Line 34" draw:style-name="gr2" draw:text-style-name="P1" draw:layer="layout" svg:x1="8.609cm" svg:y1="6.201cm" svg:x2="8.61cm" svg:y2="6.536cm">
          <text:p/>
        </draw:line>
        <draw:line draw:name="Line 35" draw:style-name="gr2" draw:text-style-name="P1" draw:layer="layout" svg:x1="14.657cm" svg:y1="6.201cm" svg:x2="14.658cm" svg:y2="6.536cm">
          <text:p/>
        </draw:line>
        <draw:line draw:name="Line 36" draw:style-name="gr3" draw:text-style-name="P1" draw:layer="layout" svg:x1="4.502cm" svg:y1="4.627cm" svg:x2="3.923cm" svg:y2="6.368cm">
          <text:p/>
        </draw:line>
        <draw:line draw:name="Line 37" draw:style-name="gr3" draw:text-style-name="P1" draw:layer="layout" svg:x1="6.301cm" svg:y1="4.645cm" svg:x2="6.009cm" svg:y2="6.354cm">
          <text:p/>
        </draw:line>
        <draw:line draw:name="Line 38" draw:style-name="gr3" draw:text-style-name="P1" draw:layer="layout" svg:x1="14.85cm" svg:y1="4.645cm" svg:x2="14.641cm" svg:y2="6.273cm">
          <text:p/>
        </draw:line>
        <draw:custom-shape draw:name="CustomShape 39" draw:style-name="gr4" draw:text-style-name="P3" draw:layer="layout" svg:width="2.205cm" svg:height="0.672cm" svg:x="0.205cm" svg:y="1.734cm">
          <text:p text:style-name="P2"><text:span text:style-name="T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" draw:text-style-name="P3" draw:layer="layout" svg:width="2.205cm" svg:height="0.672cm" svg:x="0.205cm" svg:y="3.557cm">
          <text:p text:style-name="P2"><text:span text:style-name="T1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" draw:text-style-name="P3" draw:layer="layout" svg:width="2.448cm" svg:height="0.672cm" svg:x="0.205cm" svg:y="5.355cm">
          <text:p text:style-name="P2"><text:span text:style-name="T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" draw:text-style-name="P1" draw:layer="layout" svg:width="0.383cm" svg:height="0.745cm" draw:transform="rotate (-1.5707963267949) translate (4.976cm 4.051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43" draw:style-name="gr5" draw:text-style-name="P1" draw:layer="layout" svg:width="0.315cm" svg:height="0.761cm" draw:transform="rotate (1.5707963267949) translate (1.896cm 4.883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44" draw:style-name="gr6" draw:text-style-name="P3" draw:layer="layout" svg:width="0.401cm" svg:height="0.694cm" svg:x="2.079cm" svg:y="4.841cm">
          <text:p text:style-name="P4"><text:span text:style-name="T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" draw:text-style-name="P3" draw:layer="layout" svg:width="0.401cm" svg:height="0.694cm" svg:x="4.4cm" svg:y="3.294cm">
          <text:p text:style-name="P4"><text:span text:style-name="T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" draw:text-style-name="P1" draw:layer="layout" svg:x1="14.397cm" svg:y1="6.201cm" svg:x2="14.398cm" svg:y2="6.536cm">
          <text:p/>
        </draw:line>
        <draw:line draw:name="Line 47" draw:style-name="gr3" draw:text-style-name="P1" draw:layer="layout" svg:x1="15.26cm" svg:y1="4.609cm" svg:x2="14.385cm" svg:y2="6.182cm">
          <text:p/>
        </draw:line>
        <draw:custom-shape draw:name="CustomShape 48" draw:style-name="gr1" draw:text-style-name="P1" draw:layer="layout" svg:width="15.693cm" svg:height="0.001cm" svg:x="2.079cm" svg:y="9.63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1" draw:text-style-name="P1" draw:layer="layout" svg:width="15.693cm" svg:height="0.001cm" svg:x="2.079cm" svg:y="11.4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1" draw:text-style-name="P1" draw:layer="layout" svg:width="15.693cm" svg:height="0.001cm" svg:x="2.079cm" svg:y="13.26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51" draw:style-name="gr2" draw:text-style-name="P1" draw:layer="layout" svg:x1="2.097cm" svg:y1="9.468cm" svg:x2="2.098cm" svg:y2="9.803cm">
          <text:p/>
        </draw:line>
        <draw:line draw:name="Line 52" draw:style-name="gr2" draw:text-style-name="P1" draw:layer="layout" svg:x1="5.96cm" svg:y1="9.468cm" svg:x2="5.961cm" svg:y2="9.803cm">
          <text:p/>
        </draw:line>
        <draw:line draw:name="Line 53" draw:style-name="gr2" draw:text-style-name="P1" draw:layer="layout" svg:x1="9.823cm" svg:y1="9.468cm" svg:x2="9.824cm" svg:y2="9.803cm">
          <text:p/>
        </draw:line>
        <draw:line draw:name="Line 54" draw:style-name="gr2" draw:text-style-name="P1" draw:layer="layout" svg:x1="13.686cm" svg:y1="9.468cm" svg:x2="13.687cm" svg:y2="9.803cm">
          <text:p/>
        </draw:line>
        <draw:line draw:name="Line 55" draw:style-name="gr2" draw:text-style-name="P1" draw:layer="layout" svg:x1="2.078cm" svg:y1="11.284cm" svg:x2="2.079cm" svg:y2="11.62cm">
          <text:p/>
        </draw:line>
        <draw:line draw:name="Line 56" draw:style-name="gr2" draw:text-style-name="P1" draw:layer="layout" svg:x1="2.078cm" svg:y1="13.101cm" svg:x2="2.079cm" svg:y2="13.436cm">
          <text:p/>
        </draw:line>
        <draw:line draw:name="Line 57" draw:style-name="gr2" draw:text-style-name="P1" draw:layer="layout" svg:x1="6.119cm" svg:y1="11.284cm" svg:x2="6.12cm" svg:y2="11.62cm">
          <text:p/>
        </draw:line>
        <draw:line draw:name="Line 58" draw:style-name="gr2" draw:text-style-name="P1" draw:layer="layout" svg:x1="2.514cm" svg:y1="11.284cm" svg:x2="2.515cm" svg:y2="11.62cm">
          <text:p/>
        </draw:line>
        <draw:line draw:name="Line 59" draw:style-name="gr2" draw:text-style-name="P1" draw:layer="layout" svg:x1="3.733cm" svg:y1="11.284cm" svg:x2="3.734cm" svg:y2="11.62cm">
          <text:p/>
        </draw:line>
        <draw:line draw:name="Line 60" draw:style-name="gr2" draw:text-style-name="P1" draw:layer="layout" svg:x1="5.302cm" svg:y1="11.284cm" svg:x2="5.303cm" svg:y2="11.62cm">
          <text:p/>
        </draw:line>
        <draw:line draw:name="Line 61" draw:style-name="gr2" draw:text-style-name="P1" draw:layer="layout" svg:x1="7.126cm" svg:y1="11.284cm" svg:x2="7.127cm" svg:y2="11.62cm">
          <text:p/>
        </draw:line>
        <draw:line draw:name="Line 62" draw:style-name="gr2" draw:text-style-name="P1" draw:layer="layout" svg:x1="7.498cm" svg:y1="11.284cm" svg:x2="7.499cm" svg:y2="11.62cm">
          <text:p/>
        </draw:line>
        <draw:line draw:name="Line 63" draw:style-name="gr2" draw:text-style-name="P1" draw:layer="layout" svg:x1="8.124cm" svg:y1="11.284cm" svg:x2="8.125cm" svg:y2="11.62cm">
          <text:p/>
        </draw:line>
        <draw:line draw:name="Line 64" draw:style-name="gr2" draw:text-style-name="P1" draw:layer="layout" svg:x1="9.089cm" svg:y1="11.284cm" svg:x2="9.09cm" svg:y2="11.62cm">
          <text:p/>
        </draw:line>
        <draw:line draw:name="Line 65" draw:style-name="gr2" draw:text-style-name="P1" draw:layer="layout" svg:x1="10.998cm" svg:y1="11.284cm" svg:x2="10.999cm" svg:y2="11.62cm">
          <text:p/>
        </draw:line>
        <draw:line draw:name="Line 66" draw:style-name="gr2" draw:text-style-name="P1" draw:layer="layout" svg:x1="11.37cm" svg:y1="11.284cm" svg:x2="11.371cm" svg:y2="11.62cm">
          <text:p/>
        </draw:line>
        <draw:line draw:name="Line 67" draw:style-name="gr2" draw:text-style-name="P1" draw:layer="layout" svg:x1="12.292cm" svg:y1="11.284cm" svg:x2="12.293cm" svg:y2="11.62cm">
          <text:p/>
        </draw:line>
        <draw:line draw:name="Line 68" draw:style-name="gr2" draw:text-style-name="P1" draw:layer="layout" svg:x1="13.257cm" svg:y1="11.284cm" svg:x2="13.258cm" svg:y2="11.62cm">
          <text:p/>
        </draw:line>
        <draw:line draw:name="Line 69" draw:style-name="gr2" draw:text-style-name="P1" draw:layer="layout" svg:x1="14.467cm" svg:y1="11.284cm" svg:x2="14.468cm" svg:y2="11.62cm">
          <text:p/>
        </draw:line>
        <draw:line draw:name="Line 70" draw:style-name="gr2" draw:text-style-name="P1" draw:layer="layout" svg:x1="16.79cm" svg:y1="11.284cm" svg:x2="16.791cm" svg:y2="11.62cm">
          <text:p/>
        </draw:line>
        <draw:line draw:name="Line 71" draw:style-name="gr3" draw:text-style-name="P1" draw:layer="layout" svg:x1="5.95cm" svg:y1="9.468cm" svg:x2="5.951cm" svg:y2="13.269cm">
          <text:p/>
        </draw:line>
        <draw:line draw:name="Line 72" draw:style-name="gr3" draw:text-style-name="P1" draw:layer="layout" svg:x1="9.821cm" svg:y1="9.468cm" svg:x2="9.822cm" svg:y2="13.269cm">
          <text:p/>
        </draw:line>
        <draw:line draw:name="Line 73" draw:style-name="gr3" draw:text-style-name="P1" draw:layer="layout" svg:x1="13.686cm" svg:y1="9.516cm" svg:x2="13.687cm" svg:y2="13.317cm">
          <text:p/>
        </draw:line>
        <draw:line draw:name="Line 74" draw:style-name="gr2" draw:text-style-name="P1" draw:layer="layout" svg:x1="4.113cm" svg:y1="13.101cm" svg:x2="4.114cm" svg:y2="13.436cm">
          <text:p/>
        </draw:line>
        <draw:line draw:name="Line 75" draw:style-name="gr2" draw:text-style-name="P1" draw:layer="layout" svg:x1="6.517cm" svg:y1="13.101cm" svg:x2="6.518cm" svg:y2="13.436cm">
          <text:p/>
        </draw:line>
        <draw:line draw:name="Line 76" draw:style-name="gr2" draw:text-style-name="P1" draw:layer="layout" svg:x1="9.37cm" svg:y1="13.101cm" svg:x2="9.371cm" svg:y2="13.436cm">
          <text:p/>
        </draw:line>
        <draw:line draw:name="Line 77" draw:style-name="gr2" draw:text-style-name="P1" draw:layer="layout" svg:x1="15.006cm" svg:y1="13.101cm" svg:x2="15.007cm" svg:y2="13.436cm">
          <text:p/>
        </draw:line>
        <draw:line draw:name="Line 78" draw:style-name="gr3" draw:text-style-name="P1" draw:layer="layout" svg:x1="4.113cm" svg:y1="11.452cm" svg:x2="4.114cm" svg:y2="13.269cm">
          <text:p/>
        </draw:line>
        <draw:line draw:name="Line 79" draw:style-name="gr3" draw:text-style-name="P1" draw:layer="layout" svg:x1="6.517cm" svg:y1="11.438cm" svg:x2="6.518cm" svg:y2="13.255cm">
          <text:p/>
        </draw:line>
        <draw:line draw:name="Line 80" draw:style-name="gr3" draw:text-style-name="P1" draw:layer="layout" svg:x1="9.349cm" svg:y1="11.438cm" svg:x2="9.35cm" svg:y2="13.255cm">
          <text:p/>
        </draw:line>
        <draw:line draw:name="Line 81" draw:style-name="gr3" draw:text-style-name="P1" draw:layer="layout" svg:x1="15.016cm" svg:y1="11.438cm" svg:x2="15.017cm" svg:y2="13.255cm">
          <text:p/>
        </draw:line>
        <draw:custom-shape draw:name="CustomShape 82" draw:style-name="gr4" draw:text-style-name="P3" draw:layer="layout" svg:width="2.205cm" svg:height="0.672cm" svg:x="0.395cm" svg:y="8.634cm">
          <text:p text:style-name="P2"><text:span text:style-name="T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4" draw:text-style-name="P3" draw:layer="layout" svg:width="2.205cm" svg:height="0.672cm" svg:x="0.395cm" svg:y="10.458cm">
          <text:p text:style-name="P2"><text:span text:style-name="T1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4" draw:text-style-name="P3" draw:layer="layout" svg:width="2.448cm" svg:height="0.672cm" svg:x="0.395cm" svg:y="12.255cm">
          <text:p text:style-name="P2"><text:span text:style-name="T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5" draw:style-name="gr2" draw:text-style-name="P1" draw:layer="layout" svg:x1="14.675cm" svg:y1="13.101cm" svg:x2="14.676cm" svg:y2="13.436cm">
          <text:p/>
        </draw:line>
        <draw:line draw:name="Line 86" draw:style-name="gr3" draw:text-style-name="P1" draw:layer="layout" svg:x1="14.675cm" svg:y1="11.438cm" svg:x2="14.676cm" svg:y2="13.255cm">
          <text:p/>
        </draw:line>
        <draw:line draw:name="Line 87" draw:style-name="gr2" draw:text-style-name="P1" draw:layer="layout" svg:x1="15.762cm" svg:y1="13.121cm" svg:x2="15.763cm" svg:y2="13.456cm">
          <text:p/>
        </draw:line>
        <draw:line draw:name="Line 88" draw:style-name="gr3" draw:text-style-name="P1" draw:layer="layout" svg:x1="15.762cm" svg:y1="11.471cm" svg:x2="15.763cm" svg:y2="13.288cm">
          <text:p/>
        </draw:line>
        <draw:custom-shape draw:name="CustomShape 89" draw:style-name="gr5" draw:text-style-name="P1" draw:layer="layout" svg:width="0.413cm" svg:height="1.206cm" draw:transform="rotate (1.5707963267949) translate (2.507cm 11.931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0" draw:style-name="gr6" draw:text-style-name="P3" draw:layer="layout" svg:width="0.401cm" svg:height="0.694cm" svg:x="2.901cm" svg:y="11.923cm">
          <text:p text:style-name="P4"><text:span text:style-name="T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" draw:text-style-name="P1" draw:layer="layout" svg:width="0.456cm" svg:height="0.372cm" draw:transform="rotate (-1.5707963267949) translate (4.114cm 10.997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2" draw:style-name="gr6" draw:text-style-name="P3" draw:layer="layout" svg:width="0.401cm" svg:height="0.694cm" svg:x="3.739cm" svg:y="10.405cm">
          <text:p text:style-name="P4"><text:span text:style-name="T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" draw:text-style-name="P1" draw:layer="layout" svg:width="0.253cm" svg:height="0.339cm" draw:transform="rotate (-1.5707963267949) translate (15.031cm 11.187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4" draw:style-name="gr6" draw:text-style-name="P3" draw:layer="layout" svg:width="0.401cm" svg:height="0.694cm" svg:x="5.437cm" svg:y="10.423cm">
          <text:p text:style-name="P4"><text:span text:style-name="T2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" draw:text-style-name="P1" draw:layer="layout" svg:width="0.41cm" svg:height="0.656cm" draw:transform="rotate (-1.5707963267949) translate (5.962cm 11.049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6" draw:style-name="gr5" draw:text-style-name="P1" draw:layer="layout" svg:width="0.33cm" svg:height="0.457cm" draw:transform="rotate (-1.5707963267949) translate (9.822cm 11.108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97" draw:style-name="gr6" draw:text-style-name="P3" draw:layer="layout" svg:width="0.401cm" svg:height="0.694cm" svg:x="9.387cm" svg:y="10.475cm">
          <text:p text:style-name="P4"><text:span text:style-name="T2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3" draw:layer="layout" svg:width="0.401cm" svg:height="0.694cm" svg:x="14.648cm" svg:y="10.515cm">
          <text:p text:style-name="P4"><text:span text:style-name="T2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" draw:text-style-name="P1" draw:layer="layout" svg:width="0.452cm" svg:height="1.186cm" draw:transform="rotate (1.5707963267949) translate (4.114cm 11.9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00" draw:style-name="gr6" draw:text-style-name="P3" draw:layer="layout" svg:width="0.401cm" svg:height="0.694cm" svg:x="4.506cm" svg:y="11.923cm">
          <text:p text:style-name="P4"><text:span text:style-name="T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1" draw:layer="layout" svg:width="0.124cm" svg:height="0.124cm" svg:x="4.439cm" svg:y="4.5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7" draw:text-style-name="P1" draw:layer="layout" svg:width="0.124cm" svg:height="0.124cm" svg:x="6.238cm" svg:y="4.5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7" draw:text-style-name="P1" draw:layer="layout" svg:width="0.124cm" svg:height="0.124cm" svg:x="14.793cm" svg:y="4.5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7" draw:text-style-name="P1" draw:layer="layout" svg:width="0.124cm" svg:height="0.124cm" svg:x="15.199cm" svg:y="4.5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5" draw:style-name="gr3" draw:text-style-name="P1" draw:layer="layout" svg:x1="9.017cm" svg:y1="4.659cm" svg:x2="8.6cm" svg:y2="6.338cm">
          <text:p/>
        </draw:line>
        <draw:custom-shape draw:name="CustomShape 106" draw:style-name="gr7" draw:text-style-name="P1" draw:layer="layout" svg:width="0.124cm" svg:height="0.124cm" svg:x="8.954cm" svg:y="4.5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7" draw:style-name="gr8" draw:text-style-name="P1" draw:layer="layout" svg:x1="3.908cm" svg:y1="4.581cm" svg:x2="3.909cm" svg:y2="6.398cm">
          <text:p/>
        </draw:line>
        <draw:line draw:name="Line 108" draw:style-name="gr8" draw:text-style-name="P1" draw:layer="layout" svg:x1="6.02cm" svg:y1="4.554cm" svg:x2="6.021cm" svg:y2="6.371cm">
          <text:p/>
        </draw:line>
        <draw:line draw:name="Line 109" draw:style-name="gr8" draw:text-style-name="P1" draw:layer="layout" svg:x1="8.602cm" svg:y1="4.547cm" svg:x2="8.603cm" svg:y2="6.364cm">
          <text:p/>
        </draw:line>
        <draw:line draw:name="Line 110" draw:style-name="gr8" draw:text-style-name="P1" draw:layer="layout" svg:x1="14.641cm" svg:y1="4.565cm" svg:x2="14.642cm" svg:y2="6.382cm">
          <text:p/>
        </draw:line>
        <draw:line draw:name="Line 111" draw:style-name="gr8" draw:text-style-name="P1" draw:layer="layout" svg:x1="14.387cm" svg:y1="4.571cm" svg:x2="14.388cm" svg:y2="6.387cm">
          <text:p/>
        </draw:line>
        <draw:custom-shape draw:name="CustomShape 112" draw:style-name="gr5" draw:text-style-name="P1" draw:layer="layout" svg:width="0.488cm" svg:height="0.935cm" draw:transform="rotate (-1.5707963267949) translate (9.018cm 4.069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3" draw:style-name="gr6" draw:text-style-name="P3" draw:layer="layout" svg:width="0.401cm" svg:height="0.694cm" svg:x="8.35cm" svg:y="3.351cm">
          <text:p text:style-name="P4"><text:span text:style-name="T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" draw:text-style-name="P1" draw:layer="layout" svg:width="0.555cm" svg:height="0.975cm" draw:transform="rotate (-1.5707963267949) translate (15.26cm 3.977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5" draw:style-name="gr6" draw:text-style-name="P3" draw:layer="layout" svg:width="0.401cm" svg:height="0.694cm" svg:x="14.591cm" svg:y="3.277cm">
          <text:p text:style-name="P4"><text:span text:style-name="T2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1" draw:text-style-name="P1" draw:layer="layout" svg:width="12.995cm" svg:height="0.001cm" svg:x="2.105cm" svg:y="16.73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7" draw:style-name="gr1" draw:text-style-name="P1" draw:layer="layout" svg:width="13.021cm" svg:height="0.001cm" svg:x="2.105cm" svg:y="18.57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8" draw:style-name="gr1" draw:text-style-name="P1" draw:layer="layout" svg:width="13.021cm" svg:height="0.016cm" svg:x="2.105cm" svg:y="20.3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19" draw:style-name="gr2" draw:text-style-name="P1" draw:layer="layout" svg:x1="2.123cm" svg:y1="16.578cm" svg:x2="2.124cm" svg:y2="16.914cm">
          <text:p/>
        </draw:line>
        <draw:line draw:name="Line 120" draw:style-name="gr2" draw:text-style-name="P1" draw:layer="layout" svg:x1="5.986cm" svg:y1="16.578cm" svg:x2="5.987cm" svg:y2="16.914cm">
          <text:p/>
        </draw:line>
        <draw:line draw:name="Line 121" draw:style-name="gr2" draw:text-style-name="P1" draw:layer="layout" svg:x1="9.849cm" svg:y1="16.578cm" svg:x2="9.85cm" svg:y2="16.914cm">
          <text:p/>
        </draw:line>
        <draw:line draw:name="Line 122" draw:style-name="gr2" draw:text-style-name="P1" draw:layer="layout" svg:x1="13.712cm" svg:y1="16.578cm" svg:x2="13.713cm" svg:y2="16.914cm">
          <text:p/>
        </draw:line>
        <draw:line draw:name="Line 123" draw:style-name="gr2" draw:text-style-name="P1" draw:layer="layout" svg:x1="2.104cm" svg:y1="18.395cm" svg:x2="2.105cm" svg:y2="18.73cm">
          <text:p/>
        </draw:line>
        <draw:line draw:name="Line 124" draw:style-name="gr2" draw:text-style-name="P1" draw:layer="layout" svg:x1="2.104cm" svg:y1="20.212cm" svg:x2="2.105cm" svg:y2="20.547cm">
          <text:p/>
        </draw:line>
        <draw:line draw:name="Line 125" draw:style-name="gr2" draw:text-style-name="P1" draw:layer="layout" svg:x1="5.976cm" svg:y1="18.395cm" svg:x2="5.977cm" svg:y2="18.73cm">
          <text:p/>
        </draw:line>
        <draw:line draw:name="Line 126" draw:style-name="gr2" draw:text-style-name="P1" draw:layer="layout" svg:x1="9.847cm" svg:y1="18.395cm" svg:x2="9.848cm" svg:y2="18.73cm">
          <text:p/>
        </draw:line>
        <draw:line draw:name="Line 127" draw:style-name="gr2" draw:text-style-name="P1" draw:layer="layout" svg:x1="13.719cm" svg:y1="18.395cm" svg:x2="13.72cm" svg:y2="18.73cm">
          <text:p/>
        </draw:line>
        <draw:line draw:name="Line 128" draw:style-name="gr2" draw:text-style-name="P1" draw:layer="layout" svg:x1="2.878cm" svg:y1="18.395cm" svg:x2="2.879cm" svg:y2="18.73cm">
          <text:p/>
        </draw:line>
        <draw:line draw:name="Line 129" draw:style-name="gr2" draw:text-style-name="P1" draw:layer="layout" svg:x1="3.653cm" svg:y1="18.395cm" svg:x2="3.654cm" svg:y2="18.73cm">
          <text:p/>
        </draw:line>
        <draw:line draw:name="Line 130" draw:style-name="gr2" draw:text-style-name="P1" draw:layer="layout" svg:x1="4.427cm" svg:y1="18.395cm" svg:x2="4.428cm" svg:y2="18.73cm">
          <text:p/>
        </draw:line>
        <draw:line draw:name="Line 131" draw:style-name="gr2" draw:text-style-name="P1" draw:layer="layout" svg:x1="5.201cm" svg:y1="18.395cm" svg:x2="5.202cm" svg:y2="18.73cm">
          <text:p/>
        </draw:line>
        <draw:line draw:name="Line 132" draw:style-name="gr2" draw:text-style-name="P1" draw:layer="layout" svg:x1="6.75cm" svg:y1="18.395cm" svg:x2="6.751cm" svg:y2="18.73cm">
          <text:p/>
        </draw:line>
        <draw:line draw:name="Line 133" draw:style-name="gr2" draw:text-style-name="P1" draw:layer="layout" svg:x1="7.524cm" svg:y1="18.395cm" svg:x2="7.525cm" svg:y2="18.73cm">
          <text:p/>
        </draw:line>
        <draw:line draw:name="Line 134" draw:style-name="gr2" draw:text-style-name="P1" draw:layer="layout" svg:x1="8.299cm" svg:y1="18.395cm" svg:x2="8.3cm" svg:y2="18.73cm">
          <text:p/>
        </draw:line>
        <draw:line draw:name="Line 135" draw:style-name="gr2" draw:text-style-name="P1" draw:layer="layout" svg:x1="9.073cm" svg:y1="18.395cm" svg:x2="9.074cm" svg:y2="18.73cm">
          <text:p/>
        </draw:line>
        <draw:line draw:name="Line 136" draw:style-name="gr2" draw:text-style-name="P1" draw:layer="layout" svg:x1="10.622cm" svg:y1="18.395cm" svg:x2="10.623cm" svg:y2="18.73cm">
          <text:p/>
        </draw:line>
        <draw:line draw:name="Line 137" draw:style-name="gr2" draw:text-style-name="P1" draw:layer="layout" svg:x1="11.396cm" svg:y1="18.395cm" svg:x2="11.397cm" svg:y2="18.73cm">
          <text:p/>
        </draw:line>
        <draw:line draw:name="Line 138" draw:style-name="gr2" draw:text-style-name="P1" draw:layer="layout" svg:x1="12.17cm" svg:y1="18.395cm" svg:x2="12.171cm" svg:y2="18.73cm">
          <text:p/>
        </draw:line>
        <draw:line draw:name="Line 139" draw:style-name="gr2" draw:text-style-name="P1" draw:layer="layout" svg:x1="12.944cm" svg:y1="18.395cm" svg:x2="12.945cm" svg:y2="18.73cm">
          <text:p/>
        </draw:line>
        <draw:line draw:name="Line 140" draw:style-name="gr3" draw:text-style-name="P1" draw:layer="layout" svg:x1="5.976cm" svg:y1="16.578cm" svg:x2="5.977cm" svg:y2="20.38cm">
          <text:p/>
        </draw:line>
        <draw:line draw:name="Line 141" draw:style-name="gr3" draw:text-style-name="P1" draw:layer="layout" svg:x1="9.847cm" svg:y1="16.578cm" svg:x2="9.848cm" svg:y2="20.38cm">
          <text:p/>
        </draw:line>
        <draw:line draw:name="Line 142" draw:style-name="gr3" draw:text-style-name="P1" draw:layer="layout" svg:x1="13.712cm" svg:y1="16.627cm" svg:x2="13.713cm" svg:y2="20.428cm">
          <text:p/>
        </draw:line>
        <draw:custom-shape draw:name="CustomShape 143" draw:style-name="gr4" draw:text-style-name="P3" draw:layer="layout" svg:width="3.014cm" svg:height="0.672cm" svg:x="0.421cm" svg:y="15.745cm">
          <text:p text:style-name="P2"><text:span text:style-name="T3">1- 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" draw:text-style-name="P3" draw:layer="layout" svg:width="2.205cm" svg:height="0.672cm" svg:x="0.421cm" svg:y="17.569cm">
          <text:p text:style-name="P2"><text:span text:style-name="T3">2- 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" draw:text-style-name="P3" draw:layer="layout" svg:width="3.014cm" svg:height="0.672cm" svg:x="0.421cm" svg:y="19.366cm">
          <text:p text:style-name="P2"><text:span text:style-name="T3">3- 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6">
          <draw:line draw:name="Line 147" draw:style-name="gr2" draw:text-style-name="P1" draw:layer="layout" svg:x1="5.569cm" svg:y1="20.227cm" svg:x2="5.57cm" svg:y2="20.562cm">
            <text:p/>
          </draw:line>
          <draw:line draw:name="Line 148" draw:style-name="gr8" draw:text-style-name="P1" draw:layer="layout" svg:x1="5.569cm" svg:y1="18.58cm" svg:x2="5.57cm" svg:y2="20.397cm">
            <text:p/>
          </draw:line>
        </draw:g>
        <draw:g draw:name="Group 149">
          <draw:line draw:name="Line 150" draw:style-name="gr2" draw:text-style-name="P1" draw:layer="layout" svg:x1="4.786cm" svg:y1="20.227cm" svg:x2="4.787cm" svg:y2="20.562cm">
            <text:p/>
          </draw:line>
          <draw:line draw:name="Line 151" draw:style-name="gr8" draw:text-style-name="P1" draw:layer="layout" svg:x1="4.786cm" svg:y1="18.58cm" svg:x2="4.787cm" svg:y2="20.397cm">
            <text:p/>
          </draw:line>
        </draw:g>
        <draw:g draw:name="Group 152">
          <draw:line draw:name="Line 153" draw:style-name="gr2" draw:text-style-name="P1" draw:layer="layout" svg:x1="10.916cm" svg:y1="20.227cm" svg:x2="10.917cm" svg:y2="20.562cm">
            <text:p/>
          </draw:line>
          <draw:line draw:name="Line 154" draw:style-name="gr8" draw:text-style-name="P1" draw:layer="layout" svg:x1="10.916cm" svg:y1="18.58cm" svg:x2="10.917cm" svg:y2="20.397cm">
            <text:p/>
          </draw:line>
        </draw:g>
        <draw:custom-shape draw:name="CustomShape 155" draw:style-name="gr9" draw:text-style-name="P1" draw:layer="layout" svg:width="0.327cm" svg:height="0.364cm" draw:transform="rotate (1.5707963267949) translate (4.419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156" draw:style-name="gr10" draw:text-style-name="P1" draw:layer="layout" svg:x1="4.788cm" svg:y1="18.395cm" svg:x2="4.786cm" svg:y2="18.563cm">
          <text:p/>
        </draw:line>
        <draw:custom-shape draw:name="CustomShape 157" draw:style-name="gr6" draw:text-style-name="P3" draw:layer="layout" svg:width="0.401cm" svg:height="0.694cm" svg:x="3.077cm" svg:y="17.453cm">
          <text:p text:style-name="P4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9" draw:text-style-name="P1" draw:layer="layout" svg:width="0.327cm" svg:height="0.412cm" draw:transform="rotate (1.5707963267949) translate (4.785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59" draw:style-name="gr6" draw:text-style-name="P3" draw:layer="layout" svg:width="0.401cm" svg:height="0.694cm" svg:x="4.424cm" svg:y="17.453cm">
          <text:p text:style-name="P4"><text:span text:style-name="T4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" draw:text-style-name="P1" draw:layer="layout" svg:width="0.327cm" svg:height="0.768cm" draw:transform="rotate (1.5707963267949) translate (2.879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61" draw:style-name="gr6" draw:text-style-name="P3" draw:layer="layout" svg:width="0.401cm" svg:height="0.694cm" svg:x="4.803cm" svg:y="17.453cm">
          <text:p text:style-name="P4"><text:span text:style-name="T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4" draw:text-style-name="P3" draw:layer="layout" svg:width="0.604cm" svg:height="0.672cm" svg:x="14.799cm" svg:y="16.745cm">
          <text:p text:style-name="P2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" draw:text-style-name="P3" draw:layer="layout" svg:width="0.604cm" svg:height="0.672cm" svg:x="14.825cm" svg:y="18.575cm">
          <text:p text:style-name="P2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4" draw:text-style-name="P3" draw:layer="layout" svg:width="0.604cm" svg:height="0.672cm" svg:x="14.825cm" svg:y="20.399cm">
          <text:p text:style-name="P2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4" draw:text-style-name="P3" draw:layer="layout" svg:width="0.875cm" svg:height="0.672cm" svg:x="6.003cm" svg:y="16.745cm">
          <text:p text:style-name="P2"><text:span text:style-name="T3">1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4" draw:text-style-name="P3" draw:layer="layout" svg:width="0.875cm" svg:height="0.672cm" svg:x="9.868cm" svg:y="16.745cm">
          <text:p text:style-name="P2"><text:span text:style-name="T3">2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4" draw:text-style-name="P3" draw:layer="layout" svg:width="0.875cm" svg:height="0.672cm" svg:x="13.735cm" svg:y="16.745cm">
          <text:p text:style-name="P2"><text:span text:style-name="T3">3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4" draw:text-style-name="P3" draw:layer="layout" svg:width="0.875cm" svg:height="0.728cm" svg:x="4.388cm" svg:y="20.57cm">
          <text:p text:style-name="P2"><text:span text:style-name="T3">t</text:span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4" draw:text-style-name="P3" draw:layer="layout" svg:width="0.875cm" svg:height="0.728cm" svg:x="5.241cm" svg:y="20.57cm">
          <text:p text:style-name="P2"><text:span text:style-name="T3">t</text:span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4" draw:text-style-name="P3" draw:layer="layout" svg:width="0.875cm" svg:height="0.728cm" svg:x="10.6cm" svg:y="20.57cm">
          <text:p text:style-name="P2"><text:span text:style-name="T3">t</text:span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4" draw:text-style-name="P3" draw:layer="layout" svg:width="0.667cm" svg:height="0.672cm" svg:x="2.557cm" svg:y="18.679cm">
          <text:p text:style-name="P4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4" draw:text-style-name="P3" draw:layer="layout" svg:width="0.935cm" svg:height="0.672cm" svg:x="3.195cm" svg:y="18.679cm">
          <text:p text:style-name="P4"><text:span text:style-name="T3">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4" draw:text-style-name="P3" draw:layer="layout" svg:width="0.903cm" svg:height="0.672cm" svg:x="3.984cm" svg:y="18.679cm">
          <text:p text:style-name="P4"><text:span text:style-name="T3">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4" draw:text-style-name="P3" draw:layer="layout" svg:width="0.903cm" svg:height="0.672cm" svg:x="4.757cm" svg:y="18.679cm">
          <text:p text:style-name="P4"><text:span text:style-name="T3">4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4" draw:text-style-name="P3" draw:layer="layout" svg:width="0.903cm" svg:height="0.672cm" svg:x="5.53cm" svg:y="18.679cm">
          <text:p text:style-name="P4"><text:span text:style-name="T3">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4" draw:text-style-name="P3" draw:layer="layout" svg:width="0.894cm" svg:height="0.672cm" svg:x="6.306cm" svg:y="18.679cm">
          <text:p text:style-name="P4"><text:span text:style-name="T3">6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4" draw:text-style-name="P3" draw:layer="layout" svg:width="0.935cm" svg:height="0.672cm" svg:x="7.058cm" svg:y="18.679cm">
          <text:p text:style-name="P4"><text:span text:style-name="T3">7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4" draw:text-style-name="P3" draw:layer="layout" svg:width="0.903cm" svg:height="0.672cm" svg:x="7.847cm" svg:y="18.679cm">
          <text:p text:style-name="P4"><text:span text:style-name="T3">8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" draw:text-style-name="P3" draw:layer="layout" svg:width="0.903cm" svg:height="0.672cm" svg:x="8.633cm" svg:y="18.679cm">
          <text:p text:style-name="P4"><text:span text:style-name="T3">9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4" draw:text-style-name="P3" draw:layer="layout" svg:width="1.185cm" svg:height="0.672cm" svg:x="9.252cm" svg:y="18.679cm">
          <text:p text:style-name="P4"><text:span text:style-name="T3">10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4" draw:text-style-name="P3" draw:layer="layout" svg:width="1.34cm" svg:height="0.672cm" svg:x="9.957cm" svg:y="18.679cm">
          <text:p text:style-name="P4"><text:span text:style-name="T3">11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4" draw:text-style-name="P3" draw:layer="layout" svg:width="1.042cm" svg:height="0.672cm" svg:x="10.879cm" svg:y="18.679cm">
          <text:p text:style-name="P4"><text:span text:style-name="T3">1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4" draw:text-style-name="P3" draw:layer="layout" svg:width="1.185cm" svg:height="0.672cm" svg:x="11.581cm" svg:y="18.679cm">
          <text:p text:style-name="P4"><text:span text:style-name="T3">1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4" draw:text-style-name="P3" draw:layer="layout" svg:width="1.174cm" svg:height="0.672cm" svg:x="12.372cm" svg:y="18.679cm">
          <text:p text:style-name="P4"><text:span text:style-name="T3">14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4" draw:text-style-name="P3" draw:layer="layout" svg:width="1.177cm" svg:height="0.672cm" svg:x="13.13cm" svg:y="18.679cm">
          <text:p text:style-name="P4"><text:span text:style-name="T3">1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line draw:name="Line 1" draw:style-name="gr12" draw:text-style-name="P1" draw:layer="layout" svg:x1="5.976cm" svg:y1="18.446cm" svg:x2="5.967cm" svg:y2="20.371cm">
          <text:p/>
        </draw:line>
        <draw:line draw:name="Line 2" draw:style-name="gr2" draw:text-style-name="P1" draw:layer="layout" svg:x1="5.283cm" svg:y1="4.366cm" svg:x2="5.284cm" svg:y2="4.702cm">
          <text:p/>
        </draw:line>
        <draw:line draw:name="Line 3" draw:style-name="gr2" draw:text-style-name="P1" draw:layer="layout" svg:x1="6.057cm" svg:y1="4.366cm" svg:x2="6.058cm" svg:y2="4.702cm">
          <text:p/>
        </draw:line>
        <draw:line draw:name="Line 4" draw:style-name="gr2" draw:text-style-name="P1" draw:layer="layout" svg:x1="8.657cm" svg:y1="4.378cm" svg:x2="8.658cm" svg:y2="4.713cm">
          <text:p/>
        </draw:line>
        <draw:line draw:name="Line 5" draw:style-name="gr3" draw:text-style-name="P1" draw:layer="layout" svg:x1="5.276cm" svg:y1="4.546cm" svg:x2="5.277cm" svg:y2="6.399cm">
          <text:p/>
        </draw:line>
        <draw:line draw:name="Line 6" draw:style-name="gr13" draw:text-style-name="P1" draw:layer="layout" svg:x1="7.41cm" svg:y1="6.16cm" svg:x2="7.411cm" svg:y2="6.496cm">
          <text:p/>
        </draw:line>
        <draw:line draw:name="Line 7" draw:style-name="gr14" draw:text-style-name="P1" draw:layer="layout" svg:x1="8.248cm" svg:y1="4.609cm" svg:x2="7.399cm" svg:y2="6.253cm">
          <text:p/>
        </draw:line>
        <draw:line draw:name="Line 8" draw:style-name="gr15" draw:text-style-name="P1" draw:layer="layout" svg:x1="6.521cm" svg:y1="6.183cm" svg:x2="6.522cm" svg:y2="6.518cm">
          <text:p/>
        </draw:line>
        <draw:line draw:name="Line 9" draw:style-name="gr16" draw:text-style-name="P1" draw:layer="layout" svg:x1="9.226cm" svg:y1="4.609cm" svg:x2="6.521cm" svg:y2="6.183cm">
          <text:p/>
        </draw:line>
        <draw:custom-shape draw:name="CustomShape 10" draw:style-name="gr17" draw:text-style-name="P1" draw:layer="layout" svg:width="0.124cm" svg:height="0.124cm" svg:x="8.185cm" svg:y="4.4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8" draw:text-style-name="P1" draw:layer="layout" svg:width="0.124cm" svg:height="0.124cm" svg:x="9.163cm" svg:y="4.4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19" draw:text-style-name="P1" draw:layer="layout" svg:x1="7.399cm" svg:y1="4.546cm" svg:x2="7.4cm" svg:y2="6.363cm">
          <text:p/>
        </draw:line>
        <draw:line draw:name="Line 13" draw:style-name="gr20" draw:text-style-name="P1" draw:layer="layout" svg:x1="6.511cm" svg:y1="4.553cm" svg:x2="6.512cm" svg:y2="6.37cm">
          <text:p/>
        </draw:line>
        <draw:custom-shape draw:name="CustomShape 14" draw:style-name="gr6" draw:text-style-name="P3" draw:layer="layout" svg:width="0.401cm" svg:height="0.694cm" svg:x="12.57cm" svg:y="1.408cm">
          <text:p text:style-name="P4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1" draw:layer="layout" svg:width="4.893cm" svg:height="0.001cm" svg:x="5.277cm" svg:y="4.54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" draw:text-style-name="P1" draw:layer="layout" svg:width="4.88cm" svg:height="0.001cm" svg:x="5.277cm" svg:y="6.3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1" draw:text-style-name="P1" draw:layer="layout" svg:width="0.464cm" svg:height="1.346cm" draw:transform="rotate (-1.5707963267949) translate (13.449cm 2.057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8" draw:style-name="gr21" draw:text-style-name="P1" draw:layer="layout" svg:width="0.379cm" svg:height="1.256cm" draw:transform="rotate (-1.5707963267949) translate (14.708cm 2.083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9" draw:style-name="gr22" draw:text-style-name="P1" draw:layer="layout" svg:width="0.379cm" svg:height="0.459cm" draw:transform="rotate (1.5707963267949) translate (12.1cm 2.963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20" draw:style-name="gr22" draw:text-style-name="P1" draw:layer="layout" svg:width="0.379cm" svg:height="0.877cm" draw:transform="rotate (1.5707963267949) translate (12.57cm 2.959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21" draw:style-name="gr6" draw:text-style-name="P3" draw:layer="layout" svg:width="0.401cm" svg:height="0.694cm" svg:x="13.876cm" svg:y="1.408cm">
          <text:p text:style-name="P4"><text:span text:style-name="T4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2" draw:text-style-name="P1" draw:layer="layout" svg:width="0.379cm" svg:height="1.255cm" draw:transform="rotate (1.5707963267949) translate (13.45cm 2.963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23" draw:style-name="gr6" draw:text-style-name="P3" draw:layer="layout" svg:width="0.401cm" svg:height="0.694cm" svg:x="12.138cm" svg:y="2.92cm">
          <text:p text:style-name="P4"><text:span text:style-name="T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" draw:text-style-name="P3" draw:layer="layout" svg:width="0.401cm" svg:height="0.694cm" svg:x="12.838cm" svg:y="2.92cm">
          <text:p text:style-name="P4"><text:span text:style-name="T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3" draw:layer="layout" svg:width="0.401cm" svg:height="0.694cm" svg:x="13.876cm" svg:y="2.92cm">
          <text:p text:style-name="P4"><text:span text:style-name="T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2.205cm" svg:height="0.536cm" svg:x="5.761cm" svg:y="3.915cm">
          <text:p text:style-name="P2"><text:span text:style-name="T7">t</text:span><text:span text:style-name="T8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" draw:text-style-name="P3" draw:layer="layout" svg:width="0.701cm" svg:height="0.536cm" svg:x="6.184cm" svg:y="6.467cm">
          <text:p text:style-name="P2"><text:span text:style-name="T7">t</text:span><text:span text:style-name="T8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" draw:text-style-name="P3" draw:layer="layout" svg:width="0.903cm" svg:height="0.536cm" svg:x="7.064cm" svg:y="6.467cm">
          <text:p text:style-name="P2"><text:span text:style-name="T7">t</text:span><text:span text:style-name="T8">m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" draw:text-style-name="P3" draw:layer="layout" svg:width="0.728cm" svg:height="0.536cm" svg:x="7.914cm" svg:y="4.009cm">
          <text:p text:style-name="P2"><text:span text:style-name="T7">t</text:span><text:span text:style-name="T8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" draw:text-style-name="P3" draw:layer="layout" svg:width="0.977cm" svg:height="0.536cm" svg:x="8.842cm" svg:y="4.009cm">
          <text:p text:style-name="P2"><text:span text:style-name="T7">t</text:span><text:span text:style-name="T8">o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" draw:text-style-name="P3" draw:layer="layout" svg:width="0.822cm" svg:height="0.536cm" svg:x="8.312cm" svg:y="3.915cm">
          <text:p text:style-name="P2"><text:span text:style-name="T7">t</text:span><text:span text:style-name="T8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" draw:text-style-name="P1" draw:layer="layout" svg:x1="5.283cm" svg:y1="8.365cm" svg:x2="5.284cm" svg:y2="8.7cm">
          <text:p/>
        </draw:line>
        <draw:line draw:name="Line 33" draw:style-name="gr2" draw:text-style-name="P1" draw:layer="layout" svg:x1="6.057cm" svg:y1="8.365cm" svg:x2="6.058cm" svg:y2="8.7cm">
          <text:p/>
        </draw:line>
        <draw:line draw:name="Line 34" draw:style-name="gr23" draw:text-style-name="P1" draw:layer="layout" svg:x1="8.657cm" svg:y1="8.377cm" svg:x2="8.658cm" svg:y2="8.712cm">
          <text:p/>
        </draw:line>
        <draw:line draw:name="Line 35" draw:style-name="gr3" draw:text-style-name="P1" draw:layer="layout" svg:x1="5.276cm" svg:y1="8.545cm" svg:x2="5.277cm" svg:y2="10.398cm">
          <text:p/>
        </draw:line>
        <draw:line draw:name="Line 36" draw:style-name="gr13" draw:text-style-name="P1" draw:layer="layout" svg:x1="7.41cm" svg:y1="10.159cm" svg:x2="7.411cm" svg:y2="10.494cm">
          <text:p/>
        </draw:line>
        <draw:line draw:name="Line 37" draw:style-name="gr14" draw:text-style-name="P1" draw:layer="layout" svg:x1="8.248cm" svg:y1="8.608cm" svg:x2="7.399cm" svg:y2="10.251cm">
          <text:p/>
        </draw:line>
        <draw:custom-shape draw:name="CustomShape 38" draw:style-name="gr17" draw:text-style-name="P1" draw:layer="layout" svg:width="0.124cm" svg:height="0.124cm" svg:x="8.185cm" svg:y="8.48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9" draw:text-style-name="P1" draw:layer="layout" svg:x1="7.399cm" svg:y1="8.545cm" svg:x2="7.4cm" svg:y2="10.361cm">
          <text:p/>
        </draw:line>
        <draw:custom-shape draw:name="CustomShape 40" draw:style-name="gr1" draw:text-style-name="P1" draw:layer="layout" svg:width="4.893cm" svg:height="0.001cm" svg:x="5.277cm" svg:y="8.54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1" draw:text-style-name="P1" draw:layer="layout" svg:width="4.88cm" svg:height="0.001cm" svg:x="5.277cm" svg:y="10.3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4" draw:text-style-name="P3" draw:layer="layout" svg:width="2.205cm" svg:height="0.536cm" svg:x="5.761cm" svg:y="7.914cm">
          <text:p text:style-name="P2"><text:span text:style-name="T7">t</text:span><text:span text:style-name="T8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4" draw:text-style-name="P3" draw:layer="layout" svg:width="0.903cm" svg:height="0.536cm" svg:x="7.017cm" svg:y="10.466cm">
          <text:p text:style-name="P2"><text:span text:style-name="T7">t</text:span><text:span text:style-name="T8">m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4" draw:text-style-name="P3" draw:layer="layout" svg:width="0.728cm" svg:height="0.536cm" svg:x="7.914cm" svg:y="8.059cm">
          <text:p text:style-name="P2"><text:span text:style-name="T7">t</text:span><text:span text:style-name="T8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4" draw:text-style-name="P3" draw:layer="layout" svg:width="0.822cm" svg:height="0.536cm" svg:x="8.312cm" svg:y="7.914cm">
          <text:p text:style-name="P2"><text:span text:style-name="T9">t</text:span><text:span text:style-name="T10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" draw:text-style-name="P1" draw:layer="layout" svg:x1="11.125cm" svg:y1="8.365cm" svg:x2="11.126cm" svg:y2="8.7cm">
          <text:p/>
        </draw:line>
        <draw:line draw:name="Line 47" draw:style-name="gr2" draw:text-style-name="P1" draw:layer="layout" svg:x1="11.899cm" svg:y1="8.365cm" svg:x2="11.9cm" svg:y2="8.7cm">
          <text:p/>
        </draw:line>
        <draw:line draw:name="Line 48" draw:style-name="gr2" draw:text-style-name="P1" draw:layer="layout" svg:x1="14.499cm" svg:y1="8.377cm" svg:x2="14.5cm" svg:y2="8.712cm">
          <text:p/>
        </draw:line>
        <draw:line draw:name="Line 49" draw:style-name="gr3" draw:text-style-name="P1" draw:layer="layout" svg:x1="11.118cm" svg:y1="8.545cm" svg:x2="11.119cm" svg:y2="10.398cm">
          <text:p/>
        </draw:line>
        <draw:line draw:name="Line 50" draw:style-name="gr13" draw:text-style-name="P1" draw:layer="layout" svg:x1="14.191cm" svg:y1="10.159cm" svg:x2="14.192cm" svg:y2="10.494cm">
          <text:p/>
        </draw:line>
        <draw:line draw:name="Line 51" draw:style-name="gr14" draw:text-style-name="P1" draw:layer="layout" svg:x1="15.029cm" svg:y1="8.608cm" svg:x2="14.18cm" svg:y2="10.251cm">
          <text:p/>
        </draw:line>
        <draw:custom-shape draw:name="CustomShape 52" draw:style-name="gr17" draw:text-style-name="P1" draw:layer="layout" svg:width="0.124cm" svg:height="0.124cm" svg:x="14.966cm" svg:y="8.48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3" draw:style-name="gr19" draw:text-style-name="P1" draw:layer="layout" svg:x1="14.18cm" svg:y1="8.545cm" svg:x2="14.181cm" svg:y2="10.361cm">
          <text:p/>
        </draw:line>
        <draw:custom-shape draw:name="CustomShape 54" draw:style-name="gr1" draw:text-style-name="P1" draw:layer="layout" svg:width="4.893cm" svg:height="0.001cm" svg:x="11.119cm" svg:y="8.54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1" draw:text-style-name="P1" draw:layer="layout" svg:width="4.88cm" svg:height="0.001cm" svg:x="11.119cm" svg:y="10.3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4" draw:text-style-name="P3" draw:layer="layout" svg:width="2.205cm" svg:height="0.536cm" svg:x="11.603cm" svg:y="7.914cm">
          <text:p text:style-name="P2"><text:span text:style-name="T7">t</text:span><text:span text:style-name="T8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" draw:text-style-name="P3" draw:layer="layout" svg:width="0.903cm" svg:height="0.536cm" svg:x="13.845cm" svg:y="10.466cm">
          <text:p text:style-name="P2"><text:span text:style-name="T7">t</text:span><text:span text:style-name="T8">m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" draw:text-style-name="P3" draw:layer="layout" svg:width="0.728cm" svg:height="0.536cm" svg:x="14.695cm" svg:y="7.992cm">
          <text:p text:style-name="P2"><text:span text:style-name="T7">t</text:span><text:span text:style-name="T8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" draw:text-style-name="P3" draw:layer="layout" svg:width="0.822cm" svg:height="0.536cm" svg:x="14.154cm" svg:y="7.914cm">
          <text:p text:style-name="P2"><text:span text:style-name="T7">t</text:span><text:span text:style-name="T8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" draw:text-style-name="P3" draw:layer="layout" svg:width="0.903cm" svg:height="0.536cm" svg:x="6.946cm" svg:y="4.009cm">
          <text:p text:style-name="P2"><text:span text:style-name="T7">t</text:span><text:span text:style-name="T8">m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" draw:text-style-name="P3" draw:layer="layout" svg:width="0.701cm" svg:height="0.536cm" svg:x="6.202cm" svg:y="4.009cm">
          <text:p text:style-name="P2"><text:span text:style-name="T7">t</text:span><text:span text:style-name="T8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" draw:text-style-name="P3" draw:layer="layout" svg:width="0.903cm" svg:height="0.536cm" svg:x="7.017cm" svg:y="8.059cm">
          <text:p text:style-name="P2"><text:span text:style-name="T7">t</text:span><text:span text:style-name="T8">m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4" draw:text-style-name="P3" draw:layer="layout" svg:width="0.903cm" svg:height="0.536cm" svg:x="13.726cm" svg:y="8.042cm">
          <text:p text:style-name="P2"><text:span text:style-name="T7">t</text:span><text:span text:style-name="T8">m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" draw:text-style-name="P1" draw:layer="layout" svg:width="9.322cm" svg:height="0.001cm" svg:x="2.105cm" svg:y="18.57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1" draw:text-style-name="P1" draw:layer="layout" svg:width="9.322cm" svg:height="0.001cm" svg:x="2.105cm" svg:y="20.3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66" draw:style-name="gr24" draw:text-style-name="P1" draw:layer="layout" svg:x1="5.968cm" svg:y1="20.23cm" svg:x2="5.969cm" svg:y2="20.565cm">
          <text:p/>
        </draw:line>
        <draw:line draw:name="Line 67" draw:style-name="gr24" draw:text-style-name="P1" draw:layer="layout" svg:x1="9.849cm" svg:y1="20.23cm" svg:x2="9.85cm" svg:y2="20.565cm">
          <text:p/>
        </draw:line>
        <draw:line draw:name="Line 68" draw:style-name="gr2" draw:text-style-name="P1" draw:layer="layout" svg:x1="2.104cm" svg:y1="18.395cm" svg:x2="2.105cm" svg:y2="18.73cm">
          <text:p/>
        </draw:line>
        <draw:line draw:name="Line 69" draw:style-name="gr2" draw:text-style-name="P1" draw:layer="layout" svg:x1="2.104cm" svg:y1="20.212cm" svg:x2="2.105cm" svg:y2="20.547cm">
          <text:p/>
        </draw:line>
        <draw:line draw:name="Line 70" draw:style-name="gr2" draw:text-style-name="P1" draw:layer="layout" svg:x1="5.976cm" svg:y1="18.395cm" svg:x2="5.977cm" svg:y2="18.73cm">
          <text:p/>
        </draw:line>
        <draw:line draw:name="Line 71" draw:style-name="gr2" draw:text-style-name="P1" draw:layer="layout" svg:x1="9.847cm" svg:y1="18.395cm" svg:x2="9.848cm" svg:y2="18.73cm">
          <text:p/>
        </draw:line>
        <draw:line draw:name="Line 72" draw:style-name="gr2" draw:text-style-name="P1" draw:layer="layout" svg:x1="2.878cm" svg:y1="18.395cm" svg:x2="2.879cm" svg:y2="18.73cm">
          <text:p/>
        </draw:line>
        <draw:line draw:name="Line 73" draw:style-name="gr2" draw:text-style-name="P1" draw:layer="layout" svg:x1="3.653cm" svg:y1="18.395cm" svg:x2="3.654cm" svg:y2="18.73cm">
          <text:p/>
        </draw:line>
        <draw:line draw:name="Line 74" draw:style-name="gr2" draw:text-style-name="P1" draw:layer="layout" svg:x1="4.427cm" svg:y1="18.395cm" svg:x2="4.428cm" svg:y2="18.73cm">
          <text:p/>
        </draw:line>
        <draw:line draw:name="Line 75" draw:style-name="gr2" draw:text-style-name="P1" draw:layer="layout" svg:x1="5.201cm" svg:y1="18.395cm" svg:x2="5.202cm" svg:y2="18.73cm">
          <text:p/>
        </draw:line>
        <draw:line draw:name="Line 76" draw:style-name="gr2" draw:text-style-name="P1" draw:layer="layout" svg:x1="6.75cm" svg:y1="18.395cm" svg:x2="6.751cm" svg:y2="18.73cm">
          <text:p/>
        </draw:line>
        <draw:line draw:name="Line 77" draw:style-name="gr2" draw:text-style-name="P1" draw:layer="layout" svg:x1="7.524cm" svg:y1="18.395cm" svg:x2="7.525cm" svg:y2="18.73cm">
          <text:p/>
        </draw:line>
        <draw:line draw:name="Line 78" draw:style-name="gr2" draw:text-style-name="P1" draw:layer="layout" svg:x1="8.299cm" svg:y1="18.395cm" svg:x2="8.3cm" svg:y2="18.73cm">
          <text:p/>
        </draw:line>
        <draw:line draw:name="Line 79" draw:style-name="gr12" draw:text-style-name="P1" draw:layer="layout" svg:x1="9.847cm" svg:y1="18.446cm" svg:x2="9.848cm" svg:y2="20.38cm">
          <text:p/>
        </draw:line>
        <draw:custom-shape draw:name="CustomShape 80" draw:style-name="gr4" draw:text-style-name="P3" draw:layer="layout" svg:width="4.601cm" svg:height="0.672cm" svg:x="0.421cm" svg:y="16.881cm">
          <text:p text:style-name="P2"><text:span text:style-name="T11">1 - Entrada / 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" draw:text-style-name="P3" draw:layer="layout" svg:width="3.014cm" svg:height="0.672cm" svg:x="0.421cm" svg:y="19.366cm">
          <text:p text:style-name="P2"><text:span text:style-name="T11">2 - 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2">
          <draw:line draw:name="Line 83" draw:style-name="gr2" draw:text-style-name="P1" draw:layer="layout" svg:x1="4.786cm" svg:y1="20.227cm" svg:x2="4.787cm" svg:y2="20.562cm">
            <text:p/>
          </draw:line>
          <draw:line draw:name="Line 84" draw:style-name="gr8" draw:text-style-name="P1" draw:layer="layout" svg:x1="4.786cm" svg:y1="18.58cm" svg:x2="4.787cm" svg:y2="20.397cm">
            <text:p/>
          </draw:line>
        </draw:g>
        <draw:custom-shape draw:name="CustomShape 85" draw:style-name="gr6" draw:text-style-name="P3" draw:layer="layout" svg:width="0.401cm" svg:height="0.694cm" svg:x="3.077cm" svg:y="17.453cm">
          <text:p text:style-name="P4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1" draw:layer="layout" svg:width="0.327cm" svg:height="0.78cm" draw:transform="rotate (1.5707963267949) translate (2.866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87" draw:style-name="gr4" draw:text-style-name="P3" draw:layer="layout" svg:width="0.875cm" svg:height="0.672cm" svg:x="5.986cm" svg:y="19.694cm">
          <text:p text:style-name="P2"><text:span text:style-name="T13">1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4" draw:text-style-name="P3" draw:layer="layout" svg:width="0.875cm" svg:height="0.672cm" svg:x="9.86cm" svg:y="19.694cm">
          <text:p text:style-name="P2"><text:span text:style-name="T13">2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4" draw:text-style-name="P3" draw:layer="layout" svg:width="0.875cm" svg:height="0.728cm" svg:x="4.388cm" svg:y="20.57cm">
          <text:p text:style-name="P2"><text:span text:style-name="T11">t</text:span><text:span text:style-name="T1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4" draw:text-style-name="P3" draw:layer="layout" svg:width="0.667cm" svg:height="0.672cm" svg:x="2.557cm" svg:y="18.679cm">
          <text:p text:style-name="P4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4" draw:text-style-name="P3" draw:layer="layout" svg:width="0.935cm" svg:height="0.672cm" svg:x="3.195cm" svg:y="18.679cm">
          <text:p text:style-name="P4"><text:span text:style-name="T11">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4" draw:text-style-name="P3" draw:layer="layout" svg:width="0.903cm" svg:height="0.672cm" svg:x="3.984cm" svg:y="18.679cm">
          <text:p text:style-name="P4"><text:span text:style-name="T11">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4" draw:text-style-name="P3" draw:layer="layout" svg:width="0.903cm" svg:height="0.672cm" svg:x="4.757cm" svg:y="18.679cm">
          <text:p text:style-name="P4"><text:span text:style-name="T11">4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4" draw:text-style-name="P3" draw:layer="layout" svg:width="0.903cm" svg:height="0.672cm" svg:x="5.53cm" svg:y="18.679cm">
          <text:p text:style-name="P4"><text:span text:style-name="T11">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4" draw:text-style-name="P3" draw:layer="layout" svg:width="0.894cm" svg:height="0.672cm" svg:x="6.306cm" svg:y="18.679cm">
          <text:p text:style-name="P4"><text:span text:style-name="T11">6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4" draw:text-style-name="P3" draw:layer="layout" svg:width="0.935cm" svg:height="0.672cm" svg:x="7.058cm" svg:y="18.679cm">
          <text:p text:style-name="P4"><text:span text:style-name="T11">7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4" draw:text-style-name="P3" draw:layer="layout" svg:width="0.903cm" svg:height="0.672cm" svg:x="7.847cm" svg:y="18.679cm">
          <text:p text:style-name="P4"><text:span text:style-name="T11">8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" draw:text-style-name="P3" draw:layer="layout" svg:width="0.903cm" svg:height="0.672cm" svg:x="8.633cm" svg:y="18.679cm">
          <text:p text:style-name="P4"><text:span text:style-name="T11">9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" draw:text-style-name="P3" draw:layer="layout" svg:width="1.185cm" svg:height="0.672cm" svg:x="9.252cm" svg:y="18.679cm">
          <text:p text:style-name="P4"><text:span text:style-name="T11">10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6" draw:text-style-name="P3" draw:layer="layout" svg:width="0.401cm" svg:height="0.694cm" svg:x="4.621cm" svg:y="17.453cm">
          <text:p text:style-name="P4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9" draw:text-style-name="P1" draw:layer="layout" svg:width="0.327cm" svg:height="0.78cm" draw:transform="rotate (1.5707963267949) translate (4.419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Picture 1" draw:style-name="gr25" draw:text-style-name="P1" draw:layer="layout" svg:width="15.001cm" svg:height="5.602cm" svg:x="-12.9cm" svg:y="2.76cm">
          <draw:image xlink:href="Pictures/10000201000003760000014B168628AE6B280B93.png" xlink:type="simple" xlink:show="embed" xlink:actuate="onLoad">
            <text:p/>
          </draw:image>
        </draw:frame>
        <draw:g draw:name="Group 102">
          <draw:line draw:name="Line 103" draw:style-name="gr2" draw:text-style-name="P1" draw:layer="layout" svg:x1="9.638cm" svg:y1="20.23cm" svg:x2="9.639cm" svg:y2="20.565cm">
            <text:p/>
          </draw:line>
          <draw:line draw:name="Line 104" draw:style-name="gr8" draw:text-style-name="P1" draw:layer="layout" svg:x1="9.638cm" svg:y1="18.583cm" svg:x2="9.639cm" svg:y2="20.4cm">
            <text:p/>
          </draw:line>
        </draw:g>
        <draw:custom-shape draw:name="CustomShape 105" draw:style-name="gr4" draw:text-style-name="P3" draw:layer="layout" svg:width="0.875cm" svg:height="0.728cm" svg:x="9.323cm" svg:y="20.573cm">
          <text:p text:style-name="P2"><text:span text:style-name="T11">t</text:span><text:span text:style-name="T1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2" draw:text-style-name="P1" draw:layer="layout" svg:x1="9.073cm" svg:y1="18.395cm" svg:x2="9.074cm" svg:y2="18.73cm">
          <text:p/>
        </draw:line>
        <draw:g draw:name="Group 107">
          <draw:line draw:name="Line 108" draw:style-name="gr2" draw:text-style-name="P1" draw:layer="layout" svg:x1="9.243cm" svg:y1="20.23cm" svg:x2="9.244cm" svg:y2="20.565cm">
            <text:p/>
          </draw:line>
          <draw:line draw:name="Line 109" draw:style-name="gr8" draw:text-style-name="P1" draw:layer="layout" svg:x1="9.243cm" svg:y1="18.581cm" svg:x2="9.244cm" svg:y2="20.398cm">
            <text:p/>
          </draw:line>
        </draw:g>
        <draw:custom-shape draw:name="CustomShape 110" draw:style-name="gr4" draw:text-style-name="P3" draw:layer="layout" svg:width="0.875cm" svg:height="0.728cm" svg:x="8.927cm" svg:y="20.572cm">
          <text:p text:style-name="P2"><text:span text:style-name="T11">t</text:span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6" draw:text-style-name="P3" draw:layer="layout" svg:width="0.401cm" svg:height="0.694cm" svg:x="9.269cm" svg:y="17.453cm">
          <text:p text:style-name="P4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9" draw:text-style-name="P1" draw:layer="layout" svg:width="0.327cm" svg:height="0.78cm" draw:transform="rotate (1.5707963267949) translate (9.066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Imagem 23" draw:style-name="gr25" draw:text-style-name="P1" draw:layer="layout" svg:width="11.225cm" svg:height="4.451cm" svg:x="3.911cm" svg:y="11.531cm">
          <draw:image xlink:href="Pictures/100002010000029700000107147B2A039C358D00.png" xlink:type="simple" xlink:show="embed" xlink:actuate="onLoad">
            <text:p/>
          </draw:image>
        </draw:frame>
        <draw:frame draw:name="Picture 7" draw:style-name="gr25" draw:text-style-name="P1" draw:layer="layout" svg:width="11.225cm" svg:height="4.451cm" svg:x="-11.228cm" svg:y="12.427cm">
          <draw:image xlink:href="Pictures/100002010000029700000107922C0FEF87C26182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1" draw:layer="layout" svg:width="12.995cm" svg:height="0.001cm" svg:x="2.105cm" svg:y="16.73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13.021cm" svg:height="0.001cm" svg:x="2.105cm" svg:y="18.57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13.021cm" svg:height="0.016cm" svg:x="2.105cm" svg:y="20.3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4" draw:style-name="gr2" draw:text-style-name="P1" draw:layer="layout" svg:x1="2.123cm" svg:y1="16.578cm" svg:x2="2.124cm" svg:y2="16.914cm">
          <text:p/>
        </draw:line>
        <draw:line draw:name="Line 5" draw:style-name="gr2" draw:text-style-name="P1" draw:layer="layout" svg:x1="5.986cm" svg:y1="16.578cm" svg:x2="5.987cm" svg:y2="16.914cm">
          <text:p/>
        </draw:line>
        <draw:line draw:name="Line 6" draw:style-name="gr2" draw:text-style-name="P1" draw:layer="layout" svg:x1="9.849cm" svg:y1="16.578cm" svg:x2="9.85cm" svg:y2="16.914cm">
          <text:p/>
        </draw:line>
        <draw:line draw:name="Line 7" draw:style-name="gr2" draw:text-style-name="P1" draw:layer="layout" svg:x1="13.712cm" svg:y1="16.578cm" svg:x2="13.713cm" svg:y2="16.914cm">
          <text:p/>
        </draw:line>
        <draw:line draw:name="Line 8" draw:style-name="gr2" draw:text-style-name="P1" draw:layer="layout" svg:x1="2.104cm" svg:y1="18.395cm" svg:x2="2.105cm" svg:y2="18.73cm">
          <text:p/>
        </draw:line>
        <draw:line draw:name="Line 9" draw:style-name="gr2" draw:text-style-name="P1" draw:layer="layout" svg:x1="2.104cm" svg:y1="20.212cm" svg:x2="2.105cm" svg:y2="20.547cm">
          <text:p/>
        </draw:line>
        <draw:line draw:name="Line 10" draw:style-name="gr2" draw:text-style-name="P1" draw:layer="layout" svg:x1="5.976cm" svg:y1="18.395cm" svg:x2="5.977cm" svg:y2="18.73cm">
          <text:p/>
        </draw:line>
        <draw:line draw:name="Line 11" draw:style-name="gr2" draw:text-style-name="P1" draw:layer="layout" svg:x1="9.847cm" svg:y1="18.395cm" svg:x2="9.848cm" svg:y2="18.73cm">
          <text:p/>
        </draw:line>
        <draw:line draw:name="Line 12" draw:style-name="gr2" draw:text-style-name="P1" draw:layer="layout" svg:x1="13.719cm" svg:y1="18.395cm" svg:x2="13.72cm" svg:y2="18.73cm">
          <text:p/>
        </draw:line>
        <draw:line draw:name="Line 13" draw:style-name="gr2" draw:text-style-name="P1" draw:layer="layout" svg:x1="2.878cm" svg:y1="18.395cm" svg:x2="2.879cm" svg:y2="18.73cm">
          <text:p/>
        </draw:line>
        <draw:line draw:name="Line 14" draw:style-name="gr2" draw:text-style-name="P1" draw:layer="layout" svg:x1="3.653cm" svg:y1="18.395cm" svg:x2="3.654cm" svg:y2="18.73cm">
          <text:p/>
        </draw:line>
        <draw:line draw:name="Line 15" draw:style-name="gr2" draw:text-style-name="P1" draw:layer="layout" svg:x1="4.427cm" svg:y1="18.395cm" svg:x2="4.428cm" svg:y2="18.73cm">
          <text:p/>
        </draw:line>
        <draw:line draw:name="Line 16" draw:style-name="gr2" draw:text-style-name="P1" draw:layer="layout" svg:x1="5.201cm" svg:y1="18.395cm" svg:x2="5.202cm" svg:y2="18.73cm">
          <text:p/>
        </draw:line>
        <draw:line draw:name="Line 17" draw:style-name="gr2" draw:text-style-name="P1" draw:layer="layout" svg:x1="6.75cm" svg:y1="18.395cm" svg:x2="6.751cm" svg:y2="18.73cm">
          <text:p/>
        </draw:line>
        <draw:line draw:name="Line 18" draw:style-name="gr2" draw:text-style-name="P1" draw:layer="layout" svg:x1="7.524cm" svg:y1="18.395cm" svg:x2="7.525cm" svg:y2="18.73cm">
          <text:p/>
        </draw:line>
        <draw:line draw:name="Line 19" draw:style-name="gr2" draw:text-style-name="P1" draw:layer="layout" svg:x1="8.299cm" svg:y1="18.395cm" svg:x2="8.3cm" svg:y2="18.73cm">
          <text:p/>
        </draw:line>
        <draw:line draw:name="Line 20" draw:style-name="gr2" draw:text-style-name="P1" draw:layer="layout" svg:x1="9.073cm" svg:y1="18.395cm" svg:x2="9.074cm" svg:y2="18.73cm">
          <text:p/>
        </draw:line>
        <draw:line draw:name="Line 21" draw:style-name="gr2" draw:text-style-name="P1" draw:layer="layout" svg:x1="10.622cm" svg:y1="18.395cm" svg:x2="10.623cm" svg:y2="18.73cm">
          <text:p/>
        </draw:line>
        <draw:line draw:name="Line 22" draw:style-name="gr2" draw:text-style-name="P1" draw:layer="layout" svg:x1="11.396cm" svg:y1="18.395cm" svg:x2="11.397cm" svg:y2="18.73cm">
          <text:p/>
        </draw:line>
        <draw:line draw:name="Line 23" draw:style-name="gr2" draw:text-style-name="P1" draw:layer="layout" svg:x1="12.17cm" svg:y1="18.395cm" svg:x2="12.171cm" svg:y2="18.73cm">
          <text:p/>
        </draw:line>
        <draw:line draw:name="Line 24" draw:style-name="gr2" draw:text-style-name="P1" draw:layer="layout" svg:x1="12.944cm" svg:y1="18.395cm" svg:x2="12.945cm" svg:y2="18.73cm">
          <text:p/>
        </draw:line>
        <draw:line draw:name="Line 25" draw:style-name="gr3" draw:text-style-name="P1" draw:layer="layout" svg:x1="5.976cm" svg:y1="16.578cm" svg:x2="5.977cm" svg:y2="20.38cm">
          <text:p/>
        </draw:line>
        <draw:line draw:name="Line 26" draw:style-name="gr3" draw:text-style-name="P1" draw:layer="layout" svg:x1="9.847cm" svg:y1="16.578cm" svg:x2="9.848cm" svg:y2="20.38cm">
          <text:p/>
        </draw:line>
        <draw:line draw:name="Line 27" draw:style-name="gr3" draw:text-style-name="P1" draw:layer="layout" svg:x1="13.712cm" svg:y1="16.627cm" svg:x2="13.713cm" svg:y2="20.428cm">
          <text:p/>
        </draw:line>
        <draw:custom-shape draw:name="CustomShape 28" draw:style-name="gr4" draw:text-style-name="P3" draw:layer="layout" svg:width="3.014cm" svg:height="0.672cm" svg:x="0.421cm" svg:y="15.745cm">
          <text:p text:style-name="P2"><text:span text:style-name="T3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" draw:text-style-name="P3" draw:layer="layout" svg:width="2.205cm" svg:height="0.672cm" svg:x="0.421cm" svg:y="17.569cm">
          <text:p text:style-name="P2"><text:span text:style-name="T3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" draw:text-style-name="P3" draw:layer="layout" svg:width="3.014cm" svg:height="0.672cm" svg:x="0.421cm" svg:y="19.366cm">
          <text:p text:style-name="P2"><text:span text:style-name="T3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line draw:name="Line 32" draw:style-name="gr2" draw:text-style-name="P1" draw:layer="layout" svg:x1="5.569cm" svg:y1="20.227cm" svg:x2="5.57cm" svg:y2="20.562cm">
            <text:p/>
          </draw:line>
          <draw:line draw:name="Line 33" draw:style-name="gr8" draw:text-style-name="P1" draw:layer="layout" svg:x1="5.569cm" svg:y1="18.58cm" svg:x2="5.57cm" svg:y2="20.397cm">
            <text:p/>
          </draw:line>
        </draw:g>
        <draw:g draw:name="Group 34">
          <draw:line draw:name="Line 35" draw:style-name="gr2" draw:text-style-name="P1" draw:layer="layout" svg:x1="4.786cm" svg:y1="20.227cm" svg:x2="4.787cm" svg:y2="20.562cm">
            <text:p/>
          </draw:line>
          <draw:line draw:name="Line 36" draw:style-name="gr8" draw:text-style-name="P1" draw:layer="layout" svg:x1="4.786cm" svg:y1="18.58cm" svg:x2="4.787cm" svg:y2="20.397cm">
            <text:p/>
          </draw:line>
        </draw:g>
        <draw:g draw:name="Group 37">
          <draw:line draw:name="Line 38" draw:style-name="gr2" draw:text-style-name="P1" draw:layer="layout" svg:x1="10.916cm" svg:y1="20.227cm" svg:x2="10.917cm" svg:y2="20.562cm">
            <text:p/>
          </draw:line>
          <draw:line draw:name="Line 39" draw:style-name="gr8" draw:text-style-name="P1" draw:layer="layout" svg:x1="10.916cm" svg:y1="18.58cm" svg:x2="10.917cm" svg:y2="20.397cm">
            <text:p/>
          </draw:line>
        </draw:g>
        <draw:custom-shape draw:name="CustomShape 40" draw:style-name="gr9" draw:text-style-name="P1" draw:layer="layout" svg:width="0.327cm" svg:height="0.364cm" draw:transform="rotate (1.5707963267949) translate (4.419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1" draw:style-name="gr10" draw:text-style-name="P1" draw:layer="layout" svg:x1="4.788cm" svg:y1="18.395cm" svg:x2="4.786cm" svg:y2="18.563cm">
          <text:p/>
        </draw:line>
        <draw:custom-shape draw:name="CustomShape 42" draw:style-name="gr6" draw:text-style-name="P3" draw:layer="layout" svg:width="0.401cm" svg:height="0.694cm" svg:x="3.077cm" svg:y="17.453cm">
          <text:p text:style-name="P4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" draw:layer="layout" svg:width="0.327cm" svg:height="0.412cm" draw:transform="rotate (1.5707963267949) translate (4.785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4" draw:style-name="gr6" draw:text-style-name="P3" draw:layer="layout" svg:width="0.401cm" svg:height="0.694cm" svg:x="4.424cm" svg:y="17.453cm">
          <text:p text:style-name="P4"><text:span text:style-name="T4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" draw:layer="layout" svg:width="0.327cm" svg:height="0.768cm" draw:transform="rotate (1.5707963267949) translate (2.879cm 18.447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6" draw:style-name="gr6" draw:text-style-name="P3" draw:layer="layout" svg:width="0.401cm" svg:height="0.694cm" svg:x="4.803cm" svg:y="17.453cm">
          <text:p text:style-name="P4"><text:span text:style-name="T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" draw:text-style-name="P3" draw:layer="layout" svg:width="0.604cm" svg:height="0.672cm" svg:x="14.799cm" svg:y="16.745cm">
          <text:p text:style-name="P2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" draw:text-style-name="P3" draw:layer="layout" svg:width="0.604cm" svg:height="0.672cm" svg:x="14.825cm" svg:y="18.575cm">
          <text:p text:style-name="P2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" draw:text-style-name="P3" draw:layer="layout" svg:width="0.604cm" svg:height="0.672cm" svg:x="14.825cm" svg:y="20.399cm">
          <text:p text:style-name="P2"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875cm" svg:height="0.672cm" svg:x="6.003cm" svg:y="16.745cm">
          <text:p text:style-name="P2"><text:span text:style-name="T3">1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" draw:text-style-name="P3" draw:layer="layout" svg:width="0.875cm" svg:height="0.672cm" svg:x="9.868cm" svg:y="16.745cm">
          <text:p text:style-name="P2"><text:span text:style-name="T3">2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" draw:text-style-name="P3" draw:layer="layout" svg:width="0.875cm" svg:height="0.672cm" svg:x="13.735cm" svg:y="16.745cm">
          <text:p text:style-name="P2"><text:span text:style-name="T3">3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875cm" svg:height="0.728cm" svg:x="4.388cm" svg:y="20.57cm">
          <text:p text:style-name="P2"><text:span text:style-name="T3">t</text:span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" draw:text-style-name="P3" draw:layer="layout" svg:width="0.875cm" svg:height="0.728cm" svg:x="5.241cm" svg:y="20.57cm">
          <text:p text:style-name="P2"><text:span text:style-name="T3">t</text:span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" draw:text-style-name="P3" draw:layer="layout" svg:width="0.875cm" svg:height="0.728cm" svg:x="10.6cm" svg:y="20.57cm">
          <text:p text:style-name="P2"><text:span text:style-name="T3">t</text:span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1.007cm" svg:height="0.672cm" svg:x="2.387cm" svg:y="18.679cm">
          <text:p text:style-name="P4"><text:span text:style-name="T3">1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" draw:text-style-name="P3" draw:layer="layout" svg:width="0.935cm" svg:height="0.672cm" svg:x="3.195cm" svg:y="18.679cm">
          <text:p text:style-name="P4"><text:span text:style-name="T3">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" draw:text-style-name="P3" draw:layer="layout" svg:width="0.903cm" svg:height="0.672cm" svg:x="3.984cm" svg:y="18.679cm">
          <text:p text:style-name="P4"><text:span text:style-name="T3">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" draw:text-style-name="P3" draw:layer="layout" svg:width="0.903cm" svg:height="0.672cm" svg:x="4.757cm" svg:y="18.679cm">
          <text:p text:style-name="P4"><text:span text:style-name="T3">4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" draw:text-style-name="P3" draw:layer="layout" svg:width="0.903cm" svg:height="0.672cm" svg:x="5.53cm" svg:y="18.679cm">
          <text:p text:style-name="P4"><text:span text:style-name="T3">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" draw:text-style-name="P3" draw:layer="layout" svg:width="1.185cm" svg:height="0.672cm" svg:x="9.252cm" svg:y="18.679cm">
          <text:p text:style-name="P4"><text:span text:style-name="T3">10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" draw:text-style-name="P3" draw:layer="layout" svg:width="1.177cm" svg:height="0.672cm" svg:x="13.13cm" svg:y="18.679cm">
          <text:p text:style-name="P4"><text:span text:style-name="T3">1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" draw:text-style-name="P1" draw:layer="layout" svg:width="0.504cm" svg:height="0.456cm" svg:x="1.523cm" svg:y="16.287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64" draw:style-name="gr1" draw:text-style-name="P1" draw:layer="layout" svg:width="0.504cm" svg:height="0.456cm" svg:x="1.51cm" svg:y="18.105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65" draw:style-name="gr1" draw:text-style-name="P1" draw:layer="layout" svg:width="0.504cm" svg:height="0.456cm" svg:x="1.525cm" svg:y="19.92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153" draw:style-name="gr25" draw:text-style-name="P1" draw:layer="layout" svg:width="15.001cm" svg:height="5.602cm" svg:x="1.317cm" svg:y="5.286cm">
          <draw:image xlink:href="Pictures/10000201000003760000014BB94B309210A2E857.png" xlink:type="simple" xlink:show="embed" xlink:actuate="onLoad">
            <text:p/>
          </draw:image>
        </draw:frame>
        <presentation:notes draw:style-name="dp2">
          <draw:page-thumbnail draw:style-name="gr11" draw:layer="layout" svg:width="7.709cm" svg:height="11.136cm" svg:x="6.64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1" draw:layer="layout" svg:width="12.995cm" svg:height="0.001cm" svg:x="2.338cm" svg:y="13.871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0.001cm" svg:height="2.014cm" svg:x="4.025cm" svg:y="11.8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0.001cm" svg:height="2.014cm" svg:x="8.186cm" svg:y="11.8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" draw:text-style-name="P1" draw:layer="layout" svg:width="0.001cm" svg:height="2.014cm" svg:x="10.177cm" svg:y="11.8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" draw:text-style-name="P1" draw:layer="layout" svg:width="0.001cm" svg:height="2.014cm" svg:x="12.982cm" svg:y="11.8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6" draw:text-style-name="P1" draw:layer="layout" svg:width="4.158cm" svg:height="0.001cm" svg:x="4.025cm" svg:y="12.8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6" draw:text-style-name="P1" draw:layer="layout" svg:width="1.988cm" svg:height="0.001cm" svg:x="8.186cm" svg:y="12.8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6" draw:text-style-name="P1" draw:layer="layout" svg:width="2.802cm" svg:height="0.001cm" svg:x="10.177cm" svg:y="12.8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3" draw:layer="layout" svg:width="4.158cm" svg:height="1.112cm" svg:x="4.025cm" svg:y="11.773cm">
          <text:p text:style-name="P4"><text:span text:style-name="T15">h</text:span><text:span text:style-name="T16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3" draw:layer="layout" svg:width="1.988cm" svg:height="1.112cm" svg:x="8.186cm" svg:y="11.773cm">
          <text:p text:style-name="P4"><text:span text:style-name="T15">h</text:span><text:span text:style-name="T16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3" draw:layer="layout" svg:width="2.802cm" svg:height="1.112cm" svg:x="10.177cm" svg:y="11.773cm">
          <text:p text:style-name="P4"><text:span text:style-name="T15">h</text:span><text:span text:style-name="T16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9.906cm" svg:height="0.001cm" svg:x="4.529cm" svg:y="5.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" draw:text-style-name="P1" draw:layer="layout" svg:width="9.932cm" svg:height="0.001cm" svg:x="4.529cm" svg:y="7.2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" draw:text-style-name="P1" draw:layer="layout" svg:width="9.932cm" svg:height="0.001cm" svg:x="4.529cm" svg:y="9.05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5" draw:style-name="gr2" draw:text-style-name="P1" draw:layer="layout" svg:x1="4.529cm" svg:y1="5.233cm" svg:x2="4.53cm" svg:y2="5.568cm">
          <text:p/>
        </draw:line>
        <draw:line draw:name="Line 16" draw:style-name="gr2" draw:text-style-name="P1" draw:layer="layout" svg:x1="8.392cm" svg:y1="5.233cm" svg:x2="8.393cm" svg:y2="5.568cm">
          <text:p/>
        </draw:line>
        <draw:line draw:name="Line 17" draw:style-name="gr2" draw:text-style-name="P1" draw:layer="layout" svg:x1="12.255cm" svg:y1="5.233cm" svg:x2="12.256cm" svg:y2="5.568cm">
          <text:p/>
        </draw:line>
        <draw:line draw:name="Line 18" draw:style-name="gr2" draw:text-style-name="P1" draw:layer="layout" svg:x1="4.51cm" svg:y1="7.05cm" svg:x2="4.511cm" svg:y2="7.385cm">
          <text:p/>
        </draw:line>
        <draw:line draw:name="Line 19" draw:style-name="gr2" draw:text-style-name="P1" draw:layer="layout" svg:x1="4.51cm" svg:y1="8.867cm" svg:x2="4.511cm" svg:y2="9.202cm">
          <text:p/>
        </draw:line>
        <draw:line draw:name="Line 20" draw:style-name="gr2" draw:text-style-name="P1" draw:layer="layout" svg:x1="8.381cm" svg:y1="7.05cm" svg:x2="8.382cm" svg:y2="7.385cm">
          <text:p/>
        </draw:line>
        <draw:line draw:name="Line 21" draw:style-name="gr2" draw:text-style-name="P1" draw:layer="layout" svg:x1="12.253cm" svg:y1="7.05cm" svg:x2="12.254cm" svg:y2="7.385cm">
          <text:p/>
        </draw:line>
        <draw:line draw:name="Line 22" draw:style-name="gr2" draw:text-style-name="P1" draw:layer="layout" svg:x1="5.284cm" svg:y1="7.05cm" svg:x2="5.285cm" svg:y2="7.385cm">
          <text:p/>
        </draw:line>
        <draw:line draw:name="Line 23" draw:style-name="gr2" draw:text-style-name="P1" draw:layer="layout" svg:x1="6.058cm" svg:y1="7.05cm" svg:x2="6.059cm" svg:y2="7.385cm">
          <text:p/>
        </draw:line>
        <draw:line draw:name="Line 24" draw:style-name="gr2" draw:text-style-name="P1" draw:layer="layout" svg:x1="6.833cm" svg:y1="7.05cm" svg:x2="6.834cm" svg:y2="7.385cm">
          <text:p/>
        </draw:line>
        <draw:line draw:name="Line 25" draw:style-name="gr2" draw:text-style-name="P1" draw:layer="layout" svg:x1="7.607cm" svg:y1="7.05cm" svg:x2="7.608cm" svg:y2="7.385cm">
          <text:p/>
        </draw:line>
        <draw:line draw:name="Line 26" draw:style-name="gr2" draw:text-style-name="P1" draw:layer="layout" svg:x1="9.156cm" svg:y1="7.05cm" svg:x2="9.157cm" svg:y2="7.385cm">
          <text:p/>
        </draw:line>
        <draw:line draw:name="Line 27" draw:style-name="gr2" draw:text-style-name="P1" draw:layer="layout" svg:x1="9.93cm" svg:y1="7.05cm" svg:x2="9.931cm" svg:y2="7.385cm">
          <text:p/>
        </draw:line>
        <draw:line draw:name="Line 28" draw:style-name="gr2" draw:text-style-name="P1" draw:layer="layout" svg:x1="10.704cm" svg:y1="7.05cm" svg:x2="10.705cm" svg:y2="7.385cm">
          <text:p/>
        </draw:line>
        <draw:line draw:name="Line 29" draw:style-name="gr3" draw:text-style-name="P1" draw:layer="layout" svg:x1="8.381cm" svg:y1="5.233cm" svg:x2="8.382cm" svg:y2="9.034cm">
          <text:p/>
        </draw:line>
        <draw:line draw:name="Line 30" draw:style-name="gr3" draw:text-style-name="P1" draw:layer="layout" svg:x1="12.253cm" svg:y1="5.233cm" svg:x2="12.254cm" svg:y2="9.034cm">
          <text:p/>
        </draw:line>
        <draw:custom-shape draw:name="CustomShape 31" draw:style-name="gr4" draw:text-style-name="P3" draw:layer="layout" svg:width="2.846cm" svg:height="0.672cm" svg:x="2.994cm" svg:y="4.4cm">
          <text:p text:style-name="P2"><text:span text:style-name="T11">1- 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" draw:text-style-name="P3" draw:layer="layout" svg:width="2.083cm" svg:height="0.672cm" svg:x="2.994cm" svg:y="6.223cm">
          <text:p text:style-name="P2"><text:span text:style-name="T11">2- 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" draw:text-style-name="P3" draw:layer="layout" svg:width="2.846cm" svg:height="0.672cm" svg:x="2.994cm" svg:y="8.02cm">
          <text:p text:style-name="P2"><text:span text:style-name="T11">3- 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line draw:name="Line 35" draw:style-name="gr2" draw:text-style-name="P1" draw:layer="layout" svg:x1="7.191cm" svg:y1="8.882cm" svg:x2="7.192cm" svg:y2="9.217cm">
            <text:p/>
          </draw:line>
          <draw:line draw:name="Line 36" draw:style-name="gr8" draw:text-style-name="P1" draw:layer="layout" svg:x1="7.191cm" svg:y1="7.235cm" svg:x2="7.192cm" svg:y2="9.051cm">
            <text:p/>
          </draw:line>
        </draw:g>
        <draw:custom-shape draw:name="CustomShape 37" draw:style-name="gr6" draw:text-style-name="P3" draw:layer="layout" svg:width="0.401cm" svg:height="0.694cm" svg:x="5.482cm" svg:y="6.108cm">
          <text:p text:style-name="P4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1" draw:layer="layout" svg:width="0.327cm" svg:height="0.78cm" draw:transform="rotate (1.5707963267949) translate (5.272cm 7.102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39" draw:style-name="gr4" draw:text-style-name="P3" draw:layer="layout" svg:width="0.604cm" svg:height="0.672cm" svg:x="14.135cm" svg:y="5.4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" draw:text-style-name="P3" draw:layer="layout" svg:width="0.604cm" svg:height="0.672cm" svg:x="14.161cm" svg:y="7.23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" draw:text-style-name="P3" draw:layer="layout" svg:width="0.604cm" svg:height="0.672cm" svg:x="14.161cm" svg:y="9.054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" draw:text-style-name="P3" draw:layer="layout" svg:width="0.875cm" svg:height="0.672cm" svg:x="7.951cm" svg:y="4.697cm">
          <text:p text:style-name="P2"><text:span text:style-name="T11">1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4" draw:text-style-name="P3" draw:layer="layout" svg:width="0.875cm" svg:height="0.672cm" svg:x="11.816cm" svg:y="4.697cm">
          <text:p text:style-name="P2"><text:span text:style-name="T11">2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4" draw:text-style-name="P3" draw:layer="layout" svg:width="0.875cm" svg:height="0.728cm" svg:x="6.794cm" svg:y="9.225cm">
          <text:p text:style-name="P2"><text:span text:style-name="T11">t</text:span><text:span text:style-name="T1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4" draw:text-style-name="P3" draw:layer="layout" svg:width="0.667cm" svg:height="0.672cm" svg:x="4.962cm" svg:y="7.334cm">
          <text:p text:style-name="P4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4" draw:text-style-name="P3" draw:layer="layout" svg:width="0.935cm" svg:height="0.672cm" svg:x="5.601cm" svg:y="7.334cm">
          <text:p text:style-name="P4"><text:span text:style-name="T11">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" draw:text-style-name="P3" draw:layer="layout" svg:width="0.903cm" svg:height="0.672cm" svg:x="6.39cm" svg:y="7.334cm">
          <text:p text:style-name="P4"><text:span text:style-name="T11">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" draw:text-style-name="P3" draw:layer="layout" svg:width="0.903cm" svg:height="0.672cm" svg:x="7.163cm" svg:y="7.334cm">
          <text:p text:style-name="P4"><text:span text:style-name="T11">4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" draw:text-style-name="P3" draw:layer="layout" svg:width="0.903cm" svg:height="0.672cm" svg:x="7.935cm" svg:y="7.334cm">
          <text:p text:style-name="P4"><text:span text:style-name="T11">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894cm" svg:height="0.672cm" svg:x="8.712cm" svg:y="7.334cm">
          <text:p text:style-name="P4"><text:span text:style-name="T11">6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" draw:text-style-name="P3" draw:layer="layout" svg:width="0.935cm" svg:height="0.672cm" svg:x="9.464cm" svg:y="7.334cm">
          <text:p text:style-name="P4"><text:span text:style-name="T11">7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" draw:text-style-name="P3" draw:layer="layout" svg:width="0.903cm" svg:height="0.672cm" svg:x="10.253cm" svg:y="7.334cm">
          <text:p text:style-name="P4"><text:span text:style-name="T11">8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903cm" svg:height="0.672cm" svg:x="11.039cm" svg:y="7.334cm">
          <text:p text:style-name="P4"><text:span text:style-name="T11">9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" draw:text-style-name="P3" draw:layer="layout" svg:width="1.185cm" svg:height="0.672cm" svg:x="11.658cm" svg:y="7.334cm">
          <text:p text:style-name="P4"><text:span text:style-name="T11">10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3" draw:layer="layout" svg:width="0.401cm" svg:height="0.694cm" svg:x="7.027cm" svg:y="6.108cm">
          <text:p text:style-name="P4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9" draw:text-style-name="P1" draw:layer="layout" svg:width="0.327cm" svg:height="0.78cm" draw:transform="rotate (1.5707963267949) translate (6.824cm 7.102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g draw:name="Group 57">
          <draw:line draw:name="Line 58" draw:style-name="gr2" draw:text-style-name="P1" draw:layer="layout" svg:x1="12.044cm" svg:y1="8.885cm" svg:x2="12.045cm" svg:y2="9.22cm">
            <text:p/>
          </draw:line>
          <draw:line draw:name="Line 59" draw:style-name="gr8" draw:text-style-name="P1" draw:layer="layout" svg:x1="12.044cm" svg:y1="7.238cm" svg:x2="12.045cm" svg:y2="9.055cm">
            <text:p/>
          </draw:line>
        </draw:g>
        <draw:custom-shape draw:name="CustomShape 60" draw:style-name="gr4" draw:text-style-name="P3" draw:layer="layout" svg:width="0.875cm" svg:height="0.728cm" svg:x="11.728cm" svg:y="9.228cm">
          <text:p text:style-name="P2"><text:span text:style-name="T11">t</text:span><text:span text:style-name="T1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2" draw:text-style-name="P1" draw:layer="layout" svg:x1="11.479cm" svg:y1="7.05cm" svg:x2="11.48cm" svg:y2="7.385cm">
          <text:p/>
        </draw:line>
        <draw:g draw:name="Group 62">
          <draw:line draw:name="Line 63" draw:style-name="gr2" draw:text-style-name="P1" draw:layer="layout" svg:x1="11.648cm" svg:y1="8.884cm" svg:x2="11.649cm" svg:y2="9.219cm">
            <text:p/>
          </draw:line>
          <draw:line draw:name="Line 64" draw:style-name="gr8" draw:text-style-name="P1" draw:layer="layout" svg:x1="11.648cm" svg:y1="7.237cm" svg:x2="11.649cm" svg:y2="9.054cm">
            <text:p/>
          </draw:line>
        </draw:g>
        <draw:custom-shape draw:name="CustomShape 65" draw:style-name="gr4" draw:text-style-name="P3" draw:layer="layout" svg:width="0.875cm" svg:height="0.728cm" svg:x="11.333cm" svg:y="9.227cm">
          <text:p text:style-name="P2"><text:span text:style-name="T11">t</text:span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6" draw:text-style-name="P3" draw:layer="layout" svg:width="1.504cm" svg:height="0.25cm" svg:x="2.502cm" svg:y="12.697cm">
          <text:p text:style-name="P6"><text:span text:style-name="T15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6" draw:text-style-name="P3" draw:layer="layout" svg:width="2.031cm" svg:height="0.25cm" svg:x="12.991cm" svg:y="12.724cm">
          <text:p text:style-name="P7"><text:span text:style-name="T15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" draw:text-style-name="P1" draw:layer="layout" svg:width="12.995cm" svg:height="0.001cm" svg:x="3.097cm" svg:y="19.24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1" draw:text-style-name="P1" draw:layer="layout" svg:width="13.021cm" svg:height="0.001cm" svg:x="3.097cm" svg:y="21.08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1" draw:text-style-name="P1" draw:layer="layout" svg:width="13.021cm" svg:height="0.016cm" svg:x="3.097cm" svg:y="22.88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71" draw:style-name="gr2" draw:text-style-name="P1" draw:layer="layout" svg:x1="3.115cm" svg:y1="19.085cm" svg:x2="3.116cm" svg:y2="19.42cm">
          <text:p/>
        </draw:line>
        <draw:line draw:name="Line 72" draw:style-name="gr2" draw:text-style-name="P1" draw:layer="layout" svg:x1="6.978cm" svg:y1="19.085cm" svg:x2="6.979cm" svg:y2="19.42cm">
          <text:p/>
        </draw:line>
        <draw:line draw:name="Line 73" draw:style-name="gr2" draw:text-style-name="P1" draw:layer="layout" svg:x1="10.841cm" svg:y1="19.085cm" svg:x2="10.842cm" svg:y2="19.42cm">
          <text:p/>
        </draw:line>
        <draw:line draw:name="Line 74" draw:style-name="gr2" draw:text-style-name="P1" draw:layer="layout" svg:x1="14.704cm" svg:y1="19.085cm" svg:x2="14.705cm" svg:y2="19.42cm">
          <text:p/>
        </draw:line>
        <draw:line draw:name="Line 75" draw:style-name="gr2" draw:text-style-name="P1" draw:layer="layout" svg:x1="3.096cm" svg:y1="20.902cm" svg:x2="3.097cm" svg:y2="21.237cm">
          <text:p/>
        </draw:line>
        <draw:line draw:name="Line 76" draw:style-name="gr2" draw:text-style-name="P1" draw:layer="layout" svg:x1="3.096cm" svg:y1="22.719cm" svg:x2="3.097cm" svg:y2="23.054cm">
          <text:p/>
        </draw:line>
        <draw:line draw:name="Line 77" draw:style-name="gr2" draw:text-style-name="P1" draw:layer="layout" svg:x1="14.711cm" svg:y1="20.902cm" svg:x2="14.712cm" svg:y2="21.237cm">
          <text:p/>
        </draw:line>
        <draw:line draw:name="Line 78" draw:style-name="gr2" draw:text-style-name="P1" draw:layer="layout" svg:x1="11.614cm" svg:y1="20.902cm" svg:x2="11.615cm" svg:y2="21.237cm">
          <text:p/>
        </draw:line>
        <draw:line draw:name="Line 79" draw:style-name="gr2" draw:text-style-name="P1" draw:layer="layout" svg:x1="12.388cm" svg:y1="20.902cm" svg:x2="12.389cm" svg:y2="21.237cm">
          <text:p/>
        </draw:line>
        <draw:line draw:name="Line 80" draw:style-name="gr2" draw:text-style-name="P1" draw:layer="layout" svg:x1="13.162cm" svg:y1="20.902cm" svg:x2="13.163cm" svg:y2="21.237cm">
          <text:p/>
        </draw:line>
        <draw:line draw:name="Line 81" draw:style-name="gr2" draw:text-style-name="P1" draw:layer="layout" svg:x1="13.937cm" svg:y1="20.902cm" svg:x2="13.938cm" svg:y2="21.237cm">
          <text:p/>
        </draw:line>
        <draw:line draw:name="Line 82" draw:style-name="gr3" draw:text-style-name="P1" draw:layer="layout" svg:x1="6.968cm" svg:y1="19.085cm" svg:x2="6.969cm" svg:y2="22.886cm">
          <text:p/>
        </draw:line>
        <draw:line draw:name="Line 83" draw:style-name="gr3" draw:text-style-name="P1" draw:layer="layout" svg:x1="10.839cm" svg:y1="19.085cm" svg:x2="10.84cm" svg:y2="22.886cm">
          <text:p/>
        </draw:line>
        <draw:line draw:name="Line 84" draw:style-name="gr3" draw:text-style-name="P1" draw:layer="layout" svg:x1="14.704cm" svg:y1="19.134cm" svg:x2="14.705cm" svg:y2="22.935cm">
          <text:p/>
        </draw:line>
        <draw:custom-shape draw:name="CustomShape 85" draw:style-name="gr4" draw:text-style-name="P3" draw:layer="layout" svg:width="3.014cm" svg:height="0.672cm" svg:x="1.413cm" svg:y="18.252cm">
          <text:p text:style-name="P2"><text:span text:style-name="T1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4" draw:text-style-name="P3" draw:layer="layout" svg:width="2.205cm" svg:height="0.672cm" svg:x="1.413cm" svg:y="20.075cm">
          <text:p text:style-name="P2"><text:span text:style-name="T11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4" draw:text-style-name="P3" draw:layer="layout" svg:width="3.014cm" svg:height="0.672cm" svg:x="1.413cm" svg:y="21.872cm">
          <text:p text:style-name="P2"><text:span text:style-name="T1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4" draw:text-style-name="P3" draw:layer="layout" svg:width="0.604cm" svg:height="0.672cm" svg:x="15.791cm" svg:y="19.252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4" draw:text-style-name="P3" draw:layer="layout" svg:width="0.604cm" svg:height="0.672cm" svg:x="15.817cm" svg:y="21.082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4" draw:text-style-name="P3" draw:layer="layout" svg:width="0.604cm" svg:height="0.672cm" svg:x="15.817cm" svg:y="22.906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4" draw:text-style-name="P3" draw:layer="layout" svg:width="0.875cm" svg:height="0.672cm" svg:x="6.995cm" svg:y="19.252cm">
          <text:p text:style-name="P2"><text:span text:style-name="T11">1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4" draw:text-style-name="P3" draw:layer="layout" svg:width="0.875cm" svg:height="0.672cm" svg:x="10.86cm" svg:y="19.252cm">
          <text:p text:style-name="P2"><text:span text:style-name="T11">2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4" draw:text-style-name="P3" draw:layer="layout" svg:width="0.875cm" svg:height="0.672cm" svg:x="14.728cm" svg:y="19.252cm">
          <text:p text:style-name="P2"><text:span text:style-name="T11">3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4" draw:text-style-name="P3" draw:layer="layout" svg:width="1.177cm" svg:height="0.672cm" svg:x="14.122cm" svg:y="21.186cm">
          <text:p text:style-name="P4"><text:span text:style-name="T11">1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" draw:text-style-name="P1" draw:layer="layout" svg:width="0.504cm" svg:height="0.456cm" svg:x="2.516cm" svg:y="18.793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6" draw:style-name="gr1" draw:text-style-name="P1" draw:layer="layout" svg:width="0.504cm" svg:height="0.456cm" svg:x="2.502cm" svg:y="20.611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7" draw:style-name="gr1" draw:text-style-name="P1" draw:layer="layout" svg:width="0.504cm" svg:height="0.456cm" svg:x="2.517cm" svg:y="22.428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98" draw:style-name="gr2" draw:text-style-name="P1" draw:layer="layout" svg:x1="6.967cm" svg:y1="20.903cm" svg:x2="6.968cm" svg:y2="21.238cm">
          <text:p/>
        </draw:line>
        <draw:line draw:name="Line 99" draw:style-name="gr2" draw:text-style-name="P1" draw:layer="layout" svg:x1="10.839cm" svg:y1="20.903cm" svg:x2="10.84cm" svg:y2="21.238cm">
          <text:p/>
        </draw:line>
        <draw:line draw:name="Line 100" draw:style-name="gr2" draw:text-style-name="P1" draw:layer="layout" svg:x1="3.87cm" svg:y1="20.903cm" svg:x2="3.871cm" svg:y2="21.238cm">
          <text:p/>
        </draw:line>
        <draw:line draw:name="Line 101" draw:style-name="gr2" draw:text-style-name="P1" draw:layer="layout" svg:x1="4.644cm" svg:y1="20.903cm" svg:x2="4.645cm" svg:y2="21.238cm">
          <text:p/>
        </draw:line>
        <draw:line draw:name="Line 102" draw:style-name="gr2" draw:text-style-name="P1" draw:layer="layout" svg:x1="5.419cm" svg:y1="20.903cm" svg:x2="5.42cm" svg:y2="21.238cm">
          <text:p/>
        </draw:line>
        <draw:line draw:name="Line 103" draw:style-name="gr2" draw:text-style-name="P1" draw:layer="layout" svg:x1="6.193cm" svg:y1="20.903cm" svg:x2="6.194cm" svg:y2="21.238cm">
          <text:p/>
        </draw:line>
        <draw:line draw:name="Line 104" draw:style-name="gr2" draw:text-style-name="P1" draw:layer="layout" svg:x1="7.742cm" svg:y1="20.903cm" svg:x2="7.743cm" svg:y2="21.238cm">
          <text:p/>
        </draw:line>
        <draw:line draw:name="Line 105" draw:style-name="gr2" draw:text-style-name="P1" draw:layer="layout" svg:x1="8.516cm" svg:y1="20.903cm" svg:x2="8.517cm" svg:y2="21.238cm">
          <text:p/>
        </draw:line>
        <draw:line draw:name="Line 106" draw:style-name="gr2" draw:text-style-name="P1" draw:layer="layout" svg:x1="9.29cm" svg:y1="20.903cm" svg:x2="9.291cm" svg:y2="21.238cm">
          <text:p/>
        </draw:line>
        <draw:g draw:name="Group 107">
          <draw:line draw:name="Line 108" draw:style-name="gr2" draw:text-style-name="P1" draw:layer="layout" svg:x1="5.777cm" svg:y1="22.735cm" svg:x2="5.778cm" svg:y2="23.07cm">
            <text:p/>
          </draw:line>
          <draw:line draw:name="Line 109" draw:style-name="gr8" draw:text-style-name="P1" draw:layer="layout" svg:x1="5.777cm" svg:y1="21.088cm" svg:x2="5.778cm" svg:y2="22.905cm">
            <text:p/>
          </draw:line>
        </draw:g>
        <draw:custom-shape draw:name="CustomShape 110" draw:style-name="gr6" draw:text-style-name="P3" draw:layer="layout" svg:width="0.401cm" svg:height="0.694cm" svg:x="4.102cm" svg:y="19.961cm">
          <text:p text:style-name="P4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" draw:text-style-name="P1" draw:layer="layout" svg:width="0.327cm" svg:height="0.78cm" draw:transform="rotate (1.5707963267949) translate (3.858cm 20.955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12" draw:style-name="gr4" draw:text-style-name="P3" draw:layer="layout" svg:width="0.875cm" svg:height="0.728cm" svg:x="5.38cm" svg:y="23.078cm">
          <text:p text:style-name="P2"><text:span text:style-name="T11">t</text:span><text:span text:style-name="T1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4" draw:text-style-name="P3" draw:layer="layout" svg:width="0.935cm" svg:height="0.672cm" svg:x="4.187cm" svg:y="21.187cm">
          <text:p text:style-name="P4"><text:span text:style-name="T11">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" draw:text-style-name="P3" draw:layer="layout" svg:width="0.903cm" svg:height="0.672cm" svg:x="4.976cm" svg:y="21.187cm">
          <text:p text:style-name="P4"><text:span text:style-name="T11">3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4" draw:text-style-name="P3" draw:layer="layout" svg:width="0.903cm" svg:height="0.672cm" svg:x="5.749cm" svg:y="21.187cm">
          <text:p text:style-name="P4"><text:span text:style-name="T11">4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" draw:text-style-name="P3" draw:layer="layout" svg:width="0.903cm" svg:height="0.672cm" svg:x="6.521cm" svg:y="21.187cm">
          <text:p text:style-name="P4"><text:span text:style-name="T11">5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" draw:text-style-name="P3" draw:layer="layout" svg:width="0.894cm" svg:height="0.672cm" svg:x="7.298cm" svg:y="21.187cm">
          <text:p text:style-name="P4"><text:span text:style-name="T11">6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" draw:text-style-name="P3" draw:layer="layout" svg:width="0.935cm" svg:height="0.672cm" svg:x="8.05cm" svg:y="21.187cm">
          <text:p text:style-name="P4"><text:span text:style-name="T11">7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4" draw:text-style-name="P3" draw:layer="layout" svg:width="0.903cm" svg:height="0.672cm" svg:x="8.839cm" svg:y="21.187cm">
          <text:p text:style-name="P4"><text:span text:style-name="T11">8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4" draw:text-style-name="P3" draw:layer="layout" svg:width="0.903cm" svg:height="0.672cm" svg:x="9.625cm" svg:y="21.187cm">
          <text:p text:style-name="P4"><text:span text:style-name="T11">9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4" draw:text-style-name="P3" draw:layer="layout" svg:width="1.185cm" svg:height="0.672cm" svg:x="10.277cm" svg:y="21.187cm">
          <text:p text:style-name="P4"><text:span text:style-name="T11">10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6" draw:text-style-name="P3" draw:layer="layout" svg:width="0.401cm" svg:height="0.694cm" svg:x="5.646cm" svg:y="19.961cm">
          <text:p text:style-name="P4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9" draw:text-style-name="P1" draw:layer="layout" svg:width="0.327cm" svg:height="0.78cm" draw:transform="rotate (1.5707963267949) translate (5.41cm 20.955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g draw:name="Group 124">
          <draw:line draw:name="Line 125" draw:style-name="gr2" draw:text-style-name="P1" draw:layer="layout" svg:x1="10.63cm" svg:y1="22.738cm" svg:x2="10.631cm" svg:y2="23.073cm">
            <text:p/>
          </draw:line>
          <draw:line draw:name="Line 126" draw:style-name="gr8" draw:text-style-name="P1" draw:layer="layout" svg:x1="10.63cm" svg:y1="21.091cm" svg:x2="10.631cm" svg:y2="22.908cm">
            <text:p/>
          </draw:line>
        </draw:g>
        <draw:custom-shape draw:name="CustomShape 127" draw:style-name="gr4" draw:text-style-name="P3" draw:layer="layout" svg:width="0.875cm" svg:height="0.728cm" svg:x="10.314cm" svg:y="23.081cm">
          <text:p text:style-name="P2"><text:span text:style-name="T11">t</text:span><text:span text:style-name="T1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2" draw:text-style-name="P1" draw:layer="layout" svg:x1="10.065cm" svg:y1="20.903cm" svg:x2="10.066cm" svg:y2="21.238cm">
          <text:p/>
        </draw:line>
        <draw:g draw:name="Group 129">
          <draw:line draw:name="Line 130" draw:style-name="gr2" draw:text-style-name="P1" draw:layer="layout" svg:x1="10.234cm" svg:y1="22.738cm" svg:x2="10.235cm" svg:y2="23.073cm">
            <text:p/>
          </draw:line>
          <draw:line draw:name="Line 131" draw:style-name="gr8" draw:text-style-name="P1" draw:layer="layout" svg:x1="10.234cm" svg:y1="21.091cm" svg:x2="10.235cm" svg:y2="22.907cm">
            <text:p/>
          </draw:line>
        </draw:g>
        <draw:custom-shape draw:name="CustomShape 132" draw:style-name="gr4" draw:text-style-name="P3" draw:layer="layout" svg:width="0.875cm" svg:height="0.728cm" svg:x="9.919cm" svg:y="23.08cm">
          <text:p text:style-name="P2"><text:span text:style-name="T11">t</text:span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4" draw:text-style-name="P3" draw:layer="layout" svg:width="1.752cm" svg:height="1.016cm" svg:x="3.157cm" svg:y="13.88cm">
          <text:p text:style-name="P4"><text:span text:style-name="T17">t</text:span><text:span text:style-name="T18">k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4" draw:text-style-name="P3" draw:layer="layout" svg:width="1.752cm" svg:height="1.016cm" svg:x="7.308cm" svg:y="13.88cm">
          <text:p text:style-name="P4"><text:span text:style-name="T17">t</text:span><text:span text:style-name="T18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4" draw:text-style-name="P3" draw:layer="layout" svg:width="1.752cm" svg:height="1.016cm" svg:x="9.317cm" svg:y="13.88cm">
          <text:p text:style-name="P4"><text:span text:style-name="T17">t</text:span><text:span text:style-name="T18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4" draw:text-style-name="P3" draw:layer="layout" svg:width="1.752cm" svg:height="1.016cm" svg:x="12.038cm" svg:y="13.88cm">
          <text:p text:style-name="P4"><text:span text:style-name="T17">t</text:span><text:span text:style-name="T18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4" draw:text-style-name="P3" draw:layer="layout" svg:width="1.752cm" svg:height="1.096cm" svg:x="14.425cm" svg:y="13.794cm">
          <text:p text:style-name="P4"><text:span text:style-name="T19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" draw:text-style-name="P1" draw:layer="layout" svg:width="0.504cm" svg:height="0.456cm" svg:x="4.015cm" svg:y="4.967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9" draw:style-name="gr1" draw:text-style-name="P1" draw:layer="layout" svg:width="0.504cm" svg:height="0.456cm" svg:x="4.001cm" svg:y="6.785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40" draw:style-name="gr1" draw:text-style-name="P1" draw:layer="layout" svg:width="0.504cm" svg:height="0.456cm" svg:x="4.016cm" svg:y="8.60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41" draw:style-name="gr13" draw:text-style-name="P1" draw:layer="layout" svg:x1="3.749cm" svg:y1="13.684cm" svg:x2="3.75cm" svg:y2="14.019cm">
          <text:p/>
        </draw:line>
        <draw:line draw:name="Line 142" draw:style-name="gr13" draw:text-style-name="P1" draw:layer="layout" svg:x1="6.701cm" svg:y1="13.671cm" svg:x2="6.702cm" svg:y2="14.006cm">
          <text:p/>
        </draw:line>
        <draw:line draw:name="Line 143" draw:style-name="gr13" draw:text-style-name="P1" draw:layer="layout" svg:x1="9.654cm" svg:y1="13.671cm" svg:x2="9.655cm" svg:y2="14.006cm">
          <text:p/>
        </draw:line>
        <draw:line draw:name="Line 144" draw:style-name="gr13" draw:text-style-name="P1" draw:layer="layout" svg:x1="12.606cm" svg:y1="13.671cm" svg:x2="12.607cm" svg:y2="14.006cm">
          <text:p/>
        </draw:line>
        <draw:custom-shape draw:name="CustomShape 145" draw:style-name="gr4" draw:text-style-name="P3" draw:layer="layout" svg:width="1.637cm" svg:height="0.693cm" svg:x="2.385cm" svg:y="13.105cm">
          <text:p text:style-name="P8"><text:span text:style-name="T20">(k-2)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4" draw:text-style-name="P3" draw:layer="layout" svg:width="1.752cm" svg:height="0.693cm" svg:x="5.242cm" svg:y="13.105cm">
          <text:p text:style-name="P8"><text:span text:style-name="T20">(k-1)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4" draw:text-style-name="P3" draw:layer="layout" svg:width="1.752cm" svg:height="0.693cm" svg:x="11.186cm" svg:y="13.105cm">
          <text:p text:style-name="P8"><text:span text:style-name="T20">(k+1)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4" draw:text-style-name="P3" draw:layer="layout" svg:width="1.752cm" svg:height="0.693cm" svg:x="8.214cm" svg:y="13.105cm">
          <text:p text:style-name="P8"><text:span text:style-name="T20">(k)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6" draw:text-style-name="P3" draw:layer="layout" svg:width="0.401cm" svg:height="0.694cm" svg:x="11.681cm" svg:y="6.108cm">
          <text:p text:style-name="P4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9" draw:text-style-name="P1" draw:layer="layout" svg:width="0.327cm" svg:height="0.78cm" draw:transform="rotate (1.5707963267949) translate (11.479cm 7.102cm)">
          <text:p/>
          <draw:enhanced-geometry draw:mirror-horizontal="false" draw:mirror-vertical="false" draw:text-areas="0 ?f15 ?f14 ?f16" svg:viewBox="0 0 0 0" draw:type="ooxml-rightBrace" draw:modifiers="2727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Picture 1" draw:style-name="gr25" draw:text-style-name="P1" draw:layer="layout" svg:width="13.85cm" svg:height="3.469cm" svg:x="-15.025cm" svg:y="5.121cm">
          <draw:image xlink:href="Pictures/1000020100000332000000CDA07A9666512BC9A1.png" xlink:type="simple" xlink:show="embed" xlink:actuate="onLoad">
            <text:p/>
          </draw:image>
        </draw:frame>
        <draw:frame draw:name="Picture 2" draw:style-name="gr25" draw:text-style-name="P1" draw:layer="layout" svg:width="13.85cm" svg:height="3.469cm" svg:x="-11.042cm" svg:y="11.862cm">
          <draw:image xlink:href="Pictures/1000020100000332000000CDEC200429FAD2162F.png" xlink:type="simple" xlink:show="embed" xlink:actuate="onLoad">
            <text:p/>
          </draw:image>
        </draw:frame>
        <presentation:notes draw:style-name="dp2">
          <draw:page-thumbnail draw:style-name="gr11" draw:layer="layout" svg:width="7.709cm" svg:height="11.136cm" svg:x="6.64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1" draw:layer="layout" svg:width="12.995cm" svg:height="0.001cm" svg:x="3.026cm" svg:y="2.65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13.021cm" svg:height="0.001cm" svg:x="3.026cm" svg:y="4.4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13.021cm" svg:height="0.016cm" svg:x="3.026cm" svg:y="6.29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4" draw:style-name="gr2" draw:text-style-name="P1" draw:layer="layout" svg:x1="3.045cm" svg:y1="2.502cm" svg:x2="3.046cm" svg:y2="2.838cm">
          <text:p/>
        </draw:line>
        <draw:line draw:name="Line 5" draw:style-name="gr2" draw:text-style-name="P1" draw:layer="layout" svg:x1="3.026cm" svg:y1="4.31cm" svg:x2="3.027cm" svg:y2="4.646cm">
          <text:p/>
        </draw:line>
        <draw:line draw:name="Line 6" draw:style-name="gr2" draw:text-style-name="P1" draw:layer="layout" svg:x1="3.026cm" svg:y1="6.127cm" svg:x2="3.027cm" svg:y2="6.462cm">
          <text:p/>
        </draw:line>
        <draw:line draw:name="Line 7" draw:style-name="gr14" draw:text-style-name="P1" draw:layer="layout" svg:x1="3.634cm" svg:y1="2.658cm" svg:x2="3.635cm" svg:y2="4.495cm">
          <text:p/>
        </draw:line>
        <draw:custom-shape draw:name="CustomShape 8" draw:style-name="gr4" draw:text-style-name="P3" draw:layer="layout" svg:width="3.014cm" svg:height="0.672cm" svg:x="1.342cm" svg:y="1.66cm">
          <text:p text:style-name="P2"><text:span text:style-name="T1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3" draw:layer="layout" svg:width="2.205cm" svg:height="0.672cm" svg:x="1.342cm" svg:y="3.484cm">
          <text:p text:style-name="P2"><text:span text:style-name="T11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3" draw:layer="layout" svg:width="3.014cm" svg:height="0.672cm" svg:x="1.342cm" svg:y="5.281cm">
          <text:p text:style-name="P2"><text:span text:style-name="T1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3" draw:layer="layout" svg:width="0.604cm" svg:height="0.672cm" svg:x="15.72cm" svg:y="2.66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3" draw:layer="layout" svg:width="0.604cm" svg:height="0.672cm" svg:x="15.746cm" svg:y="4.491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draw:layer="layout" svg:width="0.604cm" svg:height="0.672cm" svg:x="15.746cm" svg:y="6.314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0.504cm" svg:height="0.456cm" svg:x="2.445cm" svg:y="2.20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5" draw:style-name="gr1" draw:text-style-name="P1" draw:layer="layout" svg:width="0.504cm" svg:height="0.456cm" svg:x="2.431cm" svg:y="4.0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6" draw:style-name="gr1" draw:text-style-name="P1" draw:layer="layout" svg:width="0.504cm" svg:height="0.456cm" svg:x="2.446cm" svg:y="5.837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Group 17">
          <draw:line draw:name="Line 18" draw:style-name="gr24" draw:text-style-name="P1" draw:layer="layout" svg:x1="5.706cm" svg:y1="5.834cm" svg:x2="5.707cm" svg:y2="6.479cm">
            <text:p/>
          </draw:line>
          <draw:line draw:name="Line 19" draw:style-name="gr27" draw:text-style-name="P1" draw:layer="layout" svg:x1="5.706cm" svg:y1="2.668cm" svg:x2="5.707cm" svg:y2="6.161cm">
            <text:p/>
          </draw:line>
        </draw:g>
        <draw:g draw:name="Group 20">
          <draw:line draw:name="Line 21" draw:style-name="gr24" draw:text-style-name="P1" draw:layer="layout" svg:x1="10.559cm" svg:y1="5.837cm" svg:x2="10.56cm" svg:y2="6.482cm">
            <text:p/>
          </draw:line>
          <draw:line draw:name="Line 22" draw:style-name="gr27" draw:text-style-name="P1" draw:layer="layout" svg:x1="10.559cm" svg:y1="2.668cm" svg:x2="10.56cm" svg:y2="6.164cm">
            <text:p/>
          </draw:line>
        </draw:g>
        <draw:g draw:name="Group 23">
          <draw:line draw:name="Line 24" draw:style-name="gr24" draw:text-style-name="P1" draw:layer="layout" svg:x1="10.164cm" svg:y1="5.835cm" svg:x2="10.165cm" svg:y2="6.481cm">
            <text:p/>
          </draw:line>
          <draw:line draw:name="Line 25" draw:style-name="gr27" draw:text-style-name="P1" draw:layer="layout" svg:x1="10.164cm" svg:y1="2.66cm" svg:x2="10.165cm" svg:y2="6.162cm">
            <text:p/>
          </draw:line>
        </draw:g>
        <draw:custom-shape draw:name="CustomShape 26" draw:style-name="gr4" draw:text-style-name="P3" draw:layer="layout" svg:width="0.875cm" svg:height="0.728cm" svg:x="9.848cm" svg:y="6.489cm">
          <text:p text:style-name="P2"><text:span text:style-name="T11">t</text:span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" draw:text-style-name="P1" draw:layer="layout" svg:x1="14.648cm" svg:y1="2.502cm" svg:x2="14.649cm" svg:y2="2.838cm">
          <text:p/>
        </draw:line>
        <draw:line draw:name="Line 28" draw:style-name="gr2" draw:text-style-name="P1" draw:layer="layout" svg:x1="11.554cm" svg:y1="2.502cm" svg:x2="11.555cm" svg:y2="2.838cm">
          <text:p/>
        </draw:line>
        <draw:line draw:name="Line 29" draw:style-name="gr2" draw:text-style-name="P1" draw:layer="layout" svg:x1="12.328cm" svg:y1="2.502cm" svg:x2="12.329cm" svg:y2="2.838cm">
          <text:p/>
        </draw:line>
        <draw:line draw:name="Line 30" draw:style-name="gr2" draw:text-style-name="P1" draw:layer="layout" svg:x1="13.101cm" svg:y1="2.502cm" svg:x2="13.102cm" svg:y2="2.838cm">
          <text:p/>
        </draw:line>
        <draw:line draw:name="Line 31" draw:style-name="gr2" draw:text-style-name="P1" draw:layer="layout" svg:x1="13.875cm" svg:y1="2.502cm" svg:x2="13.876cm" svg:y2="2.838cm">
          <text:p/>
        </draw:line>
        <draw:line draw:name="Line 32" draw:style-name="gr2" draw:text-style-name="P1" draw:layer="layout" svg:x1="6.913cm" svg:y1="2.502cm" svg:x2="6.914cm" svg:y2="2.838cm">
          <text:p/>
        </draw:line>
        <draw:line draw:name="Line 33" draw:style-name="gr2" draw:text-style-name="P1" draw:layer="layout" svg:x1="10.781cm" svg:y1="2.502cm" svg:x2="10.782cm" svg:y2="2.838cm">
          <text:p/>
        </draw:line>
        <draw:line draw:name="Line 34" draw:style-name="gr2" draw:text-style-name="P1" draw:layer="layout" svg:x1="3.818cm" svg:y1="2.502cm" svg:x2="3.819cm" svg:y2="2.838cm">
          <text:p/>
        </draw:line>
        <draw:line draw:name="Line 35" draw:style-name="gr2" draw:text-style-name="P1" draw:layer="layout" svg:x1="4.592cm" svg:y1="2.502cm" svg:x2="4.593cm" svg:y2="2.838cm">
          <text:p/>
        </draw:line>
        <draw:line draw:name="Line 36" draw:style-name="gr2" draw:text-style-name="P1" draw:layer="layout" svg:x1="5.365cm" svg:y1="2.502cm" svg:x2="5.366cm" svg:y2="2.838cm">
          <text:p/>
        </draw:line>
        <draw:line draw:name="Line 37" draw:style-name="gr2" draw:text-style-name="P1" draw:layer="layout" svg:x1="6.139cm" svg:y1="2.502cm" svg:x2="6.14cm" svg:y2="2.838cm">
          <text:p/>
        </draw:line>
        <draw:line draw:name="Line 38" draw:style-name="gr2" draw:text-style-name="P1" draw:layer="layout" svg:x1="7.686cm" svg:y1="2.502cm" svg:x2="7.687cm" svg:y2="2.838cm">
          <text:p/>
        </draw:line>
        <draw:line draw:name="Line 39" draw:style-name="gr2" draw:text-style-name="P1" draw:layer="layout" svg:x1="8.46cm" svg:y1="2.502cm" svg:x2="8.461cm" svg:y2="2.838cm">
          <text:p/>
        </draw:line>
        <draw:line draw:name="Line 40" draw:style-name="gr2" draw:text-style-name="P1" draw:layer="layout" svg:x1="9.233cm" svg:y1="2.502cm" svg:x2="9.234cm" svg:y2="2.838cm">
          <text:p/>
        </draw:line>
        <draw:line draw:name="Line 41" draw:style-name="gr2" draw:text-style-name="P1" draw:layer="layout" svg:x1="10.007cm" svg:y1="2.502cm" svg:x2="10.008cm" svg:y2="2.838cm">
          <text:p/>
        </draw:line>
        <draw:line draw:name="Line 42" draw:style-name="gr13" draw:text-style-name="P1" draw:layer="layout" svg:x1="3.634cm" svg:y1="4.31cm" svg:x2="3.635cm" svg:y2="4.646cm">
          <text:p/>
        </draw:line>
        <draw:line draw:name="Line 43" draw:style-name="gr13" draw:text-style-name="P1" draw:layer="layout" svg:x1="4.028cm" svg:y1="4.31cm" svg:x2="4.029cm" svg:y2="4.646cm">
          <text:p/>
        </draw:line>
        <draw:line draw:name="Line 44" draw:style-name="gr13" draw:text-style-name="P1" draw:layer="layout" svg:x1="4.482cm" svg:y1="4.31cm" svg:x2="4.483cm" svg:y2="4.646cm">
          <text:p/>
        </draw:line>
        <draw:line draw:name="Line 45" draw:style-name="gr13" draw:text-style-name="P1" draw:layer="layout" svg:x1="5.583cm" svg:y1="4.31cm" svg:x2="5.584cm" svg:y2="4.646cm">
          <text:p/>
        </draw:line>
        <draw:line draw:name="Line 46" draw:style-name="gr13" draw:text-style-name="P1" draw:layer="layout" svg:x1="6.625cm" svg:y1="4.31cm" svg:x2="6.626cm" svg:y2="4.646cm">
          <text:p/>
        </draw:line>
        <draw:line draw:name="Line 47" draw:style-name="gr13" draw:text-style-name="P1" draw:layer="layout" svg:x1="7.139cm" svg:y1="4.31cm" svg:x2="7.14cm" svg:y2="4.646cm">
          <text:p/>
        </draw:line>
        <draw:line draw:name="Line 48" draw:style-name="gr13" draw:text-style-name="P1" draw:layer="layout" svg:x1="8.133cm" svg:y1="4.31cm" svg:x2="8.134cm" svg:y2="4.646cm">
          <text:p/>
        </draw:line>
        <draw:line draw:name="Line 49" draw:style-name="gr13" draw:text-style-name="P1" draw:layer="layout" svg:x1="8.68cm" svg:y1="4.31cm" svg:x2="8.681cm" svg:y2="4.646cm">
          <text:p/>
        </draw:line>
        <draw:line draw:name="Line 50" draw:style-name="gr13" draw:text-style-name="P1" draw:layer="layout" svg:x1="9.46cm" svg:y1="4.31cm" svg:x2="9.461cm" svg:y2="4.646cm">
          <text:p/>
        </draw:line>
        <draw:line draw:name="Line 51" draw:style-name="gr13" draw:text-style-name="P1" draw:layer="layout" svg:x1="10.374cm" svg:y1="4.31cm" svg:x2="10.375cm" svg:y2="4.646cm">
          <text:p/>
        </draw:line>
        <draw:line draw:name="Line 52" draw:style-name="gr13" draw:text-style-name="P1" draw:layer="layout" svg:x1="11.034cm" svg:y1="4.31cm" svg:x2="11.035cm" svg:y2="4.646cm">
          <text:p/>
        </draw:line>
        <draw:line draw:name="Line 53" draw:style-name="gr13" draw:text-style-name="P1" draw:layer="layout" svg:x1="11.388cm" svg:y1="4.31cm" svg:x2="11.389cm" svg:y2="4.646cm">
          <text:p/>
        </draw:line>
        <draw:line draw:name="Line 54" draw:style-name="gr13" draw:text-style-name="P1" draw:layer="layout" svg:x1="12.197cm" svg:y1="4.31cm" svg:x2="12.198cm" svg:y2="4.646cm">
          <text:p/>
        </draw:line>
        <draw:line draw:name="Line 55" draw:style-name="gr13" draw:text-style-name="P1" draw:layer="layout" svg:x1="13.302cm" svg:y1="4.31cm" svg:x2="13.303cm" svg:y2="4.646cm">
          <text:p/>
        </draw:line>
        <draw:line draw:name="Line 56" draw:style-name="gr13" draw:text-style-name="P1" draw:layer="layout" svg:x1="14.254cm" svg:y1="4.31cm" svg:x2="14.255cm" svg:y2="4.646cm">
          <text:p/>
        </draw:line>
        <draw:line draw:name="Line 57" draw:style-name="gr14" draw:text-style-name="P1" draw:layer="layout" svg:x1="4.029cm" svg:y1="2.658cm" svg:x2="4.03cm" svg:y2="4.495cm">
          <text:p/>
        </draw:line>
        <draw:line draw:name="Line 58" draw:style-name="gr14" draw:text-style-name="P1" draw:layer="layout" svg:x1="4.482cm" svg:y1="2.658cm" svg:x2="4.483cm" svg:y2="4.495cm">
          <text:p/>
        </draw:line>
        <draw:line draw:name="Line 59" draw:style-name="gr14" draw:text-style-name="P1" draw:layer="layout" svg:x1="5.583cm" svg:y1="2.658cm" svg:x2="5.584cm" svg:y2="4.495cm">
          <text:p/>
        </draw:line>
        <draw:line draw:name="Line 60" draw:style-name="gr14" draw:text-style-name="P1" draw:layer="layout" svg:x1="6.625cm" svg:y1="2.658cm" svg:x2="6.626cm" svg:y2="4.495cm">
          <text:p/>
        </draw:line>
        <draw:line draw:name="Line 61" draw:style-name="gr14" draw:text-style-name="P1" draw:layer="layout" svg:x1="7.139cm" svg:y1="2.658cm" svg:x2="7.14cm" svg:y2="4.495cm">
          <text:p/>
        </draw:line>
        <draw:line draw:name="Line 62" draw:style-name="gr14" draw:text-style-name="P1" draw:layer="layout" svg:x1="8.133cm" svg:y1="2.658cm" svg:x2="8.134cm" svg:y2="4.495cm">
          <text:p/>
        </draw:line>
        <draw:line draw:name="Line 63" draw:style-name="gr14" draw:text-style-name="P1" draw:layer="layout" svg:x1="8.68cm" svg:y1="2.658cm" svg:x2="8.681cm" svg:y2="4.495cm">
          <text:p/>
        </draw:line>
        <draw:line draw:name="Line 64" draw:style-name="gr14" draw:text-style-name="P1" draw:layer="layout" svg:x1="9.46cm" svg:y1="2.658cm" svg:x2="9.461cm" svg:y2="4.495cm">
          <text:p/>
        </draw:line>
        <draw:line draw:name="Line 65" draw:style-name="gr14" draw:text-style-name="P1" draw:layer="layout" svg:x1="10.373cm" svg:y1="2.658cm" svg:x2="10.374cm" svg:y2="4.495cm">
          <text:p/>
        </draw:line>
        <draw:line draw:name="Line 66" draw:style-name="gr14" draw:text-style-name="P1" draw:layer="layout" svg:x1="11.034cm" svg:y1="2.658cm" svg:x2="11.035cm" svg:y2="4.495cm">
          <text:p/>
        </draw:line>
        <draw:line draw:name="Line 67" draw:style-name="gr14" draw:text-style-name="P1" draw:layer="layout" svg:x1="11.388cm" svg:y1="2.658cm" svg:x2="11.389cm" svg:y2="4.495cm">
          <text:p/>
        </draw:line>
        <draw:line draw:name="Line 68" draw:style-name="gr14" draw:text-style-name="P1" draw:layer="layout" svg:x1="12.197cm" svg:y1="2.658cm" svg:x2="12.198cm" svg:y2="4.495cm">
          <text:p/>
        </draw:line>
        <draw:line draw:name="Line 69" draw:style-name="gr14" draw:text-style-name="P1" draw:layer="layout" svg:x1="13.302cm" svg:y1="2.658cm" svg:x2="13.303cm" svg:y2="4.495cm">
          <text:p/>
        </draw:line>
        <draw:line draw:name="Line 70" draw:style-name="gr14" draw:text-style-name="P1" draw:layer="layout" svg:x1="14.254cm" svg:y1="2.658cm" svg:x2="14.255cm" svg:y2="4.495cm">
          <text:p/>
        </draw:line>
        <draw:custom-shape draw:name="CustomShape 71" draw:style-name="gr1" draw:text-style-name="P1" draw:layer="layout" svg:width="12.995cm" svg:height="0.001cm" svg:x="2.816cm" svg:y="8.0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1" draw:text-style-name="P1" draw:layer="layout" svg:width="13.021cm" svg:height="0.001cm" svg:x="2.816cm" svg:y="9.90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" draw:style-name="gr1" draw:text-style-name="P1" draw:layer="layout" svg:width="13.021cm" svg:height="0.016cm" svg:x="2.816cm" svg:y="11.7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74" draw:style-name="gr2" draw:text-style-name="P1" draw:layer="layout" svg:x1="2.834cm" svg:y1="7.921cm" svg:x2="2.835cm" svg:y2="8.256cm">
          <text:p/>
        </draw:line>
        <draw:line draw:name="Line 75" draw:style-name="gr2" draw:text-style-name="P1" draw:layer="layout" svg:x1="2.815cm" svg:y1="9.729cm" svg:x2="2.816cm" svg:y2="10.064cm">
          <text:p/>
        </draw:line>
        <draw:line draw:name="Line 76" draw:style-name="gr2" draw:text-style-name="P1" draw:layer="layout" svg:x1="2.815cm" svg:y1="11.545cm" svg:x2="2.816cm" svg:y2="11.88cm">
          <text:p/>
        </draw:line>
        <draw:line draw:name="Line 77" draw:style-name="gr14" draw:text-style-name="P1" draw:layer="layout" svg:x1="3.424cm" svg:y1="8.076cm" svg:x2="3.425cm" svg:y2="9.913cm">
          <text:p/>
        </draw:line>
        <draw:custom-shape draw:name="CustomShape 78" draw:style-name="gr4" draw:text-style-name="P3" draw:layer="layout" svg:width="3.014cm" svg:height="0.672cm" svg:x="1.132cm" svg:y="7.078cm">
          <text:p text:style-name="P2"><text:span text:style-name="T1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" draw:text-style-name="P3" draw:layer="layout" svg:width="2.205cm" svg:height="0.672cm" svg:x="1.132cm" svg:y="8.902cm">
          <text:p text:style-name="P2"><text:span text:style-name="T11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4" draw:text-style-name="P3" draw:layer="layout" svg:width="3.014cm" svg:height="0.672cm" svg:x="1.132cm" svg:y="10.699cm">
          <text:p text:style-name="P2"><text:span text:style-name="T1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" draw:text-style-name="P3" draw:layer="layout" svg:width="0.604cm" svg:height="0.672cm" svg:x="15.51cm" svg:y="8.078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4" draw:text-style-name="P3" draw:layer="layout" svg:width="0.604cm" svg:height="0.672cm" svg:x="15.536cm" svg:y="9.909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4" draw:text-style-name="P3" draw:layer="layout" svg:width="0.604cm" svg:height="0.672cm" svg:x="15.536cm" svg:y="11.732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" draw:text-style-name="P1" draw:layer="layout" svg:width="0.504cm" svg:height="0.456cm" svg:x="2.234cm" svg:y="7.6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85" draw:style-name="gr1" draw:text-style-name="P1" draw:layer="layout" svg:width="0.504cm" svg:height="0.456cm" svg:x="2.221cm" svg:y="9.438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86" draw:style-name="gr1" draw:text-style-name="P1" draw:layer="layout" svg:width="0.504cm" svg:height="0.456cm" svg:x="2.236cm" svg:y="11.255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87" draw:style-name="gr24" draw:text-style-name="P1" draw:layer="layout" svg:x1="5.496cm" svg:y1="11.253cm" svg:x2="5.497cm" svg:y2="11.897cm">
          <text:p/>
        </draw:line>
        <draw:line draw:name="Line 88" draw:style-name="gr27" draw:text-style-name="P1" draw:layer="layout" svg:x1="5.496cm" svg:y1="8.086cm" svg:x2="5.497cm" svg:y2="11.579cm">
          <text:p/>
        </draw:line>
        <draw:g draw:name="Group 89">
          <draw:line draw:name="Line 90" draw:style-name="gr24" draw:text-style-name="P1" draw:layer="layout" svg:x1="10.349cm" svg:y1="11.255cm" svg:x2="10.35cm" svg:y2="11.9cm">
            <text:p/>
          </draw:line>
          <draw:line draw:name="Line 91" draw:style-name="gr27" draw:text-style-name="P1" draw:layer="layout" svg:x1="10.349cm" svg:y1="8.086cm" svg:x2="10.35cm" svg:y2="11.582cm">
            <text:p/>
          </draw:line>
        </draw:g>
        <draw:g draw:name="Group 92">
          <draw:line draw:name="Line 93" draw:style-name="gr24" draw:text-style-name="P1" draw:layer="layout" svg:x1="9.953cm" svg:y1="11.253cm" svg:x2="9.954cm" svg:y2="11.899cm">
            <text:p/>
          </draw:line>
          <draw:line draw:name="Line 94" draw:style-name="gr27" draw:text-style-name="P1" draw:layer="layout" svg:x1="9.953cm" svg:y1="8.078cm" svg:x2="9.954cm" svg:y2="11.58cm">
            <text:p/>
          </draw:line>
        </draw:g>
        <draw:custom-shape draw:name="CustomShape 95" draw:style-name="gr4" draw:text-style-name="P3" draw:layer="layout" svg:width="0.875cm" svg:height="0.728cm" svg:x="9.638cm" svg:y="11.907cm">
          <text:p text:style-name="P2"><text:span text:style-name="T11">t</text:span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6" draw:style-name="gr2" draw:text-style-name="P1" draw:layer="layout" svg:x1="14.438cm" svg:y1="7.921cm" svg:x2="14.439cm" svg:y2="8.256cm">
          <text:p/>
        </draw:line>
        <draw:line draw:name="Line 97" draw:style-name="gr2" draw:text-style-name="P1" draw:layer="layout" svg:x1="11.344cm" svg:y1="7.921cm" svg:x2="11.345cm" svg:y2="8.256cm">
          <text:p/>
        </draw:line>
        <draw:line draw:name="Line 98" draw:style-name="gr2" draw:text-style-name="P1" draw:layer="layout" svg:x1="12.117cm" svg:y1="7.921cm" svg:x2="12.118cm" svg:y2="8.256cm">
          <text:p/>
        </draw:line>
        <draw:line draw:name="Line 99" draw:style-name="gr2" draw:text-style-name="P1" draw:layer="layout" svg:x1="12.891cm" svg:y1="7.921cm" svg:x2="12.892cm" svg:y2="8.256cm">
          <text:p/>
        </draw:line>
        <draw:line draw:name="Line 100" draw:style-name="gr2" draw:text-style-name="P1" draw:layer="layout" svg:x1="13.664cm" svg:y1="7.921cm" svg:x2="13.665cm" svg:y2="8.256cm">
          <text:p/>
        </draw:line>
        <draw:line draw:name="Line 101" draw:style-name="gr2" draw:text-style-name="P1" draw:layer="layout" svg:x1="6.702cm" svg:y1="7.921cm" svg:x2="6.703cm" svg:y2="8.256cm">
          <text:p/>
        </draw:line>
        <draw:line draw:name="Line 102" draw:style-name="gr2" draw:text-style-name="P1" draw:layer="layout" svg:x1="10.57cm" svg:y1="7.921cm" svg:x2="10.571cm" svg:y2="8.256cm">
          <text:p/>
        </draw:line>
        <draw:line draw:name="Line 103" draw:style-name="gr2" draw:text-style-name="P1" draw:layer="layout" svg:x1="3.608cm" svg:y1="7.921cm" svg:x2="3.609cm" svg:y2="8.256cm">
          <text:p/>
        </draw:line>
        <draw:line draw:name="Line 104" draw:style-name="gr2" draw:text-style-name="P1" draw:layer="layout" svg:x1="4.381cm" svg:y1="7.921cm" svg:x2="4.382cm" svg:y2="8.256cm">
          <text:p/>
        </draw:line>
        <draw:line draw:name="Line 105" draw:style-name="gr2" draw:text-style-name="P1" draw:layer="layout" svg:x1="5.155cm" svg:y1="7.921cm" svg:x2="5.156cm" svg:y2="8.256cm">
          <text:p/>
        </draw:line>
        <draw:line draw:name="Line 106" draw:style-name="gr2" draw:text-style-name="P1" draw:layer="layout" svg:x1="5.929cm" svg:y1="7.921cm" svg:x2="5.93cm" svg:y2="8.256cm">
          <text:p/>
        </draw:line>
        <draw:line draw:name="Line 107" draw:style-name="gr2" draw:text-style-name="P1" draw:layer="layout" svg:x1="7.476cm" svg:y1="7.921cm" svg:x2="7.477cm" svg:y2="8.256cm">
          <text:p/>
        </draw:line>
        <draw:line draw:name="Line 108" draw:style-name="gr2" draw:text-style-name="P1" draw:layer="layout" svg:x1="8.249cm" svg:y1="7.921cm" svg:x2="8.25cm" svg:y2="8.256cm">
          <text:p/>
        </draw:line>
        <draw:line draw:name="Line 109" draw:style-name="gr2" draw:text-style-name="P1" draw:layer="layout" svg:x1="9.023cm" svg:y1="7.921cm" svg:x2="9.024cm" svg:y2="8.256cm">
          <text:p/>
        </draw:line>
        <draw:line draw:name="Line 110" draw:style-name="gr2" draw:text-style-name="P1" draw:layer="layout" svg:x1="9.796cm" svg:y1="7.921cm" svg:x2="9.797cm" svg:y2="8.256cm">
          <text:p/>
        </draw:line>
        <draw:line draw:name="Line 111" draw:style-name="gr13" draw:text-style-name="P1" draw:layer="layout" svg:x1="3.424cm" svg:y1="9.729cm" svg:x2="3.425cm" svg:y2="10.064cm">
          <text:p/>
        </draw:line>
        <draw:line draw:name="Line 112" draw:style-name="gr13" draw:text-style-name="P1" draw:layer="layout" svg:x1="3.817cm" svg:y1="9.729cm" svg:x2="3.818cm" svg:y2="10.064cm">
          <text:p/>
        </draw:line>
        <draw:line draw:name="Line 113" draw:style-name="gr13" draw:text-style-name="P1" draw:layer="layout" svg:x1="4.272cm" svg:y1="9.729cm" svg:x2="4.273cm" svg:y2="10.064cm">
          <text:p/>
        </draw:line>
        <draw:line draw:name="Line 114" draw:style-name="gr13" draw:text-style-name="P1" draw:layer="layout" svg:x1="5.373cm" svg:y1="9.729cm" svg:x2="5.374cm" svg:y2="10.064cm">
          <text:p/>
        </draw:line>
        <draw:line draw:name="Line 115" draw:style-name="gr13" draw:text-style-name="P1" draw:layer="layout" svg:x1="6.415cm" svg:y1="9.729cm" svg:x2="6.416cm" svg:y2="10.064cm">
          <text:p/>
        </draw:line>
        <draw:line draw:name="Line 116" draw:style-name="gr13" draw:text-style-name="P1" draw:layer="layout" svg:x1="6.928cm" svg:y1="9.729cm" svg:x2="6.929cm" svg:y2="10.064cm">
          <text:p/>
        </draw:line>
        <draw:line draw:name="Line 117" draw:style-name="gr13" draw:text-style-name="P1" draw:layer="layout" svg:x1="7.923cm" svg:y1="9.729cm" svg:x2="7.924cm" svg:y2="10.064cm">
          <text:p/>
        </draw:line>
        <draw:line draw:name="Line 118" draw:style-name="gr13" draw:text-style-name="P1" draw:layer="layout" svg:x1="8.47cm" svg:y1="9.729cm" svg:x2="8.471cm" svg:y2="10.064cm">
          <text:p/>
        </draw:line>
        <draw:line draw:name="Line 119" draw:style-name="gr13" draw:text-style-name="P1" draw:layer="layout" svg:x1="9.249cm" svg:y1="9.729cm" svg:x2="9.25cm" svg:y2="10.064cm">
          <text:p/>
        </draw:line>
        <draw:line draw:name="Line 120" draw:style-name="gr13" draw:text-style-name="P1" draw:layer="layout" svg:x1="10.164cm" svg:y1="9.729cm" svg:x2="10.165cm" svg:y2="10.064cm">
          <text:p/>
        </draw:line>
        <draw:line draw:name="Line 121" draw:style-name="gr13" draw:text-style-name="P1" draw:layer="layout" svg:x1="10.823cm" svg:y1="9.729cm" svg:x2="10.824cm" svg:y2="10.064cm">
          <text:p/>
        </draw:line>
        <draw:line draw:name="Line 122" draw:style-name="gr13" draw:text-style-name="P1" draw:layer="layout" svg:x1="11.177cm" svg:y1="9.729cm" svg:x2="11.178cm" svg:y2="10.064cm">
          <text:p/>
        </draw:line>
        <draw:line draw:name="Line 123" draw:style-name="gr13" draw:text-style-name="P1" draw:layer="layout" svg:x1="11.986cm" svg:y1="9.729cm" svg:x2="11.987cm" svg:y2="10.064cm">
          <text:p/>
        </draw:line>
        <draw:line draw:name="Line 124" draw:style-name="gr13" draw:text-style-name="P1" draw:layer="layout" svg:x1="13.091cm" svg:y1="9.729cm" svg:x2="13.092cm" svg:y2="10.064cm">
          <text:p/>
        </draw:line>
        <draw:line draw:name="Line 125" draw:style-name="gr13" draw:text-style-name="P1" draw:layer="layout" svg:x1="14.044cm" svg:y1="9.729cm" svg:x2="14.045cm" svg:y2="10.064cm">
          <text:p/>
        </draw:line>
        <draw:line draw:name="Line 126" draw:style-name="gr14" draw:text-style-name="P1" draw:layer="layout" svg:x1="3.818cm" svg:y1="8.076cm" svg:x2="3.819cm" svg:y2="9.913cm">
          <text:p/>
        </draw:line>
        <draw:line draw:name="Line 127" draw:style-name="gr14" draw:text-style-name="P1" draw:layer="layout" svg:x1="4.272cm" svg:y1="8.076cm" svg:x2="4.273cm" svg:y2="9.913cm">
          <text:p/>
        </draw:line>
        <draw:line draw:name="Line 128" draw:style-name="gr14" draw:text-style-name="P1" draw:layer="layout" svg:x1="5.373cm" svg:y1="8.076cm" svg:x2="5.374cm" svg:y2="9.913cm">
          <text:p/>
        </draw:line>
        <draw:line draw:name="Line 129" draw:style-name="gr14" draw:text-style-name="P1" draw:layer="layout" svg:x1="6.415cm" svg:y1="8.076cm" svg:x2="6.416cm" svg:y2="9.913cm">
          <text:p/>
        </draw:line>
        <draw:line draw:name="Line 130" draw:style-name="gr14" draw:text-style-name="P1" draw:layer="layout" svg:x1="6.928cm" svg:y1="8.076cm" svg:x2="6.929cm" svg:y2="9.913cm">
          <text:p/>
        </draw:line>
        <draw:line draw:name="Line 131" draw:style-name="gr14" draw:text-style-name="P1" draw:layer="layout" svg:x1="7.923cm" svg:y1="8.076cm" svg:x2="7.924cm" svg:y2="9.913cm">
          <text:p/>
        </draw:line>
        <draw:line draw:name="Line 132" draw:style-name="gr14" draw:text-style-name="P1" draw:layer="layout" svg:x1="8.47cm" svg:y1="8.076cm" svg:x2="8.471cm" svg:y2="9.913cm">
          <text:p/>
        </draw:line>
        <draw:line draw:name="Line 133" draw:style-name="gr14" draw:text-style-name="P1" draw:layer="layout" svg:x1="9.249cm" svg:y1="8.076cm" svg:x2="9.25cm" svg:y2="9.913cm">
          <text:p/>
        </draw:line>
        <draw:line draw:name="Line 134" draw:style-name="gr14" draw:text-style-name="P1" draw:layer="layout" svg:x1="10.162cm" svg:y1="8.076cm" svg:x2="10.163cm" svg:y2="9.913cm">
          <text:p/>
        </draw:line>
        <draw:line draw:name="Line 135" draw:style-name="gr14" draw:text-style-name="P1" draw:layer="layout" svg:x1="10.823cm" svg:y1="8.076cm" svg:x2="10.824cm" svg:y2="9.913cm">
          <text:p/>
        </draw:line>
        <draw:line draw:name="Line 136" draw:style-name="gr14" draw:text-style-name="P1" draw:layer="layout" svg:x1="11.177cm" svg:y1="8.076cm" svg:x2="11.178cm" svg:y2="9.913cm">
          <text:p/>
        </draw:line>
        <draw:line draw:name="Line 137" draw:style-name="gr14" draw:text-style-name="P1" draw:layer="layout" svg:x1="11.986cm" svg:y1="8.076cm" svg:x2="11.987cm" svg:y2="9.913cm">
          <text:p/>
        </draw:line>
        <draw:line draw:name="Line 138" draw:style-name="gr14" draw:text-style-name="P1" draw:layer="layout" svg:x1="13.091cm" svg:y1="8.076cm" svg:x2="13.092cm" svg:y2="9.913cm">
          <text:p/>
        </draw:line>
        <draw:line draw:name="Line 139" draw:style-name="gr14" draw:text-style-name="P1" draw:layer="layout" svg:x1="14.044cm" svg:y1="8.076cm" svg:x2="14.045cm" svg:y2="9.913cm">
          <text:p/>
        </draw:line>
        <draw:frame draw:name="Picture 1" draw:style-name="gr25" draw:text-style-name="P1" draw:layer="layout" svg:width="15.018cm" svg:height="5.602cm" svg:x="1.17cm" svg:y="13.247cm">
          <draw:image xlink:href="Pictures/10000201000003770000014BB86B4AA88689901F.png" xlink:type="simple" xlink:show="embed" xlink:actuate="onLoad">
            <text:p/>
          </draw:image>
        </draw:frame>
        <presentation:notes draw:style-name="dp2">
          <draw:page-thumbnail draw:style-name="gr11" draw:layer="layout" svg:width="7.709cm" svg:height="11.136cm" svg:x="6.64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1" draw:layer="layout" svg:width="12.995cm" svg:height="0.001cm" svg:x="3.026cm" svg:y="4.25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13.021cm" svg:height="0.016cm" svg:x="3.026cm" svg:y="6.29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2" draw:text-style-name="P1" draw:layer="layout" svg:x1="3.045cm" svg:y1="4.102cm" svg:x2="3.046cm" svg:y2="4.438cm">
          <text:p/>
        </draw:line>
        <draw:line draw:name="Line 4" draw:style-name="gr2" draw:text-style-name="P1" draw:layer="layout" svg:x1="3.026cm" svg:y1="6.127cm" svg:x2="3.027cm" svg:y2="6.462cm">
          <text:p/>
        </draw:line>
        <draw:custom-shape draw:name="CustomShape 5" draw:style-name="gr4" draw:text-style-name="P3" draw:layer="layout" svg:width="3.014cm" svg:height="0.672cm" svg:x="1.342cm" svg:y="3.26cm">
          <text:p text:style-name="P2"><text:span text:style-name="T1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3.014cm" svg:height="0.672cm" svg:x="1.342cm" svg:y="5.281cm">
          <text:p text:style-name="P2"><text:span text:style-name="T1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3" draw:layer="layout" svg:width="0.604cm" svg:height="0.672cm" svg:x="15.72cm" svg:y="4.26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3" draw:layer="layout" svg:width="0.604cm" svg:height="0.672cm" svg:x="15.746cm" svg:y="6.314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1" draw:layer="layout" svg:width="0.504cm" svg:height="0.456cm" svg:x="2.445cm" svg:y="3.80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0" draw:style-name="gr1" draw:text-style-name="P1" draw:layer="layout" svg:width="0.504cm" svg:height="0.456cm" svg:x="2.446cm" svg:y="5.837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1" draw:style-name="gr24" draw:text-style-name="P1" draw:layer="layout" svg:x1="5.706cm" svg:y1="6.105cm" svg:x2="5.707cm" svg:y2="6.48cm">
          <text:p/>
        </draw:line>
        <draw:line draw:name="Line 12" draw:style-name="gr27" draw:text-style-name="P1" draw:layer="layout" svg:x1="6.4cm" svg:y1="4.259cm" svg:x2="5.707cm" svg:y2="6.105cm">
          <text:p/>
        </draw:line>
        <draw:line draw:name="Line 13" draw:style-name="gr24" draw:text-style-name="P1" draw:layer="layout" svg:x1="8.859cm" svg:y1="6.107cm" svg:x2="8.86cm" svg:y2="6.482cm">
          <text:p/>
        </draw:line>
        <draw:line draw:name="Line 14" draw:style-name="gr27" draw:text-style-name="P1" draw:layer="layout" svg:x1="9.6cm" svg:y1="4.259cm" svg:x2="8.86cm" svg:y2="6.107cm">
          <text:p/>
        </draw:line>
        <draw:line draw:name="Line 15" draw:style-name="gr24" draw:text-style-name="P1" draw:layer="layout" svg:x1="8.664cm" svg:y1="6.106cm" svg:x2="8.665cm" svg:y2="6.481cm">
          <text:p/>
        </draw:line>
        <draw:line draw:name="Line 16" draw:style-name="gr27" draw:text-style-name="P1" draw:layer="layout" svg:x1="9.4cm" svg:y1="4.26cm" svg:x2="8.665cm" svg:y2="6.106cm">
          <text:p/>
        </draw:line>
        <draw:line draw:name="Line 17" draw:style-name="gr2" draw:text-style-name="P1" draw:layer="layout" svg:x1="14.648cm" svg:y1="4.102cm" svg:x2="14.649cm" svg:y2="4.438cm">
          <text:p/>
        </draw:line>
        <draw:line draw:name="Line 18" draw:style-name="gr2" draw:text-style-name="P1" draw:layer="layout" svg:x1="11.554cm" svg:y1="4.102cm" svg:x2="11.555cm" svg:y2="4.438cm">
          <text:p/>
        </draw:line>
        <draw:line draw:name="Line 19" draw:style-name="gr2" draw:text-style-name="P1" draw:layer="layout" svg:x1="12.328cm" svg:y1="4.102cm" svg:x2="12.329cm" svg:y2="4.438cm">
          <text:p/>
        </draw:line>
        <draw:line draw:name="Line 20" draw:style-name="gr2" draw:text-style-name="P1" draw:layer="layout" svg:x1="13.101cm" svg:y1="4.102cm" svg:x2="13.102cm" svg:y2="4.438cm">
          <text:p/>
        </draw:line>
        <draw:line draw:name="Line 21" draw:style-name="gr2" draw:text-style-name="P1" draw:layer="layout" svg:x1="13.875cm" svg:y1="4.102cm" svg:x2="13.876cm" svg:y2="4.438cm">
          <text:p/>
        </draw:line>
        <draw:line draw:name="Line 22" draw:style-name="gr2" draw:text-style-name="P1" draw:layer="layout" svg:x1="6.913cm" svg:y1="4.102cm" svg:x2="6.914cm" svg:y2="4.438cm">
          <text:p/>
        </draw:line>
        <draw:line draw:name="Line 23" draw:style-name="gr2" draw:text-style-name="P1" draw:layer="layout" svg:x1="10.781cm" svg:y1="4.102cm" svg:x2="10.782cm" svg:y2="4.438cm">
          <text:p/>
        </draw:line>
        <draw:line draw:name="Line 24" draw:style-name="gr2" draw:text-style-name="P1" draw:layer="layout" svg:x1="3.818cm" svg:y1="4.102cm" svg:x2="3.819cm" svg:y2="4.438cm">
          <text:p/>
        </draw:line>
        <draw:line draw:name="Line 25" draw:style-name="gr2" draw:text-style-name="P1" draw:layer="layout" svg:x1="4.592cm" svg:y1="4.102cm" svg:x2="4.593cm" svg:y2="4.438cm">
          <text:p/>
        </draw:line>
        <draw:line draw:name="Line 26" draw:style-name="gr2" draw:text-style-name="P1" draw:layer="layout" svg:x1="5.365cm" svg:y1="4.102cm" svg:x2="5.366cm" svg:y2="4.438cm">
          <text:p/>
        </draw:line>
        <draw:line draw:name="Line 27" draw:style-name="gr2" draw:text-style-name="P1" draw:layer="layout" svg:x1="6.139cm" svg:y1="4.102cm" svg:x2="6.14cm" svg:y2="4.438cm">
          <text:p/>
        </draw:line>
        <draw:line draw:name="Line 28" draw:style-name="gr2" draw:text-style-name="P1" draw:layer="layout" svg:x1="7.686cm" svg:y1="4.102cm" svg:x2="7.687cm" svg:y2="4.438cm">
          <text:p/>
        </draw:line>
        <draw:line draw:name="Line 29" draw:style-name="gr2" draw:text-style-name="P1" draw:layer="layout" svg:x1="8.46cm" svg:y1="4.102cm" svg:x2="8.461cm" svg:y2="4.438cm">
          <text:p/>
        </draw:line>
        <draw:line draw:name="Line 30" draw:style-name="gr2" draw:text-style-name="P1" draw:layer="layout" svg:x1="9.233cm" svg:y1="4.102cm" svg:x2="9.234cm" svg:y2="4.438cm">
          <text:p/>
        </draw:line>
        <draw:line draw:name="Line 31" draw:style-name="gr2" draw:text-style-name="P1" draw:layer="layout" svg:x1="10.007cm" svg:y1="4.102cm" svg:x2="10.008cm" svg:y2="4.438cm">
          <text:p/>
        </draw:line>
        <draw:custom-shape draw:name="CustomShape 32" draw:style-name="gr1" draw:text-style-name="P1" draw:layer="layout" svg:width="12.995cm" svg:height="0.001cm" svg:x="2.816cm" svg:y="8.0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1" draw:text-style-name="P1" draw:layer="layout" svg:width="13.021cm" svg:height="0.001cm" svg:x="2.816cm" svg:y="9.90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1" draw:text-style-name="P1" draw:layer="layout" svg:width="13.021cm" svg:height="0.016cm" svg:x="2.816cm" svg:y="11.7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5" draw:style-name="gr2" draw:text-style-name="P1" draw:layer="layout" svg:x1="2.834cm" svg:y1="7.921cm" svg:x2="2.835cm" svg:y2="8.256cm">
          <text:p/>
        </draw:line>
        <draw:line draw:name="Line 36" draw:style-name="gr2" draw:text-style-name="P1" draw:layer="layout" svg:x1="2.815cm" svg:y1="9.729cm" svg:x2="2.816cm" svg:y2="10.064cm">
          <text:p/>
        </draw:line>
        <draw:line draw:name="Line 37" draw:style-name="gr2" draw:text-style-name="P1" draw:layer="layout" svg:x1="2.815cm" svg:y1="11.545cm" svg:x2="2.816cm" svg:y2="11.88cm">
          <text:p/>
        </draw:line>
        <draw:line draw:name="Line 38" draw:style-name="gr14" draw:text-style-name="P1" draw:layer="layout" svg:x1="3.424cm" svg:y1="8.076cm" svg:x2="3.425cm" svg:y2="9.913cm">
          <text:p/>
        </draw:line>
        <draw:custom-shape draw:name="CustomShape 39" draw:style-name="gr4" draw:text-style-name="P3" draw:layer="layout" svg:width="3.014cm" svg:height="0.672cm" svg:x="1.132cm" svg:y="7.078cm">
          <text:p text:style-name="P2"><text:span text:style-name="T1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" draw:text-style-name="P3" draw:layer="layout" svg:width="2.205cm" svg:height="0.672cm" svg:x="1.132cm" svg:y="8.902cm">
          <text:p text:style-name="P2"><text:span text:style-name="T11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" draw:text-style-name="P3" draw:layer="layout" svg:width="3.014cm" svg:height="0.672cm" svg:x="1.132cm" svg:y="10.699cm">
          <text:p text:style-name="P2"><text:span text:style-name="T1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" draw:text-style-name="P3" draw:layer="layout" svg:width="0.604cm" svg:height="0.672cm" svg:x="15.51cm" svg:y="8.078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4" draw:text-style-name="P3" draw:layer="layout" svg:width="0.604cm" svg:height="0.672cm" svg:x="15.536cm" svg:y="9.909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4" draw:text-style-name="P3" draw:layer="layout" svg:width="0.604cm" svg:height="0.672cm" svg:x="15.536cm" svg:y="11.732cm">
          <text:p text:style-name="P2"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" draw:text-style-name="P1" draw:layer="layout" svg:width="0.504cm" svg:height="0.456cm" svg:x="2.234cm" svg:y="7.6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6" draw:style-name="gr1" draw:text-style-name="P1" draw:layer="layout" svg:width="0.504cm" svg:height="0.456cm" svg:x="2.221cm" svg:y="9.438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7" draw:style-name="gr1" draw:text-style-name="P1" draw:layer="layout" svg:width="0.504cm" svg:height="0.456cm" svg:x="2.236cm" svg:y="11.255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48" draw:style-name="gr24" draw:text-style-name="P1" draw:layer="layout" svg:x1="5.496cm" svg:y1="11.253cm" svg:x2="5.497cm" svg:y2="11.897cm">
          <text:p/>
        </draw:line>
        <draw:line draw:name="Line 49" draw:style-name="gr27" draw:text-style-name="P1" draw:layer="layout" svg:x1="5.496cm" svg:y1="8.086cm" svg:x2="5.497cm" svg:y2="11.579cm">
          <text:p/>
        </draw:line>
        <draw:g draw:name="Group 50">
          <draw:line draw:name="Line 51" draw:style-name="gr24" draw:text-style-name="P1" draw:layer="layout" svg:x1="10.349cm" svg:y1="11.255cm" svg:x2="10.35cm" svg:y2="11.9cm">
            <text:p/>
          </draw:line>
          <draw:line draw:name="Line 52" draw:style-name="gr27" draw:text-style-name="P1" draw:layer="layout" svg:x1="10.349cm" svg:y1="8.086cm" svg:x2="10.35cm" svg:y2="11.582cm">
            <text:p/>
          </draw:line>
        </draw:g>
        <draw:g draw:name="Group 53">
          <draw:line draw:name="Line 54" draw:style-name="gr24" draw:text-style-name="P1" draw:layer="layout" svg:x1="9.953cm" svg:y1="11.253cm" svg:x2="9.954cm" svg:y2="11.899cm">
            <text:p/>
          </draw:line>
          <draw:line draw:name="Line 55" draw:style-name="gr27" draw:text-style-name="P1" draw:layer="layout" svg:x1="9.953cm" svg:y1="8.078cm" svg:x2="9.954cm" svg:y2="11.58cm">
            <text:p/>
          </draw:line>
        </draw:g>
        <draw:custom-shape draw:name="CustomShape 56" draw:style-name="gr4" draw:text-style-name="P3" draw:layer="layout" svg:width="0.875cm" svg:height="0.728cm" svg:x="9.638cm" svg:y="11.907cm">
          <text:p text:style-name="P2"><text:span text:style-name="T11">t</text:span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2" draw:text-style-name="P1" draw:layer="layout" svg:x1="14.438cm" svg:y1="7.921cm" svg:x2="14.439cm" svg:y2="8.256cm">
          <text:p/>
        </draw:line>
        <draw:line draw:name="Line 58" draw:style-name="gr2" draw:text-style-name="P1" draw:layer="layout" svg:x1="11.344cm" svg:y1="7.921cm" svg:x2="11.345cm" svg:y2="8.256cm">
          <text:p/>
        </draw:line>
        <draw:line draw:name="Line 59" draw:style-name="gr2" draw:text-style-name="P1" draw:layer="layout" svg:x1="12.117cm" svg:y1="7.921cm" svg:x2="12.118cm" svg:y2="8.256cm">
          <text:p/>
        </draw:line>
        <draw:line draw:name="Line 60" draw:style-name="gr2" draw:text-style-name="P1" draw:layer="layout" svg:x1="12.891cm" svg:y1="7.921cm" svg:x2="12.892cm" svg:y2="8.256cm">
          <text:p/>
        </draw:line>
        <draw:line draw:name="Line 61" draw:style-name="gr2" draw:text-style-name="P1" draw:layer="layout" svg:x1="13.664cm" svg:y1="7.921cm" svg:x2="13.665cm" svg:y2="8.256cm">
          <text:p/>
        </draw:line>
        <draw:line draw:name="Line 62" draw:style-name="gr2" draw:text-style-name="P1" draw:layer="layout" svg:x1="6.702cm" svg:y1="7.921cm" svg:x2="6.703cm" svg:y2="8.256cm">
          <text:p/>
        </draw:line>
        <draw:line draw:name="Line 63" draw:style-name="gr2" draw:text-style-name="P1" draw:layer="layout" svg:x1="10.57cm" svg:y1="7.921cm" svg:x2="10.571cm" svg:y2="8.256cm">
          <text:p/>
        </draw:line>
        <draw:line draw:name="Line 64" draw:style-name="gr2" draw:text-style-name="P1" draw:layer="layout" svg:x1="3.608cm" svg:y1="7.921cm" svg:x2="3.609cm" svg:y2="8.256cm">
          <text:p/>
        </draw:line>
        <draw:line draw:name="Line 65" draw:style-name="gr2" draw:text-style-name="P1" draw:layer="layout" svg:x1="4.381cm" svg:y1="7.921cm" svg:x2="4.382cm" svg:y2="8.256cm">
          <text:p/>
        </draw:line>
        <draw:line draw:name="Line 66" draw:style-name="gr2" draw:text-style-name="P1" draw:layer="layout" svg:x1="5.155cm" svg:y1="7.921cm" svg:x2="5.156cm" svg:y2="8.256cm">
          <text:p/>
        </draw:line>
        <draw:line draw:name="Line 67" draw:style-name="gr2" draw:text-style-name="P1" draw:layer="layout" svg:x1="5.929cm" svg:y1="7.921cm" svg:x2="5.93cm" svg:y2="8.256cm">
          <text:p/>
        </draw:line>
        <draw:line draw:name="Line 68" draw:style-name="gr2" draw:text-style-name="P1" draw:layer="layout" svg:x1="7.476cm" svg:y1="7.921cm" svg:x2="7.477cm" svg:y2="8.256cm">
          <text:p/>
        </draw:line>
        <draw:line draw:name="Line 69" draw:style-name="gr2" draw:text-style-name="P1" draw:layer="layout" svg:x1="8.249cm" svg:y1="7.921cm" svg:x2="8.25cm" svg:y2="8.256cm">
          <text:p/>
        </draw:line>
        <draw:line draw:name="Line 70" draw:style-name="gr2" draw:text-style-name="P1" draw:layer="layout" svg:x1="9.023cm" svg:y1="7.921cm" svg:x2="9.024cm" svg:y2="8.256cm">
          <text:p/>
        </draw:line>
        <draw:line draw:name="Line 71" draw:style-name="gr2" draw:text-style-name="P1" draw:layer="layout" svg:x1="9.796cm" svg:y1="7.921cm" svg:x2="9.797cm" svg:y2="8.256cm">
          <text:p/>
        </draw:line>
        <draw:line draw:name="Line 72" draw:style-name="gr13" draw:text-style-name="P1" draw:layer="layout" svg:x1="3.424cm" svg:y1="9.729cm" svg:x2="3.425cm" svg:y2="10.064cm">
          <text:p/>
        </draw:line>
        <draw:line draw:name="Line 73" draw:style-name="gr13" draw:text-style-name="P1" draw:layer="layout" svg:x1="3.817cm" svg:y1="9.729cm" svg:x2="3.818cm" svg:y2="10.064cm">
          <text:p/>
        </draw:line>
        <draw:line draw:name="Line 74" draw:style-name="gr13" draw:text-style-name="P1" draw:layer="layout" svg:x1="4.272cm" svg:y1="9.729cm" svg:x2="4.273cm" svg:y2="10.064cm">
          <text:p/>
        </draw:line>
        <draw:line draw:name="Line 75" draw:style-name="gr13" draw:text-style-name="P1" draw:layer="layout" svg:x1="5.373cm" svg:y1="9.729cm" svg:x2="5.374cm" svg:y2="10.064cm">
          <text:p/>
        </draw:line>
        <draw:line draw:name="Line 76" draw:style-name="gr13" draw:text-style-name="P1" draw:layer="layout" svg:x1="6.415cm" svg:y1="9.729cm" svg:x2="6.416cm" svg:y2="10.064cm">
          <text:p/>
        </draw:line>
        <draw:line draw:name="Line 77" draw:style-name="gr13" draw:text-style-name="P1" draw:layer="layout" svg:x1="6.928cm" svg:y1="9.729cm" svg:x2="6.929cm" svg:y2="10.064cm">
          <text:p/>
        </draw:line>
        <draw:line draw:name="Line 78" draw:style-name="gr13" draw:text-style-name="P1" draw:layer="layout" svg:x1="7.923cm" svg:y1="9.729cm" svg:x2="7.924cm" svg:y2="10.064cm">
          <text:p/>
        </draw:line>
        <draw:line draw:name="Line 79" draw:style-name="gr13" draw:text-style-name="P1" draw:layer="layout" svg:x1="8.47cm" svg:y1="9.729cm" svg:x2="8.471cm" svg:y2="10.064cm">
          <text:p/>
        </draw:line>
        <draw:line draw:name="Line 80" draw:style-name="gr13" draw:text-style-name="P1" draw:layer="layout" svg:x1="9.249cm" svg:y1="9.729cm" svg:x2="9.25cm" svg:y2="10.064cm">
          <text:p/>
        </draw:line>
        <draw:line draw:name="Line 81" draw:style-name="gr13" draw:text-style-name="P1" draw:layer="layout" svg:x1="10.164cm" svg:y1="9.729cm" svg:x2="10.165cm" svg:y2="10.064cm">
          <text:p/>
        </draw:line>
        <draw:line draw:name="Line 82" draw:style-name="gr13" draw:text-style-name="P1" draw:layer="layout" svg:x1="10.823cm" svg:y1="9.729cm" svg:x2="10.824cm" svg:y2="10.064cm">
          <text:p/>
        </draw:line>
        <draw:line draw:name="Line 83" draw:style-name="gr13" draw:text-style-name="P1" draw:layer="layout" svg:x1="11.177cm" svg:y1="9.729cm" svg:x2="11.178cm" svg:y2="10.064cm">
          <text:p/>
        </draw:line>
        <draw:line draw:name="Line 84" draw:style-name="gr13" draw:text-style-name="P1" draw:layer="layout" svg:x1="11.986cm" svg:y1="9.729cm" svg:x2="11.987cm" svg:y2="10.064cm">
          <text:p/>
        </draw:line>
        <draw:line draw:name="Line 85" draw:style-name="gr13" draw:text-style-name="P1" draw:layer="layout" svg:x1="13.091cm" svg:y1="9.729cm" svg:x2="13.092cm" svg:y2="10.064cm">
          <text:p/>
        </draw:line>
        <draw:line draw:name="Line 86" draw:style-name="gr13" draw:text-style-name="P1" draw:layer="layout" svg:x1="14.044cm" svg:y1="9.729cm" svg:x2="14.045cm" svg:y2="10.064cm">
          <text:p/>
        </draw:line>
        <draw:line draw:name="Line 87" draw:style-name="gr14" draw:text-style-name="P1" draw:layer="layout" svg:x1="3.818cm" svg:y1="8.076cm" svg:x2="3.819cm" svg:y2="9.913cm">
          <text:p/>
        </draw:line>
        <draw:line draw:name="Line 88" draw:style-name="gr14" draw:text-style-name="P1" draw:layer="layout" svg:x1="4.272cm" svg:y1="8.076cm" svg:x2="4.273cm" svg:y2="9.913cm">
          <text:p/>
        </draw:line>
        <draw:line draw:name="Line 89" draw:style-name="gr14" draw:text-style-name="P1" draw:layer="layout" svg:x1="5.373cm" svg:y1="8.076cm" svg:x2="5.374cm" svg:y2="9.913cm">
          <text:p/>
        </draw:line>
        <draw:line draw:name="Line 90" draw:style-name="gr14" draw:text-style-name="P1" draw:layer="layout" svg:x1="6.415cm" svg:y1="8.076cm" svg:x2="6.416cm" svg:y2="9.913cm">
          <text:p/>
        </draw:line>
        <draw:line draw:name="Line 91" draw:style-name="gr14" draw:text-style-name="P1" draw:layer="layout" svg:x1="6.928cm" svg:y1="8.076cm" svg:x2="6.929cm" svg:y2="9.913cm">
          <text:p/>
        </draw:line>
        <draw:line draw:name="Line 92" draw:style-name="gr14" draw:text-style-name="P1" draw:layer="layout" svg:x1="7.923cm" svg:y1="8.076cm" svg:x2="7.924cm" svg:y2="9.913cm">
          <text:p/>
        </draw:line>
        <draw:line draw:name="Line 93" draw:style-name="gr14" draw:text-style-name="P1" draw:layer="layout" svg:x1="8.47cm" svg:y1="8.076cm" svg:x2="8.471cm" svg:y2="9.913cm">
          <text:p/>
        </draw:line>
        <draw:line draw:name="Line 94" draw:style-name="gr14" draw:text-style-name="P1" draw:layer="layout" svg:x1="9.249cm" svg:y1="8.076cm" svg:x2="9.25cm" svg:y2="9.913cm">
          <text:p/>
        </draw:line>
        <draw:line draw:name="Line 95" draw:style-name="gr14" draw:text-style-name="P1" draw:layer="layout" svg:x1="10.162cm" svg:y1="8.076cm" svg:x2="10.163cm" svg:y2="9.913cm">
          <text:p/>
        </draw:line>
        <draw:line draw:name="Line 96" draw:style-name="gr14" draw:text-style-name="P1" draw:layer="layout" svg:x1="10.823cm" svg:y1="8.076cm" svg:x2="10.824cm" svg:y2="9.913cm">
          <text:p/>
        </draw:line>
        <draw:line draw:name="Line 97" draw:style-name="gr14" draw:text-style-name="P1" draw:layer="layout" svg:x1="11.177cm" svg:y1="8.076cm" svg:x2="11.178cm" svg:y2="9.913cm">
          <text:p/>
        </draw:line>
        <draw:line draw:name="Line 98" draw:style-name="gr14" draw:text-style-name="P1" draw:layer="layout" svg:x1="11.986cm" svg:y1="8.076cm" svg:x2="11.987cm" svg:y2="9.913cm">
          <text:p/>
        </draw:line>
        <draw:line draw:name="Line 99" draw:style-name="gr14" draw:text-style-name="P1" draw:layer="layout" svg:x1="13.091cm" svg:y1="8.076cm" svg:x2="13.092cm" svg:y2="9.913cm">
          <text:p/>
        </draw:line>
        <draw:line draw:name="Line 100" draw:style-name="gr14" draw:text-style-name="P1" draw:layer="layout" svg:x1="14.044cm" svg:y1="8.076cm" svg:x2="14.045cm" svg:y2="9.913cm">
          <text:p/>
        </draw:line>
        <draw:frame draw:name="Picture 1" draw:style-name="gr25" draw:text-style-name="P1" draw:layer="layout" svg:width="15.018cm" svg:height="5.602cm" svg:x="1.17cm" svg:y="13.247cm">
          <draw:image xlink:href="Pictures/10000201000003770000014BB86B4AA88689901F.png" xlink:type="simple" xlink:show="embed" xlink:actuate="onLoad">
            <text:p/>
          </draw:image>
        </draw:frame>
        <draw:line draw:name="Line 101" draw:style-name="gr24" draw:text-style-name="P1" draw:layer="layout" svg:x1="11.995cm" svg:y1="6.107cm" svg:x2="11.996cm" svg:y2="6.482cm">
          <text:p/>
        </draw:line>
        <draw:line draw:name="Line 102" draw:style-name="gr27" draw:text-style-name="P1" draw:layer="layout" svg:x1="13.636cm" svg:y1="4.26cm" svg:x2="11.996cm" svg:y2="6.107cm">
          <text:p/>
        </draw:line>
        <draw:line draw:name="Line 103" draw:style-name="gr24" draw:text-style-name="P1" draw:layer="layout" svg:x1="9.478cm" svg:y1="6.106cm" svg:x2="9.479cm" svg:y2="6.481cm">
          <text:p/>
        </draw:line>
        <draw:line draw:name="Line 104" draw:style-name="gr27" draw:text-style-name="P1" draw:layer="layout" svg:x1="9.801cm" svg:y1="4.259cm" svg:x2="9.477cm" svg:y2="6.104cm">
          <text:p/>
        </draw:line>
        <draw:line draw:name="Line 105" draw:style-name="gr28" draw:text-style-name="P1" draw:layer="layout" svg:x1="5.707cm" svg:y1="4.26cm" svg:x2="5.706cm" svg:y2="6.105cm">
          <text:p/>
        </draw:line>
        <draw:line draw:name="Line 106" draw:style-name="gr28" draw:text-style-name="P1" draw:layer="layout" svg:x1="8.664cm" svg:y1="4.261cm" svg:x2="8.663cm" svg:y2="6.106cm">
          <text:p/>
        </draw:line>
        <draw:line draw:name="Line 107" draw:style-name="gr28" draw:text-style-name="P1" draw:layer="layout" svg:x1="9.478cm" svg:y1="4.259cm" svg:x2="9.477cm" svg:y2="6.104cm">
          <text:p/>
        </draw:line>
        <draw:line draw:name="Line 108" draw:style-name="gr28" draw:text-style-name="P1" draw:layer="layout" svg:x1="8.861cm" svg:y1="4.259cm" svg:x2="8.86cm" svg:y2="6.104cm">
          <text:p/>
        </draw:line>
        <draw:line draw:name="Line 109" draw:style-name="gr24" draw:text-style-name="P1" draw:layer="layout" svg:x1="4.006cm" svg:y1="6.103cm" svg:x2="4.007cm" svg:y2="6.478cm">
          <text:p/>
        </draw:line>
        <draw:line draw:name="Line 110" draw:style-name="gr27" draw:text-style-name="P1" draw:layer="layout" svg:x1="4.4cm" svg:y1="4.26cm" svg:x2="4.007cm" svg:y2="6.103cm">
          <text:p/>
        </draw:line>
        <draw:line draw:name="Line 111" draw:style-name="gr28" draw:text-style-name="P1" draw:layer="layout" svg:x1="4.007cm" svg:y1="4.258cm" svg:x2="4.006cm" svg:y2="6.103cm">
          <text:p/>
        </draw:line>
        <draw:line draw:name="Line 112" draw:style-name="gr28" draw:text-style-name="P1" draw:layer="layout" svg:x1="11.979cm" svg:y1="4.26cm" svg:x2="11.978cm" svg:y2="6.105cm">
          <text:p/>
        </draw:line>
        <draw:custom-shape draw:name="CustomShape 113" draw:style-name="gr29" draw:text-style-name="P1" draw:layer="layout" svg:width="12.995cm" svg:height="0.001cm" svg:x="3.026cm" svg:y="0.7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4" draw:style-name="gr29" draw:text-style-name="P1" draw:layer="layout" svg:width="13.021cm" svg:height="0.016cm" svg:x="3.026cm" svg:y="2.83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15" draw:style-name="gr30" draw:text-style-name="P1" draw:layer="layout" svg:x1="3.045cm" svg:y1="0.642cm" svg:x2="3.046cm" svg:y2="0.978cm">
          <text:p/>
        </draw:line>
        <draw:line draw:name="Line 116" draw:style-name="gr30" draw:text-style-name="P1" draw:layer="layout" svg:x1="3.026cm" svg:y1="2.667cm" svg:x2="3.027cm" svg:y2="3.002cm">
          <text:p/>
        </draw:line>
        <draw:custom-shape draw:name="CustomShape 117" draw:style-name="gr4" draw:text-style-name="P3" draw:layer="layout" svg:width="3.014cm" svg:height="0.672cm" svg:x="1.342cm" svg:y="-0.2cm">
          <text:p text:style-name="P2"><text:span text:style-name="T21">Esti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" draw:text-style-name="P3" draw:layer="layout" svg:width="3.014cm" svg:height="0.672cm" svg:x="1.342cm" svg:y="1.821cm">
          <text:p text:style-name="P2"><text:span text:style-name="T21">Observ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4" draw:text-style-name="P3" draw:layer="layout" svg:width="0.604cm" svg:height="0.672cm" svg:x="15.72cm" svg:y="0.8cm">
          <text:p text:style-name="P2"><text:span text:style-name="T2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4" draw:text-style-name="P3" draw:layer="layout" svg:width="0.604cm" svg:height="0.672cm" svg:x="15.746cm" svg:y="2.854cm">
          <text:p text:style-name="P2"><text:span text:style-name="T2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29" draw:text-style-name="P1" draw:layer="layout" svg:width="0.504cm" svg:height="0.456cm" svg:x="2.445cm" svg:y="0.342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2" draw:style-name="gr29" draw:text-style-name="P1" draw:layer="layout" svg:width="0.504cm" svg:height="0.456cm" svg:x="2.446cm" svg:y="2.377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23" draw:style-name="gr31" draw:text-style-name="P1" draw:layer="layout" svg:x1="5.706cm" svg:y1="2.645cm" svg:x2="5.707cm" svg:y2="3.02cm">
          <text:p/>
        </draw:line>
        <draw:line draw:name="Line 124" draw:style-name="gr32" draw:text-style-name="P1" draw:layer="layout" svg:x1="6.4cm" svg:y1="0.799cm" svg:x2="5.707cm" svg:y2="2.645cm">
          <text:p/>
        </draw:line>
        <draw:line draw:name="Line 125" draw:style-name="gr31" draw:text-style-name="P1" draw:layer="layout" svg:x1="8.859cm" svg:y1="2.647cm" svg:x2="8.86cm" svg:y2="3.022cm">
          <text:p/>
        </draw:line>
        <draw:line draw:name="Line 126" draw:style-name="gr32" draw:text-style-name="P1" draw:layer="layout" svg:x1="9.6cm" svg:y1="0.799cm" svg:x2="8.86cm" svg:y2="2.647cm">
          <text:p/>
        </draw:line>
        <draw:line draw:name="Line 127" draw:style-name="gr31" draw:text-style-name="P1" draw:layer="layout" svg:x1="8.664cm" svg:y1="2.646cm" svg:x2="8.665cm" svg:y2="3.022cm">
          <text:p/>
        </draw:line>
        <draw:line draw:name="Line 128" draw:style-name="gr32" draw:text-style-name="P1" draw:layer="layout" svg:x1="9.4cm" svg:y1="0.8cm" svg:x2="8.665cm" svg:y2="2.646cm">
          <text:p/>
        </draw:line>
        <draw:line draw:name="Line 129" draw:style-name="gr30" draw:text-style-name="P1" draw:layer="layout" svg:x1="14.648cm" svg:y1="0.642cm" svg:x2="14.649cm" svg:y2="0.978cm">
          <text:p/>
        </draw:line>
        <draw:line draw:name="Line 130" draw:style-name="gr30" draw:text-style-name="P1" draw:layer="layout" svg:x1="11.554cm" svg:y1="0.642cm" svg:x2="11.555cm" svg:y2="0.978cm">
          <text:p/>
        </draw:line>
        <draw:line draw:name="Line 131" draw:style-name="gr30" draw:text-style-name="P1" draw:layer="layout" svg:x1="12.328cm" svg:y1="0.642cm" svg:x2="12.329cm" svg:y2="0.978cm">
          <text:p/>
        </draw:line>
        <draw:line draw:name="Line 132" draw:style-name="gr30" draw:text-style-name="P1" draw:layer="layout" svg:x1="13.101cm" svg:y1="0.642cm" svg:x2="13.102cm" svg:y2="0.978cm">
          <text:p/>
        </draw:line>
        <draw:line draw:name="Line 133" draw:style-name="gr30" draw:text-style-name="P1" draw:layer="layout" svg:x1="13.875cm" svg:y1="0.642cm" svg:x2="13.876cm" svg:y2="0.978cm">
          <text:p/>
        </draw:line>
        <draw:line draw:name="Line 134" draw:style-name="gr30" draw:text-style-name="P1" draw:layer="layout" svg:x1="6.913cm" svg:y1="0.642cm" svg:x2="6.914cm" svg:y2="0.978cm">
          <text:p/>
        </draw:line>
        <draw:line draw:name="Line 135" draw:style-name="gr30" draw:text-style-name="P1" draw:layer="layout" svg:x1="10.781cm" svg:y1="0.642cm" svg:x2="10.782cm" svg:y2="0.978cm">
          <text:p/>
        </draw:line>
        <draw:line draw:name="Line 136" draw:style-name="gr30" draw:text-style-name="P1" draw:layer="layout" svg:x1="3.818cm" svg:y1="0.642cm" svg:x2="3.819cm" svg:y2="0.978cm">
          <text:p/>
        </draw:line>
        <draw:line draw:name="Line 137" draw:style-name="gr30" draw:text-style-name="P1" draw:layer="layout" svg:x1="4.592cm" svg:y1="0.642cm" svg:x2="4.593cm" svg:y2="0.978cm">
          <text:p/>
        </draw:line>
        <draw:line draw:name="Line 138" draw:style-name="gr30" draw:text-style-name="P1" draw:layer="layout" svg:x1="5.365cm" svg:y1="0.642cm" svg:x2="5.366cm" svg:y2="0.978cm">
          <text:p/>
        </draw:line>
        <draw:line draw:name="Line 139" draw:style-name="gr30" draw:text-style-name="P1" draw:layer="layout" svg:x1="6.139cm" svg:y1="0.642cm" svg:x2="6.14cm" svg:y2="0.978cm">
          <text:p/>
        </draw:line>
        <draw:line draw:name="Line 140" draw:style-name="gr30" draw:text-style-name="P1" draw:layer="layout" svg:x1="7.686cm" svg:y1="0.642cm" svg:x2="7.687cm" svg:y2="0.978cm">
          <text:p/>
        </draw:line>
        <draw:line draw:name="Line 141" draw:style-name="gr30" draw:text-style-name="P1" draw:layer="layout" svg:x1="8.46cm" svg:y1="0.642cm" svg:x2="8.461cm" svg:y2="0.978cm">
          <text:p/>
        </draw:line>
        <draw:line draw:name="Line 142" draw:style-name="gr30" draw:text-style-name="P1" draw:layer="layout" svg:x1="9.233cm" svg:y1="0.642cm" svg:x2="9.234cm" svg:y2="0.978cm">
          <text:p/>
        </draw:line>
        <draw:line draw:name="Line 143" draw:style-name="gr30" draw:text-style-name="P1" draw:layer="layout" svg:x1="10.007cm" svg:y1="0.642cm" svg:x2="10.008cm" svg:y2="0.978cm">
          <text:p/>
        </draw:line>
        <draw:line draw:name="Line 144" draw:style-name="gr31" draw:text-style-name="P1" draw:layer="layout" svg:x1="11.995cm" svg:y1="2.647cm" svg:x2="11.996cm" svg:y2="3.022cm">
          <text:p/>
        </draw:line>
        <draw:line draw:name="Line 145" draw:style-name="gr32" draw:text-style-name="P1" draw:layer="layout" svg:x1="13.636cm" svg:y1="0.8cm" svg:x2="11.996cm" svg:y2="2.647cm">
          <text:p/>
        </draw:line>
        <draw:line draw:name="Line 146" draw:style-name="gr31" draw:text-style-name="P1" draw:layer="layout" svg:x1="9.478cm" svg:y1="2.646cm" svg:x2="9.479cm" svg:y2="3.022cm">
          <text:p/>
        </draw:line>
        <draw:line draw:name="Line 147" draw:style-name="gr32" draw:text-style-name="P1" draw:layer="layout" svg:x1="9.801cm" svg:y1="0.799cm" svg:x2="9.477cm" svg:y2="2.644cm">
          <text:p/>
        </draw:line>
        <draw:line draw:name="Line 148" draw:style-name="gr28" draw:text-style-name="P1" draw:layer="layout" svg:x1="5.707cm" svg:y1="0.8cm" svg:x2="5.706cm" svg:y2="2.645cm">
          <text:p/>
        </draw:line>
        <draw:line draw:name="Line 149" draw:style-name="gr28" draw:text-style-name="P1" draw:layer="layout" svg:x1="8.664cm" svg:y1="0.801cm" svg:x2="8.663cm" svg:y2="2.646cm">
          <text:p/>
        </draw:line>
        <draw:line draw:name="Line 150" draw:style-name="gr28" draw:text-style-name="P1" draw:layer="layout" svg:x1="9.478cm" svg:y1="0.799cm" svg:x2="9.477cm" svg:y2="2.644cm">
          <text:p/>
        </draw:line>
        <draw:line draw:name="Line 151" draw:style-name="gr28" draw:text-style-name="P1" draw:layer="layout" svg:x1="8.861cm" svg:y1="0.799cm" svg:x2="8.86cm" svg:y2="2.644cm">
          <text:p/>
        </draw:line>
        <draw:line draw:name="Line 152" draw:style-name="gr31" draw:text-style-name="P1" draw:layer="layout" svg:x1="4.006cm" svg:y1="2.643cm" svg:x2="4.007cm" svg:y2="3.018cm">
          <text:p/>
        </draw:line>
        <draw:line draw:name="Line 153" draw:style-name="gr32" draw:text-style-name="P1" draw:layer="layout" svg:x1="4.4cm" svg:y1="0.8cm" svg:x2="4.007cm" svg:y2="2.643cm">
          <text:p/>
        </draw:line>
        <draw:line draw:name="Line 154" draw:style-name="gr28" draw:text-style-name="P1" draw:layer="layout" svg:x1="4.007cm" svg:y1="0.798cm" svg:x2="4.006cm" svg:y2="2.643cm">
          <text:p/>
        </draw:line>
        <draw:line draw:name="Line 155" draw:style-name="gr28" draw:text-style-name="P1" draw:layer="layout" svg:x1="11.979cm" svg:y1="0.8cm" svg:x2="11.978cm" svg:y2="2.645cm">
          <text:p/>
        </draw:line>
        <draw:frame draw:style-name="gr25" draw:text-style-name="P1" draw:layer="layout" svg:width="15.008cm" svg:height="3.726cm" svg:x="0.8cm" svg:y="20.673cm">
          <draw:image xlink:href="Pictures/2000018900003AA300000E91858E786378042822.wmf" xlink:type="simple" xlink:show="embed" xlink:actuate="onLoad">
            <text:p/>
          </draw:image>
        </draw:frame>
        <presentation:notes draw:style-name="dp2">
          <draw:page-thumbnail draw:style-name="gr11" draw:layer="layout" svg:width="7.709cm" svg:height="11.136cm" svg:x="6.64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icture 177" draw:style-name="gr33" draw:text-style-name="P1" draw:layer="layout" svg:width="14.628cm" svg:height="5.602cm" svg:x="2.209cm" svg:y="7.181cm">
          <draw:image xlink:href="Pictures/10000201000003770000014BE8DA09FF121F3338.png" xlink:type="simple" xlink:show="embed" xlink:actuate="onLoad">
            <text:p/>
          </draw:image>
        </draw:frame>
        <draw:frame draw:name="Picture 254" draw:style-name="gr34" draw:text-style-name="P1" draw:layer="layout" svg:width="11.422cm" svg:height="5.585cm" svg:x="0.719cm" svg:y="1.592cm">
          <draw:image xlink:href="Pictures/10000201000002BA0000014AC8D7C543C6EE2D71.png" xlink:type="simple" xlink:show="embed" xlink:actuate="onLoad">
            <text:p/>
          </draw:image>
        </draw:frame>
        <draw:frame draw:name="Picture 273" draw:style-name="gr35" draw:text-style-name="P1" draw:layer="layout" svg:width="13.089cm" svg:height="3.469cm" svg:x="2.401cm" svg:y="16.686cm">
          <draw:image xlink:href="Pictures/1000020100000332000000CD68A7AA41E41A0DA9.png" xlink:type="simple" xlink:show="embed" xlink:actuate="onLoad">
            <text:p/>
          </draw:image>
        </draw:frame>
        <draw:frame draw:name="Picture 2" draw:style-name="gr25" draw:text-style-name="P1" draw:layer="layout" svg:width="13.85cm" svg:height="3.469cm" svg:x="2.599cm" svg:y="12.023cm">
          <draw:image xlink:href="Pictures/1000020100000332000000CDF1142E45AD304DE4.png" xlink:type="simple" xlink:show="embed" xlink:actuate="onLoad">
            <text:p/>
          </draw:image>
        </draw:frame>
        <draw:frame draw:style-name="gr36" draw:text-style-name="P1" draw:layer="layout" svg:width="11.422cm" svg:height="5.585cm" svg:x="3.235cm" svg:y="21.264cm">
          <draw:image xlink:href="Pictures/10000201000002B70000014A391D804BF2EEC8B3.png" xlink:type="simple" xlink:show="embed" xlink:actuate="onLoad">
            <text:p/>
          </draw:image>
        </draw:frame>
        <presentation:notes draw:style-name="dp2">
          <draw:page-thumbnail draw:style-name="gr11" draw:layer="layout" svg:width="7.709cm" svg:height="11.136cm" svg:x="6.64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29" draw:text-style-name="P1" draw:layer="layout" svg:width="12.995cm" svg:height="0.001cm" svg:x="2.887cm" svg:y="5.20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9" draw:text-style-name="P1" draw:layer="layout" svg:width="13.021cm" svg:height="0.016cm" svg:x="2.887cm" svg:y="7.2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30" draw:text-style-name="P1" draw:layer="layout" svg:x1="2.906cm" svg:y1="5.06cm" svg:x2="2.907cm" svg:y2="5.396cm">
          <text:p/>
        </draw:line>
        <draw:line draw:name="Line 4" draw:style-name="gr30" draw:text-style-name="P1" draw:layer="layout" svg:x1="2.887cm" svg:y1="7.085cm" svg:x2="2.888cm" svg:y2="7.42cm">
          <text:p/>
        </draw:line>
        <draw:custom-shape draw:name="CustomShape 5" draw:style-name="gr4" draw:text-style-name="P3" draw:layer="layout" svg:width="3.014cm" svg:height="0.672cm" svg:x="0.903cm" svg:y="3.718cm">
          <text:p text:style-name="P2"><text:span text:style-name="T21">Measurement Receipt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3.014cm" svg:height="0.672cm" svg:x="0.903cm" svg:y="6.039cm">
          <text:p text:style-name="P2"><text:span text:style-name="T21">Measurement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3" draw:layer="layout" svg:width="0.604cm" svg:height="0.672cm" svg:x="15.581cm" svg:y="5.218cm">
          <text:p text:style-name="P8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1" draw:layer="layout" svg:width="0.504cm" svg:height="0.456cm" svg:x="2.306cm" svg:y="4.76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" draw:style-name="gr29" draw:text-style-name="P1" draw:layer="layout" svg:width="0.504cm" svg:height="0.456cm" svg:x="2.307cm" svg:y="6.795cm">
          <text:p/>
          <draw:enhanced-geometry draw:mirror-horizontal="false" draw:mirror-vertical="false" draw:text-areas="0 0 ?f5 ?f6" svg:viewBox="0 0 0 0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0" draw:style-name="gr30" draw:text-style-name="P1" draw:layer="layout" svg:x1="5.567cm" svg:y1="7.063cm" svg:x2="5.568cm" svg:y2="7.438cm">
          <text:p/>
        </draw:line>
        <draw:line draw:name="Line 11" draw:style-name="gr37" draw:text-style-name="P1" draw:layer="layout" svg:x1="6cm" svg:y1="5.213cm" svg:x2="5.568cm" svg:y2="7.063cm">
          <text:p/>
        </draw:line>
        <draw:line draw:name="Line 12" draw:style-name="gr30" draw:text-style-name="P1" draw:layer="layout" svg:x1="9.122cm" svg:y1="7.065cm" svg:x2="9.123cm" svg:y2="7.44cm">
          <text:p/>
        </draw:line>
        <draw:line draw:name="Line 13" draw:style-name="gr37" draw:text-style-name="P1" draw:layer="layout" svg:x1="9.8cm" svg:y1="5.212cm" svg:x2="9.121cm" svg:y2="7.065cm">
          <text:p/>
        </draw:line>
        <draw:line draw:name="Line 14" draw:style-name="gr30" draw:text-style-name="P1" draw:layer="layout" svg:x1="8.525cm" svg:y1="7.064cm" svg:x2="8.526cm" svg:y2="7.44cm">
          <text:p/>
        </draw:line>
        <draw:line draw:name="Line 15" draw:style-name="gr37" draw:text-style-name="P1" draw:layer="layout" svg:x1="8.8cm" svg:y1="5.213cm" svg:x2="8.526cm" svg:y2="7.062cm">
          <text:p/>
        </draw:line>
        <draw:line draw:name="Line 16" draw:style-name="gr30" draw:text-style-name="P1" draw:layer="layout" svg:x1="11.858cm" svg:y1="7.065cm" svg:x2="11.859cm" svg:y2="7.44cm">
          <text:p/>
        </draw:line>
        <draw:line draw:name="Line 17" draw:style-name="gr37" draw:text-style-name="P1" draw:layer="layout" svg:x1="13.2cm" svg:y1="5.218cm" svg:x2="11.857cm" svg:y2="7.065cm">
          <text:p/>
        </draw:line>
        <draw:line draw:name="Line 18" draw:style-name="gr38" draw:text-style-name="P1" draw:layer="layout" svg:x1="5.568cm" svg:y1="5.218cm" svg:x2="5.567cm" svg:y2="7.063cm">
          <text:p/>
        </draw:line>
        <draw:line draw:name="Line 19" draw:style-name="gr38" draw:text-style-name="P1" draw:layer="layout" svg:x1="8.525cm" svg:y1="5.219cm" svg:x2="8.524cm" svg:y2="7.064cm">
          <text:p/>
        </draw:line>
        <draw:line draw:name="Line 20" draw:style-name="gr38" draw:text-style-name="P1" draw:layer="layout" svg:x1="9.122cm" svg:y1="5.217cm" svg:x2="9.121cm" svg:y2="7.062cm">
          <text:p/>
        </draw:line>
        <draw:line draw:name="Line 21" draw:style-name="gr30" draw:text-style-name="P1" draw:layer="layout" svg:x1="3.867cm" svg:y1="7.061cm" svg:x2="3.868cm" svg:y2="7.436cm">
          <text:p/>
        </draw:line>
        <draw:line draw:name="Line 22" draw:style-name="gr37" draw:text-style-name="P1" draw:layer="layout" svg:x1="4.261cm" svg:y1="5.218cm" svg:x2="3.868cm" svg:y2="7.061cm">
          <text:p/>
        </draw:line>
        <draw:line draw:name="Line 23" draw:style-name="gr38" draw:text-style-name="P1" draw:layer="layout" svg:x1="3.868cm" svg:y1="5.216cm" svg:x2="3.867cm" svg:y2="7.061cm">
          <text:p/>
        </draw:line>
        <draw:line draw:name="Line 24" draw:style-name="gr38" draw:text-style-name="P1" draw:layer="layout" svg:x1="11.84cm" svg:y1="5.218cm" svg:x2="11.839cm" svg:y2="7.063cm">
          <text:p/>
        </draw:line>
        <draw:custom-shape draw:name="CustomShape 25" draw:style-name="gr39" draw:text-style-name="P3" draw:layer="layout" svg:width="1.752cm" svg:height="1.016cm" svg:x="3.15cm" svg:y="7.285cm">
          <text:p text:style-name="P4"><text:span text:style-name="T17">t</text:span><text:span text:style-name="T18">k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1.752cm" svg:height="1.016cm" svg:x="4.857cm" svg:y="7.285cm">
          <text:p text:style-name="P4"><text:span text:style-name="T17">t</text:span><text:span text:style-name="T18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" draw:text-style-name="P3" draw:layer="layout" svg:width="1.752cm" svg:height="1.016cm" svg:x="7.658cm" svg:y="7.285cm">
          <text:p text:style-name="P4"><text:span text:style-name="T17">t</text:span><text:span text:style-name="T18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" draw:text-style-name="P3" draw:layer="layout" svg:width="1.752cm" svg:height="1.016cm" svg:x="8.461cm" svg:y="7.285cm">
          <text:p text:style-name="P4"><text:span text:style-name="T17">t</text:span><text:span text:style-name="T18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" draw:text-style-name="P3" draw:layer="layout" svg:width="1.752cm" svg:height="1.016cm" svg:x="11.174cm" svg:y="7.285cm">
          <text:p text:style-name="P4"><text:span text:style-name="T17">t</text:span><text:span text:style-name="T18">k+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3" draw:layer="layout" svg:width="1.752cm" svg:height="1.016cm" svg:x="3.25cm" svg:y="3.885cm">
          <text:p text:style-name="P4"><text:span text:style-name="T23">δ</text:span><text:span text:style-name="T24">k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" draw:text-style-name="P3" draw:layer="layout" svg:width="1.752cm" svg:height="1.016cm" svg:x="5.057cm" svg:y="4.085cm">
          <text:p text:style-name="P4"><text:span text:style-name="T23">δ</text:span><text:span text:style-name="T24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" draw:text-style-name="P3" draw:layer="layout" svg:width="1.752cm" svg:height="1.016cm" svg:x="7.858cm" svg:y="4.085cm">
          <text:p text:style-name="P4"><text:span text:style-name="T23">δ</text:span><text:span text:style-name="T24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0" draw:text-style-name="P9" draw:layer="layout" svg:width="1.752cm" svg:height="1.016cm" svg:x="8.661cm" svg:y="4.085cm">
          <text:p text:style-name="P4"><text:span text:style-name="T23">δ</text:span><text:span text:style-name="T24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1.752cm" svg:height="1.016cm" svg:x="11.574cm" svg:y="4.085cm">
          <text:p text:style-name="P4"><text:span text:style-name="T23">δ</text:span><text:span text:style-name="T24">k+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0.604cm" svg:height="0.672cm" svg:x="15.581cm" svg:y="7.252cm">
          <text:p text:style-name="P8"><text:span text:style-name="T2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" draw:layer="layout" svg:width="15.282cm" svg:height="4.583cm" svg:x="-7.8cm" svg:y="11.817cm">
          <draw:image xlink:href="Pictures/200001B900003BB4000011E9A373F8F3DFB3C52A.wmf" xlink:type="simple" xlink:show="embed" xlink:actuate="onLoad">
            <text:p/>
          </draw:image>
        </draw:frame>
        <draw:line draw:name="Line 3" draw:style-name="gr30" draw:text-style-name="P1" draw:layer="layout" svg:x1="3.867cm" svg:y1="5cm" svg:x2="3.867cm" svg:y2="5.209cm">
          <text:p/>
        </draw:line>
        <draw:line draw:name="Line 3" draw:style-name="gr30" draw:text-style-name="P1" draw:layer="layout" svg:x1="4.267cm" svg:y1="5.001cm" svg:x2="4.267cm" svg:y2="5.21cm">
          <text:p/>
        </draw:line>
        <draw:line draw:style-name="gr41" draw:text-style-name="P10" draw:layer="layout" svg:x1="3.867cm" svg:y1="5.1cm" svg:x2="4.267cm" svg:y2="5.1cm">
          <text:p/>
        </draw:line>
        <draw:line draw:name="Line 3" draw:style-name="gr30" draw:text-style-name="P1" draw:layer="layout" svg:x1="5.567cm" svg:y1="5cm" svg:x2="5.567cm" svg:y2="5.209cm">
          <text:p/>
        </draw:line>
        <draw:line draw:name="Line 3" draw:style-name="gr30" draw:text-style-name="P1" draw:layer="layout" svg:x1="6.003cm" svg:y1="5.001cm" svg:x2="6.003cm" svg:y2="5.21cm">
          <text:p/>
        </draw:line>
        <draw:line draw:style-name="gr41" draw:text-style-name="P10" draw:layer="layout" svg:x1="5.567cm" svg:y1="5.1cm" svg:x2="6cm" svg:y2="5.101cm">
          <text:p/>
        </draw:line>
        <draw:line draw:name="Line 3" draw:style-name="gr30" draw:text-style-name="P1" draw:layer="layout" svg:x1="8.525cm" svg:y1="5cm" svg:x2="8.525cm" svg:y2="5.209cm">
          <text:p/>
        </draw:line>
        <draw:line draw:name="Line 3" draw:style-name="gr30" draw:text-style-name="P1" draw:layer="layout" svg:x1="8.795cm" svg:y1="5.001cm" svg:x2="8.795cm" svg:y2="5.21cm">
          <text:p/>
        </draw:line>
        <draw:line draw:style-name="gr41" draw:text-style-name="P10" draw:layer="layout" svg:x1="8.525cm" svg:y1="5.1cm" svg:x2="8.795cm" svg:y2="5.1cm">
          <text:p/>
        </draw:line>
        <draw:line draw:name="Line 3" draw:style-name="gr30" draw:text-style-name="P11" draw:layer="layout" svg:x1="9.121cm" svg:y1="5cm" svg:x2="9.121cm" svg:y2="5.209cm">
          <text:p/>
        </draw:line>
        <draw:line draw:name="Line 3" draw:style-name="gr30" draw:text-style-name="P11" draw:layer="layout" svg:x1="9.797cm" svg:y1="5.001cm" svg:x2="9.797cm" svg:y2="5.21cm">
          <text:p/>
        </draw:line>
        <draw:line draw:style-name="gr41" draw:text-style-name="P12" draw:layer="layout" svg:x1="9.121cm" svg:y1="5.101cm" svg:x2="9.8cm" svg:y2="5.101cm">
          <text:p/>
        </draw:line>
        <draw:line draw:name="Line 3" draw:style-name="gr30" draw:text-style-name="P11" draw:layer="layout" svg:x1="9.12cm" svg:y1="5cm" svg:x2="9.12cm" svg:y2="5.209cm">
          <text:p/>
        </draw:line>
        <draw:line draw:name="Line 3" draw:style-name="gr30" draw:text-style-name="P11" draw:layer="layout" svg:x1="9.796cm" svg:y1="5.001cm" svg:x2="9.796cm" svg:y2="5.21cm">
          <text:p/>
        </draw:line>
        <draw:line draw:style-name="gr41" draw:text-style-name="P12" draw:layer="layout" svg:x1="9.12cm" svg:y1="5.101cm" svg:x2="9.799cm" svg:y2="5.101cm">
          <text:p/>
        </draw:line>
        <draw:line draw:name="Line 3" draw:style-name="gr30" draw:text-style-name="P11" draw:layer="layout" svg:x1="11.842cm" svg:y1="5cm" svg:x2="11.842cm" svg:y2="5.209cm">
          <text:p/>
        </draw:line>
        <draw:line draw:style-name="gr41" draw:text-style-name="P12" draw:layer="layout" svg:x1="11.842cm" svg:y1="5.101cm" svg:x2="12.521cm" svg:y2="5.101cm">
          <text:p/>
        </draw:line>
        <draw:line draw:name="Line 3" draw:style-name="gr30" draw:text-style-name="P11" draw:layer="layout" svg:x1="11.841cm" svg:y1="5cm" svg:x2="11.841cm" svg:y2="5.209cm">
          <text:p/>
        </draw:line>
        <draw:line draw:name="Line 3" draw:style-name="gr30" draw:text-style-name="P11" draw:layer="layout" svg:x1="13.18cm" svg:y1="5.001cm" svg:x2="13.18cm" svg:y2="5.21cm">
          <text:p/>
        </draw:line>
        <draw:line draw:style-name="gr41" draw:text-style-name="P12" draw:layer="layout" svg:x1="11.841cm" svg:y1="5.101cm" svg:x2="13.18cm" svg:y2="5.101cm">
          <text:p/>
        </draw:line>
        <presentation:notes draw:style-name="dp2">
          <draw:page-thumbnail draw:style-name="gr11" draw:layer="layout" svg:width="7.709cm" svg:height="11.136cm" svg:x="6.64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42" draw:text-style-name="P13" draw:layer="layout" svg:width="15.282cm" svg:height="4.583cm" svg:x="1.718cm" svg:y="4.4cm">
          <draw:image xlink:href="Pictures/2000024000003BB3000011E8EF62C135FD34929C.svm" xlink:type="simple" xlink:show="embed" xlink:actuate="onLoad">
            <text:p/>
          </draw:image>
        </draw:frame>
        <presentation:notes draw:style-name="dp2">
          <draw:page-thumbnail draw:style-name="gr11" draw:layer="layout" svg:width="7.709cm" svg:height="11.136cm" svg:x="6.64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Microsoft YaHei1" svg:font-family="'Microsoft YaHei'"/>
    <style:font-face style:name="Times New Roman1" svg:font-family="'Times New Roman'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  <draw:stroke-dash draw:name="Dashed_20__28_var_29__20_4" draw:display-name="Dashed (var) 4" draw:style="rect" draw:dots2="1" draw:dots2-length="0.315cm" draw:distance="0.21cm"/>
    <draw:stroke-dash draw:name="Dashed_20__28_var_29__20_5" draw:display-name="Dashed (var) 5" draw:style="rect" draw:dots1="2" draw:dots1-length="0.035cm" draw:dots2="1" draw:dots2-length="0.7cm" draw:distance="0.21cm"/>
    <draw:stroke-dash draw:name="Dashed_20__28_var_29__20_6" draw:display-name="Dashed (var) 6" draw:style="rect" draw:dots1="1" draw:dots1-length="0.035cm" draw:distance="0.035cm"/>
    <draw:stroke-dash draw:name="Dashed_20__28_var_29__20_7" draw:display-name="Dashed (var) 7" draw:style="round" draw:dots1="2" draw:dots1-length="35%" draw:dots2="1" draw:dots2-length="1015%" draw:distance="31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page-layout style:name="PM2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4.595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17.143cm" svg:height="4.593cm" svg:x="0.952cm" svg:y="1.09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17.143cm" svg:height="15.957cm" svg:x="0.952cm" svg:y="6.43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2" draw:style-name="Mdp1">
      <draw:frame presentation:style-name="Blank_20_Slide-title" draw:layer="backgroundobjects" svg:width="17.144cm" svg:height="4.594cm" svg:x="0.952cm" svg:y="1.097cm" presentation:class="title" presentation:placeholder="true">
        <draw:text-box/>
      </draw:frame>
      <draw:frame presentation:style-name="Blank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7.709cm" svg:height="11.136cm" svg:x="6.64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3:27:06</meta:creation-date>
    <meta:initial-creator>Taiguara</meta:initial-creator>
    <dc:language>pt-BR</dc:language>
    <dc:date>2018-08-03T12:29:10.036103127</dc:date>
    <meta:editing-cycles>54</meta:editing-cycles>
    <dc:title>Apresentação do PowerPoint</dc:title>
    <meta:editing-duration>P1DT10H21M30S</meta:editing-duration>
    <meta:generator>LibreOffice/5.1.6.2$Linux_X86_64 LibreOffice_project/10m0$Build-2</meta:generator>
    <meta:document-statistic meta:object-count="921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Office Theme" xlink:href=""/>
  </office:meta>
</office:document-meta>
</file>